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200004D70000164D00001D182F1DDF4B.wmf" manifest:media-type=""/>
  <manifest:file-entry manifest:full-path="Pictures/2000005800000F92000014045B329967.wmf" manifest:media-type=""/>
  <manifest:file-entry manifest:full-path="Pictures/2000004D00000CC8000013B7A1DDBABF.wmf" manifest:media-type=""/>
  <manifest:file-entry manifest:full-path="Pictures/200000270000170E00001267AFF46942.wmf" manifest:media-type=""/>
  <manifest:file-entry manifest:full-path="Pictures/200000850000120A000013D0B90172D3.wmf" manifest:media-type=""/>
  <manifest:file-entry manifest:full-path="Pictures/2000006F00000D9A000013D0B9D7B347.wmf" manifest:media-type=""/>
  <manifest:file-entry manifest:full-path="Pictures/2000001F000014D9000014D9B5A4CEE3.wmf" manifest:media-type=""/>
  <manifest:file-entry manifest:full-path="Pictures/200000300000188900000E2E3CDF572B.wmf" manifest:media-type=""/>
  <manifest:file-entry manifest:full-path="Pictures/image12.png" manifest:media-type="image/png"/>
  <manifest:file-entry manifest:full-path="Pictures/TablePreview1.svm" manifest:media-type=""/>
  <manifest:file-entry manifest:full-path="Pictures/image11.png" manifest:media-type="image/png"/>
  <manifest:file-entry manifest:full-path="Pictures/image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octet-stream"/>
  <manifest:file-entry manifest:full-path="meta.xml" manifest:media-type="text/xml"/>
  <manifest:file-entry manifest:full-path="content.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4" svg:font-family="'Liberation Sans'" style:font-pitch="variable" style:font-charset="x-symbol"/>
    <style:font-face style:name="Wingdings" svg:font-family="Wingdings" style:font-pitch="variable" style:font-charset="x-symbol"/>
    <style:font-face style:name="Liberation Sans3" svg:font-family="'Liberation Sans'" style:font-family-generic="roman" style:font-pitch="variable" style:font-charset="x-symbol"/>
    <style:font-face style:name="Arial1" svg:font-family="Arial"/>
    <style:font-face style:name="Calibri1" svg:font-family="Calibri"/>
    <style:font-face style:name="Century Gothic1" svg:font-family="'Century Gothic'"/>
    <style:font-face style:name="Arial" svg:font-family="Arial" style:font-pitch="variable"/>
    <style:font-face style:name="Calibri" svg:font-family="Calibri" style:font-pitch="variable"/>
    <style:font-face style:name="Century Gothic" svg:font-family="'Century Gothic'" style:font-pitch="variable"/>
    <style:font-face style:name="Liberation Sans1" svg:font-family="'Liberation Sans'" style:font-pitch="variable"/>
    <style:font-face style:name="Wingdings1"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entury Gothic2" svg:font-family="'Century Gothic'"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Wingdings2" svg:font-family="Wingding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visible-area-left="0cm" draw:visible-area-top="0cm" draw:visible-area-width="5cm" draw:visible-area-height="5cm" draw:ole-draw-aspect="1"/>
    </style:style>
    <style:style style:name="gr3" style:family="graphic" style:parent-style-name="standard">
      <style:graphic-properties draw:stroke="none" draw:fill="none" draw:textarea-horizontal-align="center" draw:textarea-vertical-align="top" draw:auto-grow-height="true" draw:auto-grow-width="false" fo:min-height="1.36cm" fo:padding-top="0.127cm" fo:padding-bottom="0.127cm" fo:padding-left="0.254cm" fo:padding-right="0.254cm" fo:wrap-option="wrap"/>
    </style:style>
    <style:style style:name="gr4" style:family="graphic" style:parent-style-name="standard">
      <style:graphic-properties draw:stroke="none" draw:fill="none" draw:textarea-horizontal-align="center" draw:textarea-vertical-align="top" draw:auto-grow-height="true" draw:auto-grow-width="true" fo:min-height="0cm" fo:min-width="0cm" fo:padding-top="0.127cm" fo:padding-bottom="0.127cm" fo:padding-left="0.254cm" fo:padding-right="0.254cm" fo:wrap-option="no-wrap"/>
    </style:style>
    <style:style style:name="gr5" style:family="graphic" style:parent-style-name="Graphics">
      <style:graphic-properties draw:stroke="none" draw:fill="none" fo:clip="rect(0cm, 0cm, 0cm, 0cm)" style:mirror="none"/>
    </style:style>
    <style:style style:name="gr6" style:family="graphic" style:parent-style-name="standard">
      <style:graphic-properties draw:stroke="none" draw:fill="none" draw:textarea-horizontal-align="center" draw:textarea-vertical-align="top" draw:auto-grow-height="true" draw:auto-grow-width="false" fo:min-height="1.528cm" fo:padding-top="0.127cm" fo:padding-bottom="0.127cm" fo:padding-left="0.254cm" fo:padding-right="0.254cm" fo:wrap-option="wrap"/>
    </style:style>
    <style:style style:name="gr7"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pr1" style:family="presentation" style:parent-style-name="Master1-Layout1-title-Title-Slid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pr2" style:family="presentation" style:parent-style-name="Master1-Layout1-title-Title-Slide-outline1">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pr3" style:family="presentation" style:parent-style-name="Master1-Layout1-title-Title-Slide-notes">
      <style:graphic-properties draw:fill-color="#ffffff" fo:min-height="12.572cm"/>
    </style:style>
    <style:style style:name="pr4" style:family="presentation" style:parent-style-name="Master2-Layout2-obj-Title-and-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pr5" style:family="presentation" style:parent-style-name="Master2-Layout2-obj-Title-and-Content-notes">
      <style:graphic-properties draw:fill-color="#ffffff" fo:min-height="11.43cm"/>
    </style:style>
    <style:style style:name="pr6" style:family="presentation" style:parent-style-name="Master2-Layout2-obj-Title-and-Content-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7" style:family="presentation" style:parent-style-name="Master2-Layout1-title-Title-Slid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pr8" style:family="presentation" style:parent-style-name="Master2-Layout1-title-Title-Slide-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pr9" style:family="presentation" style:parent-style-name="Master2-Layout1-title-Title-Slide-notes">
      <style:graphic-properties draw:fill-color="#ffffff" fo:min-height="11.43cm"/>
    </style:style>
    <style:style style:name="pr10" style:family="presentation" style:parent-style-name="Master2-Layout12-tbl-Title-and-Tabl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pr11" style:family="presentation" style:parent-style-name="Master2-Layout12-tbl-Title-and-Table-notes">
      <style:graphic-properties draw:fill-color="#ffffff" fo:min-height="11.43cm"/>
    </style:style>
    <style:style style:name="pr12" style:family="presentation" style:parent-style-name="Master2-Layout7-blank-Blank-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pr13" style:family="presentation" style:parent-style-name="Master2-Layout7-blank-Blank-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14" style:family="presentation" style:parent-style-name="Master2-Layout7-blank-Blank-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co1" style:family="table-column">
      <style:table-column-properties style:column-width="12.065cm" style:use-optimal-column-width="false"/>
    </style:style>
    <style:style style:name="ro1" style:family="table-row">
      <style:table-row-properties style:row-height="2.117cm"/>
    </style:style>
    <style:style style:name="ro2" style:family="table-row">
      <style:table-row-properties style:row-height="1.949cm"/>
    </style:style>
    <style:style style:name="ro3" style:family="table-row">
      <style:table-row-properties style:row-height="1.958cm"/>
    </style:style>
    <style:style style:name="ro4" style:family="table-row">
      <style:table-row-properties style:row-height="1.954cm"/>
    </style:style>
    <style:style style:name="ce1" style:family="table-cell">
      <loext:graphic-properties style:repeat="repeat"/>
      <style:paragraph-properties style:writing-mode="lr-tb"/>
    </style:style>
    <style:style style:name="P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247cm" fo:margin-bottom="0cm" fo:line-height="100%" fo:text-align="center" fo:text-indent="0cm" style:punctuation-wrap="hanging" style:writing-mode="lr-tb">
        <style:tab-stops/>
      </style:paragraph-properties>
    </style:style>
    <style:style style:name="P4" style:family="paragraph">
      <loext:graphic-properties draw:fill-color="#ffffff"/>
    </style:style>
    <style:style style:name="P5" style:family="paragraph">
      <loext:graphic-properties draw:fill="none"/>
    </style:style>
    <style:style style:name="P6" style:family="paragraph">
      <style:paragraph-properties fo:margin-left="0cm" fo:margin-right="0cm" fo:margin-top="0.141cm" fo:margin-bottom="0cm" fo:line-height="100%" fo:text-align="center" fo:text-indent="0cm" style:punctuation-wrap="hanging" style:writing-mode="lr-tb">
        <style:tab-stops/>
      </style:paragraph-properties>
    </style:style>
    <style:style style:name="P7" style:family="paragraph">
      <style:paragraph-properties fo:margin-left="0.953cm" fo:margin-right="0cm" fo:margin-top="0.494cm" fo:margin-bottom="0cm" fo:line-height="100%" fo:text-align="start" fo:text-indent="-0.953cm" style:punctuation-wrap="hanging" style:writing-mode="lr-tb">
        <style:tab-stops/>
      </style:paragraph-properties>
    </style:style>
    <style:style style:name="P8" style:family="paragraph">
      <style:paragraph-properties fo:margin-left="1.27cm" fo:margin-right="0cm" fo:margin-top="0.106cm" fo:margin-bottom="0cm" fo:line-height="90%" fo:text-align="center" fo:text-indent="0cm" style:punctuation-wrap="hanging" style:writing-mode="lr-tb">
        <style:tab-stops/>
      </style:paragraph-properties>
    </style:style>
    <style:style style:name="P9" style:family="paragraph">
      <style:paragraph-properties fo:margin-left="0.953cm" fo:margin-right="0cm" fo:margin-top="0.212cm" fo:margin-bottom="0cm" fo:line-height="100%" fo:text-align="start" fo:text-indent="-0.953cm" style:punctuation-wrap="hanging" style:writing-mode="lr-tb">
        <style:tab-stops/>
      </style:paragraph-properties>
    </style:style>
    <style:style style:name="P10" style:family="paragraph">
      <style:paragraph-properties fo:margin-left="2.064cm" fo:margin-right="0cm" fo:margin-top="0.212cm" fo:margin-bottom="0cm" fo:line-height="100%" fo:text-align="start" fo:text-indent="-0.794cm" style:punctuation-wrap="hanging" style:writing-mode="lr-tb">
        <style:tab-stops/>
      </style:paragraph-properties>
    </style:style>
    <style:style style:name="P11" style:family="paragraph">
      <style:paragraph-properties fo:margin-left="2.064cm" fo:margin-right="0cm" fo:margin-top="0.247cm" fo:margin-bottom="0cm" fo:line-height="100%" fo:text-align="start" fo:text-indent="-0.794cm" style:punctuation-wrap="hanging" style:writing-mode="lr-tb">
        <style:tab-stops/>
      </style:paragraph-properties>
    </style:style>
    <style:style style:name="P12" style:family="paragraph">
      <style:paragraph-properties fo:margin-left="0.953cm" fo:margin-right="0cm" fo:margin-top="0.564cm" fo:margin-bottom="0cm" fo:line-height="100%" fo:text-align="start" fo:text-indent="-0.953cm" style:punctuation-wrap="hanging" style:writing-mode="lr-tb">
        <style:tab-stops/>
      </style:paragraph-properties>
    </style:style>
    <style:style style:name="P13" style:family="paragraph">
      <style:paragraph-properties fo:margin-left="0.953cm" fo:margin-right="0cm" fo:margin-top="0.247cm" fo:margin-bottom="0cm" fo:line-height="100%" fo:text-align="start" fo:text-indent="-0.953cm" style:punctuation-wrap="hanging" style:writing-mode="lr-tb">
        <style:tab-stops/>
      </style:paragraph-properties>
    </style:style>
    <style:style style:name="P14" style:family="paragraph">
      <style:paragraph-properties fo:margin-left="0.953cm" fo:margin-right="0cm" fo:margin-top="0.247cm" fo:margin-bottom="0cm" fo:line-height="100%" fo:text-align="center" fo:text-indent="-0.953cm" style:punctuation-wrap="hanging" style:writing-mode="lr-tb">
        <style:tab-stops/>
      </style:paragraph-properties>
    </style:style>
    <style:style style:name="P15" style:family="paragraph">
      <style:paragraph-properties fo:margin-left="1.482cm" fo:margin-right="0cm" fo:margin-top="0.247cm" fo:margin-bottom="0cm" fo:line-height="100%" fo:text-align="start" fo:text-indent="-1.482cm" style:punctuation-wrap="hanging" style:writing-mode="lr-tb">
        <style:tab-stops/>
      </style:paragraph-properties>
    </style:style>
    <style:style style:name="P16" style:family="paragraph">
      <style:paragraph-properties fo:margin-left="1.482cm" fo:margin-right="0cm" fo:margin-top="0.6cm" fo:margin-bottom="0cm" fo:line-height="100%" fo:text-align="start" fo:text-indent="-1.482cm" style:punctuation-wrap="hanging" style:writing-mode="lr-tb">
        <style:tab-stops/>
      </style:paragraph-properties>
    </style:style>
    <style:style style:name="P17" style:family="paragraph">
      <style:paragraph-properties fo:margin-left="2.064cm" fo:margin-right="0cm" fo:margin-top="0.176cm" fo:margin-bottom="0cm" fo:line-height="100%" fo:text-align="start" fo:text-indent="-0.794cm" style:punctuation-wrap="hanging" style:writing-mode="lr-tb">
        <style:tab-stops/>
      </style:paragraph-properties>
    </style:style>
    <style:style style:name="P18" style:family="paragraph">
      <style:paragraph-properties fo:margin-left="3.175cm" fo:margin-right="0cm" fo:margin-top="0.176cm" fo:margin-bottom="0cm" fo:line-height="100%" fo:text-align="start" fo:text-indent="-0.635cm" style:punctuation-wrap="hanging" style:writing-mode="lr-tb">
        <style:tab-stops/>
      </style:paragraph-properties>
    </style:style>
    <style:style style:name="P1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20" style:family="paragraph">
      <style:paragraph-properties fo:margin-left="0.953cm" fo:margin-right="0cm" fo:margin-top="0.459cm" fo:margin-bottom="0cm" fo:line-height="100%" fo:text-align="start" fo:text-indent="-0.953cm" style:punctuation-wrap="hanging" style:writing-mode="lr-tb">
        <style:tab-stops/>
      </style:paragraph-properties>
    </style:style>
    <style:style style:name="P21" style:family="paragraph">
      <style:paragraph-properties fo:margin-left="2.064cm" fo:margin-right="0cm" fo:margin-top="0.388cm" fo:margin-bottom="0cm" fo:line-height="100%" fo:text-align="start" fo:text-indent="-0.794cm" style:punctuation-wrap="hanging" style:writing-mode="lr-tb">
        <style:tab-stops/>
      </style:paragraph-properties>
    </style:style>
    <style:style style:name="P22" style:family="paragraph">
      <style:paragraph-properties fo:margin-left="3.175cm" fo:margin-right="0cm" fo:margin-top="0.212cm" fo:margin-bottom="0cm" fo:line-height="100%" fo:text-align="start" fo:text-indent="-0.635cm" style:punctuation-wrap="hanging" style:writing-mode="lr-tb">
        <style:tab-stops/>
      </style:paragraph-properties>
    </style:style>
    <style:style style:name="P23" style:family="paragraph">
      <style:paragraph-properties fo:margin-left="0.953cm" fo:margin-right="0cm" fo:margin-top="0.6cm" fo:margin-bottom="0cm" fo:line-height="100%" fo:text-align="start" fo:text-indent="-0.953cm" style:punctuation-wrap="hanging" style:writing-mode="lr-tb">
        <style:tab-stops/>
      </style:paragraph-properties>
    </style:style>
    <style:style style:name="P24" style:family="paragraph">
      <style:paragraph-properties fo:margin-left="0.953cm" fo:margin-right="0cm" fo:margin-top="0.212cm" fo:margin-bottom="0cm" fo:line-height="90%" fo:text-align="start" fo:text-indent="-0.953cm" style:punctuation-wrap="hanging" style:writing-mode="lr-tb">
        <style:tab-stops/>
      </style:paragraph-properties>
    </style:style>
    <style:style style:name="P25" style:family="paragraph">
      <style:paragraph-properties fo:margin-left="0.953cm" fo:margin-right="0cm" fo:margin-top="0.564cm" fo:margin-bottom="0cm" fo:line-height="90%" fo:text-align="start" fo:text-indent="-0.953cm" style:punctuation-wrap="hanging" style:writing-mode="lr-tb">
        <style:tab-stops/>
      </style:paragraph-properties>
    </style:style>
    <style:style style:name="P26" style:family="paragraph">
      <style:paragraph-properties fo:margin-left="2.064cm" fo:margin-right="0cm" fo:margin-top="0.212cm" fo:margin-bottom="0cm" fo:line-height="90%" fo:text-align="start" fo:text-indent="-0.794cm" style:punctuation-wrap="hanging" style:writing-mode="lr-tb">
        <style:tab-stops/>
      </style:paragraph-properties>
    </style:style>
    <style:style style:name="P27"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P28" style:family="paragraph">
      <style:paragraph-properties fo:margin-left="0.953cm" fo:margin-right="0cm" fo:margin-top="0.176cm" fo:margin-bottom="0cm" fo:line-height="100%" fo:text-align="start" fo:text-indent="-0.953cm" style:punctuation-wrap="hanging" style:writing-mode="lr-tb">
        <style:tab-stops/>
      </style:paragraph-properties>
    </style:style>
    <style:style style:name="P29" style:family="paragraph">
      <style:paragraph-properties fo:margin-left="0.953cm" fo:margin-right="0cm" fo:margin-top="0.176cm" fo:margin-bottom="0cm" fo:line-height="90%" fo:text-align="start" fo:text-indent="-0.953cm" style:punctuation-wrap="hanging" style:writing-mode="lr-tb">
        <style:tab-stops/>
      </style:paragraph-properties>
    </style:style>
    <style:style style:name="P30" style:family="paragraph">
      <style:paragraph-properties fo:margin-left="0cm" fo:margin-right="0cm" fo:margin-top="0.388cm" fo:margin-bottom="0cm" fo:line-height="100%" fo:text-align="center" fo:text-indent="0cm" style:punctuation-wrap="hanging" style:writing-mode="lr-tb">
        <style:tab-stops/>
      </style:paragraph-properties>
    </style:style>
    <style:style style:name="P31" style:family="paragraph">
      <style:paragraph-properties fo:margin-left="0cm" fo:margin-right="0cm" fo:margin-top="0.212cm" fo:margin-bottom="0cm" fo:line-height="100%" fo:text-align="start" fo:text-indent="0cm" style:punctuation-wrap="hanging" style:writing-mode="lr-tb">
        <style:tab-stops/>
      </style:paragraph-properties>
    </style:style>
    <style:style style:name="P32" style:family="paragraph">
      <style:paragraph-properties fo:margin-left="0cm" fo:margin-right="0cm" fo:margin-top="0.776cm" fo:margin-bottom="0cm" fo:line-height="100%" fo:text-align="center" fo:text-indent="0cm" style:punctuation-wrap="hanging" style:writing-mode="lr-tb">
        <style:tab-stops/>
      </style:paragraph-properties>
    </style:style>
    <style:style style:name="P33" style:family="paragraph">
      <style:paragraph-properties fo:margin-left="0.953cm" fo:margin-right="0cm" fo:margin-top="0.318cm" fo:margin-bottom="0cm" fo:line-height="100%" fo:text-align="center" fo:text-indent="-0.953cm" style:punctuation-wrap="hanging" style:writing-mode="lr-tb">
        <style:tab-stops/>
      </style:paragraph-properties>
    </style:style>
    <style:style style:name="P34" style:family="paragraph">
      <style:paragraph-properties fo:margin-left="0.953cm" fo:margin-right="0cm" fo:margin-top="0.212cm" fo:margin-bottom="0cm" fo:line-height="100%" fo:text-align="center" fo:text-indent="-0.953cm" style:punctuation-wrap="hanging" style:writing-mode="lr-tb">
        <style:tab-stops/>
      </style:paragraph-properties>
    </style:style>
    <style:style style:name="P35" style:family="paragraph">
      <style:paragraph-properties fo:margin-left="0.953cm" fo:margin-right="0cm" fo:margin-top="0.247cm" fo:margin-bottom="0cm" fo:line-height="90%" fo:text-align="start" fo:text-indent="-0.953cm" style:punctuation-wrap="hanging" style:writing-mode="lr-tb">
        <style:tab-stops/>
      </style:paragraph-properties>
    </style:style>
    <style:style style:name="P36" style:family="paragraph">
      <style:paragraph-properties fo:margin-left="2.064cm" fo:margin-right="0cm" fo:margin-top="0.247cm" fo:margin-bottom="0cm" fo:line-height="90%" fo:text-align="start" fo:text-indent="-0.794cm" style:punctuation-wrap="hanging" style:writing-mode="lr-tb">
        <style:tab-stops/>
      </style:paragraph-properties>
    </style:style>
    <style:style style:name="P37" style:family="paragraph">
      <style:paragraph-properties fo:margin-left="0cm" fo:margin-right="0cm" fo:margin-top="0.106cm" fo:margin-bottom="0cm" fo:line-height="100%" fo:text-align="end" fo:text-indent="0cm" style:punctuation-wrap="hanging" style:writing-mode="lr-tb">
        <style:tab-stops/>
      </style:paragraph-properties>
    </style:style>
    <style:style style:name="P38" style:family="paragraph">
      <loext:graphic-properties draw:fill="none" draw:fill-color="#ffffff"/>
      <style:paragraph-properties style:writing-mode="lr-tb" style:font-independent-line-spacing="true"/>
    </style:style>
    <style:style style:name="T1" style:family="text">
      <style:text-properties fo:font-variant="normal" fo:text-transform="none" fo:color="#004c8a" style:text-line-through-style="none" style:text-line-through-type="none" style:text-position="0% 100%" style:font-name="Century Gothic1" fo:font-size="44pt" fo:letter-spacing="normal" fo:language="en" fo:country="US" fo:font-style="normal" style:text-underline-style="none" fo:font-weight="bold" style:text-underline-mode="continuous" style:text-overline-mode="continuous" style:text-line-through-mode="continuous" style:letter-kerning="false" style:font-size-asian="44pt" style:font-style-asian="normal" style:font-weight-asian="bold" style:font-size-complex="44pt" style:font-style-complex="normal" style:font-weight-complex="bold"/>
    </style:style>
    <style:style style:name="T2" style:family="text">
      <style:text-properties fo:font-variant="normal" fo:text-transform="none" fo:color="#8cc63f" style:text-line-through-style="none" style:text-line-through-type="none" style:text-position="0% 100%" style:font-name="Century Gothic1" fo:font-size="28pt" fo:letter-spacing="normal" fo:language="en" fo:country="US" fo:font-style="normal" style:text-underline-style="none" fo:font-weight="bold" style:text-underline-mode="continuous" style:text-overline-mode="continuous" style:text-line-through-mode="continuous" style:letter-kerning="false" style:font-size-asian="28pt" style:font-style-asian="normal" style:font-weight-asian="bold" style:font-size-complex="28pt" style:font-style-complex="normal" style:font-weight-complex="bold"/>
    </style:style>
    <style:style style:name="T3" style:family="text">
      <style:text-properties fo:font-variant="normal" fo:text-transform="none" fo:color="#ffffff" style:text-line-through-style="none" style:text-line-through-type="none" style:text-position="0% 100%" style:font-name="Century Gothic1" fo:font-size="44pt" fo:letter-spacing="normal" fo:language="en" fo:country="US" fo:font-style="normal" style:text-underline-style="none" fo:font-weight="bold" style:text-underline-mode="continuous" style:text-overline-mode="continuous" style:text-line-through-mode="continuous" style:letter-kerning="false" style:font-size-asian="44pt" style:font-style-asian="normal" style:font-weight-asian="bold" style:font-size-complex="4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2" fo:font-size="16pt" fo:letter-spacing="normal" fo:language="en" fo:country="US"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T5" style:family="text">
      <style:text-properties fo:font-variant="normal" fo:text-transform="none" fo:color="#004c8a" style:text-line-through-style="none" style:text-line-through-type="none" style:text-position="0% 100%" style:font-name="Century Gothic1" fo:font-size="24pt" fo:letter-spacing="normal" fo:language="en" fo:country="US" fo:font-style="normal" style:text-underline-style="none" fo:font-weight="normal" style:text-underline-mode="continuous" style:text-overline-mode="continuous" style:text-line-through-mode="continuous" style:letter-kerning="false" style:font-size-asian="24pt" style:font-style-asian="normal" style:font-weight-asian="normal" style:font-size-complex="24pt" style:font-style-complex="normal" style:font-weight-complex="normal"/>
    </style:style>
    <style:style style:name="T6" style:family="text">
      <style:text-properties fo:font-variant="normal" fo:text-transform="none" fo:color="#004c8a" style:text-line-through-style="none" style:text-line-through-type="none" style:text-position="0% 100%" style:font-name="Century Gothic1" fo:font-size="24pt" fo:letter-spacing="normal" fo:language="en" fo:country="US" fo:font-style="normal" style:text-underline-style="none" fo:font-weight="bold" style:text-underline-mode="continuous" style:text-overline-mode="continuous" style:text-line-through-mode="continuous" style:letter-kerning="false" style:font-size-asian="24pt" style:font-style-asian="normal" style:font-weight-asian="bold" style:font-size-complex="24pt" style:font-style-complex="normal" style:font-weight-complex="bold"/>
    </style:style>
    <style:style style:name="T7" style:family="text">
      <style:text-properties fo:font-variant="normal" fo:text-transform="none" fo:color="#000000" style:text-line-through-style="none" style:text-line-through-type="none" style:text-position="0% 100%" style:font-name="Century Gothic2" fo:font-size="14pt" fo:letter-spacing="normal" fo:language="en" fo:country="US" fo:font-style="normal" style:text-underline-style="none" fo:font-weight="bold" style:text-underline-mode="continuous" style:text-overline-mode="continuous" style:text-line-through-mode="continuous" style:letter-kerning="true" style:font-size-asian="14pt" style:font-style-asian="normal" style:font-weight-asian="bold" style:font-size-complex="14pt" style:font-style-complex="normal" style:font-weight-complex="bold"/>
    </style:style>
    <style:style style:name="T8" style:family="text">
      <style:text-properties fo:font-variant="normal" fo:text-transform="none" fo:color="#004c8a" style:text-line-through-style="none" style:text-line-through-type="none" style:text-position="0% 100%" style:font-name="Century Gothic1" fo:font-size="26pt" fo:letter-spacing="normal" fo:language="en" fo:country="US" fo:font-style="normal" style:text-underline-style="none" fo:font-weight="normal" style:text-underline-mode="continuous" style:text-overline-mode="continuous" style:text-line-through-mode="continuous" style:letter-kerning="false" style:font-size-asian="26pt" style:font-style-asian="normal" style:font-weight-asian="normal" style:font-size-complex="2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2" fo:font-size="24pt" fo:letter-spacing="normal" fo:language="en" fo:country="US" fo:font-style="normal" style:text-underline-style="none" fo:font-weight="normal" style:text-underline-mode="continuous" style:text-overline-mode="continuous" style:text-line-through-mode="continuous" style:letter-kerning="false" style:font-size-asian="24pt" style:font-style-asian="normal" style:font-weight-asian="normal"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2" fo:font-size="28pt" fo:letter-spacing="normal" fo:language="en" fo:country="US" fo:font-style="normal" style:text-underline-style="none" fo:font-weight="bold" style:text-underline-mode="continuous" style:text-overline-mode="continuous" style:text-line-through-mode="continuous" style:letter-kerning="false" style:font-size-asian="28pt" style:font-style-asian="normal" style:font-weight-asian="bold" style:font-size-complex="28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2" fo:font-size="20pt" fo:letter-spacing="normal" fo:language="en" fo:country="US" fo:font-style="italic" style:text-underline-style="none" fo:font-weight="normal" style:text-underline-mode="continuous" style:text-overline-mode="continuous" style:text-line-through-mode="continuous" style:letter-kerning="false" style:font-size-asian="20pt" style:font-style-asian="italic" style:font-weight-asian="normal" style:font-size-complex="20pt" style:font-style-complex="italic" style:font-weight-complex="normal"/>
    </style:style>
    <style:style style:name="T12" style:family="text">
      <style:text-properties fo:font-variant="normal" fo:text-transform="none" fo:color="#004c8a" style:text-line-through-style="none" style:text-line-through-type="none" style:text-position="0% 100%" style:font-name="Century Gothic1" fo:font-size="28pt" fo:letter-spacing="normal" fo:language="en" fo:country="US" fo:font-style="normal" style:text-underline-style="none" fo:font-weight="normal" style:text-underline-mode="continuous" style:text-overline-mode="continuous" style:text-line-through-mode="continuous" style:letter-kerning="false" style:font-size-asian="28pt" style:font-style-asian="normal" style:font-weight-asian="normal" style:font-size-complex="28pt" style:font-style-complex="normal" style:font-weight-complex="normal"/>
    </style:style>
    <style:style style:name="T13" style:family="text">
      <style:text-properties fo:font-variant="normal" fo:text-transform="none" fo:color="#0066ff" style:text-line-through-style="none" style:text-line-through-type="none" style:text-position="0% 100%" style:font-name="Century Gothic1" fo:font-size="28pt" fo:letter-spacing="normal" fo:language="en" fo:country="US" fo:font-style="normal" style:text-underline-style="none" fo:font-weight="bold" style:text-underline-mode="continuous" style:text-overline-mode="continuous" style:text-line-through-mode="continuous" style:letter-kerning="false" style:font-size-asian="28pt" style:font-style-asian="normal" style:font-weight-asian="bold" style:font-size-complex="28pt" style:font-style-complex="normal" style:font-weight-complex="bold"/>
    </style:style>
    <style:style style:name="T14" style:family="text">
      <style:text-properties fo:font-variant="normal" fo:text-transform="none" fo:color="#0066ff" style:text-line-through-style="none" style:text-line-through-type="none" style:text-position="0% 100%" style:font-name="Arial2" fo:font-size="28pt" fo:letter-spacing="normal" fo:language="en" fo:country="US" fo:font-style="normal" style:text-underline-style="none" fo:font-weight="bold" style:text-underline-mode="continuous" style:text-overline-mode="continuous" style:text-line-through-mode="continuous" style:letter-kerning="false" style:font-size-asian="28pt" style:font-style-asian="normal" style:font-weight-asian="bold" style:font-size-complex="28pt" style:font-style-complex="normal" style:font-weight-complex="bold"/>
    </style:style>
    <style:style style:name="T15" style:family="text">
      <style:text-properties fo:font-variant="normal" fo:text-transform="none" fo:color="#004c8a" style:text-line-through-style="none" style:text-line-through-type="none" style:text-position="0% 100%" style:font-name="Century Gothic1" fo:font-size="28pt" fo:letter-spacing="normal" fo:language="en" fo:country="US" fo:font-style="normal" style:text-underline-style="solid" style:text-underline-width="auto" style:text-underline-color="font-color" fo:font-weight="normal" style:text-underline-mode="continuous" style:text-overline-mode="continuous" style:text-line-through-mode="continuous" style:letter-kerning="false" style:font-size-asian="28pt" style:font-style-asian="normal" style:font-weight-asian="normal" style:font-size-complex="28pt" style:font-style-complex="normal" style:font-weight-complex="normal"/>
    </style:style>
    <style:style style:name="T16" style:family="text">
      <style:text-properties fo:font-variant="normal" fo:text-transform="none" fo:color="#004c8a" style:text-line-through-style="none" style:text-line-through-type="none" style:text-position="0% 100%" style:font-name="Century Gothic1" fo:font-size="28pt" fo:letter-spacing="normal" fo:language="en" fo:country="US" fo:font-style="normal" style:text-underline-style="none" fo:font-weight="bold" style:text-underline-mode="continuous" style:text-overline-mode="continuous" style:text-line-through-mode="continuous" style:letter-kerning="false" style:font-size-asian="28pt" style:font-style-asian="normal" style:font-weight-asian="bold" style:font-size-complex="28pt" style:font-style-complex="normal" style:font-weight-complex="bold"/>
    </style:style>
    <style:style style:name="T17" style:family="text">
      <style:text-properties fo:font-variant="normal" fo:text-transform="none" fo:color="#004c8a" style:text-line-through-style="none" style:text-line-through-type="none" style:text-position="0% 100%" style:font-name="Century Gothic1" fo:font-size="24pt" fo:letter-spacing="normal" fo:language="en" fo:country="US" fo:font-style="italic" style:text-underline-style="none" fo:font-weight="bold" style:text-underline-mode="continuous" style:text-overline-mode="continuous" style:text-line-through-mode="continuous" style:letter-kerning="false" style:font-size-asian="24pt" style:font-style-asian="italic" style:font-weight-asian="bold" style:font-size-complex="24pt" style:font-style-complex="italic" style:font-weight-complex="bold"/>
    </style:style>
    <style:style style:name="T18" style:family="text">
      <style:text-properties fo:font-variant="normal" fo:text-transform="none" fo:color="#92d050" style:text-line-through-style="none" style:text-line-through-type="none" style:text-position="0% 100%" style:font-name="Century Gothic1" fo:font-size="44pt" fo:letter-spacing="normal" fo:language="en" fo:country="US" fo:font-style="normal" style:text-underline-style="none" fo:font-weight="bold" style:text-underline-mode="continuous" style:text-overline-mode="continuous" style:text-line-through-mode="continuous" style:letter-kerning="false" style:font-size-asian="44pt" style:font-style-asian="normal" style:font-weight-asian="bold" style:font-size-complex="44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2" fo:font-size="20pt" fo:letter-spacing="normal" fo:language="en" fo:country="US" fo:font-style="normal" style:text-underline-style="solid" style:text-underline-width="auto" style:text-underline-color="font-color" fo:font-weight="bold" style:text-underline-mode="continuous" style:text-overline-mode="continuous" style:text-line-through-mode="continuous" style:letter-kerning="false" style:font-size-asian="20pt" style:font-style-asian="normal" style:font-weight-asian="bold" style:font-size-complex="20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2" fo:font-size="20pt" fo:letter-spacing="normal" fo:language="en" fo:country="US" fo:font-style="normal" style:text-underline-style="none" fo:font-weight="normal" style:text-underline-mode="continuous" style:text-overline-mode="continuous" style:text-line-through-mode="continuous" style:letter-kerning="false" style:font-size-asian="20pt" style:font-style-asian="normal" style:font-weight-asian="normal" style:font-size-complex="2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2" fo:font-size="20pt" fo:letter-spacing="normal" fo:language="en" fo:country="US" fo:font-style="normal" style:text-underline-style="none" fo:font-weight="bold" style:text-underline-mode="continuous" style:text-overline-mode="continuous" style:text-line-through-mode="continuous" style:letter-kerning="false" style:font-size-asian="20pt" style:font-style-asian="normal" style:font-weight-asian="bold" style:font-size-complex="20pt" style:font-style-complex="normal" style:font-weight-complex="bold"/>
    </style:style>
    <style:style style:name="T22" style:family="text">
      <style:text-properties fo:font-variant="normal" fo:text-transform="none" fo:color="#ffffff" style:text-line-through-style="none" style:text-line-through-type="none" style:text-position="0% 100%" style:font-name="Century Gothic1" fo:font-size="40pt" fo:letter-spacing="normal" fo:language="en" fo:country="US" fo:font-style="normal" style:text-underline-style="none" fo:font-weight="bold" style:text-underline-mode="continuous" style:text-overline-mode="continuous" style:text-line-through-mode="continuous" style:letter-kerning="false" style:font-size-asian="40pt" style:font-style-asian="normal" style:font-weight-asian="bold" style:font-size-complex="40pt" style:font-style-complex="normal" style:font-weight-complex="bold"/>
    </style:style>
    <style:style style:name="T23" style:family="text">
      <style:text-properties fo:font-variant="normal" fo:text-transform="none" fo:color="#000000" style:text-line-through-style="none" style:text-line-through-type="none" style:text-position="0% 100%" style:font-name="Arial2" fo:font-size="22pt" fo:letter-spacing="normal" fo:language="en" fo:country="US" fo:font-style="normal" style:text-underline-style="none" fo:font-weight="normal" style:text-underline-mode="continuous" style:text-overline-mode="continuous" style:text-line-through-mode="continuous" style:letter-kerning="false" style:font-size-asian="22pt" style:font-style-asian="normal" style:font-weight-asian="normal" style:font-size-complex="22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2" fo:font-size="28pt" fo:letter-spacing="normal" fo:language="en" fo:country="US" fo:font-style="normal" style:text-underline-style="solid" style:text-underline-width="auto" style:text-underline-color="font-color" fo:font-weight="normal" style:text-underline-mode="continuous" style:text-overline-mode="continuous" style:text-line-through-mode="continuous" style:letter-kerning="false" style:font-size-asian="28pt" style:font-style-asian="normal" style:font-weight-asian="normal" style:font-size-complex="28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2" fo:font-size="28pt" fo:letter-spacing="normal" fo:language="en" fo:country="US" fo:font-style="normal" style:text-underline-style="none" fo:font-weight="normal" style:text-underline-mode="continuous" style:text-overline-mode="continuous" style:text-line-through-mode="continuous" style:letter-kerning="false" style:font-size-asian="28pt" style:font-style-asian="normal" style:font-weight-asian="normal" style:font-size-complex="2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2" fo:font-size="24pt" fo:letter-spacing="normal" fo:language="en" fo:country="US" fo:font-style="normal" style:text-underline-style="solid" style:text-underline-width="auto" style:text-underline-color="font-color" fo:font-weight="normal" style:text-underline-mode="continuous" style:text-overline-mode="continuous" style:text-line-through-mode="continuous" style:letter-kerning="false" style:font-size-asian="24pt" style:font-style-asian="normal" style:font-weight-asian="normal" style:font-size-complex="24pt" style:font-style-complex="normal" style:font-weight-complex="normal"/>
    </style:style>
    <style:style style:name="T27" style:family="text">
      <style:text-properties fo:font-variant="normal" fo:text-transform="none" fo:color="#004c8a" style:text-line-through-style="none" style:text-line-through-type="none" style:text-position="0% 100%" style:font-name="Century Gothic1" fo:font-size="20pt" fo:letter-spacing="normal" fo:language="en" fo:country="US" fo:font-style="normal" style:text-underline-style="none" fo:font-weight="normal" style:text-underline-mode="continuous" style:text-overline-mode="continuous" style:text-line-through-mode="continuous" style:letter-kerning="false" style:font-size-asian="20pt" style:font-style-asian="normal" style:font-weight-asian="normal" style:font-size-complex="20pt" style:font-style-complex="normal" style:font-weight-complex="normal"/>
    </style:style>
    <style:style style:name="T28" style:family="text">
      <style:text-properties fo:font-variant="normal" fo:text-transform="none" fo:color="#004c8a" style:text-line-through-style="none" style:text-line-through-type="none" style:text-position="0% 100%" style:font-name="Century Gothic1" fo:font-size="20pt" fo:letter-spacing="normal" fo:language="en" fo:country="US" fo:font-style="italic" style:text-underline-style="none" fo:font-weight="bold" style:text-underline-mode="continuous" style:text-overline-mode="continuous" style:text-line-through-mode="continuous" style:letter-kerning="false" style:font-size-asian="20pt" style:font-style-asian="italic" style:font-weight-asian="bold" style:font-size-complex="20pt" style:font-style-complex="italic" style:font-weight-complex="bold"/>
    </style:style>
    <style:style style:name="T29" style:family="text">
      <style:text-properties fo:font-variant="normal" fo:text-transform="none" fo:color="#ffffff" style:text-line-through-style="none" style:text-line-through-type="none" style:text-position="0% 100%" style:font-name="Century Gothic1" fo:font-size="36pt" fo:letter-spacing="normal" fo:language="en" fo:country="US" fo:font-style="normal" style:text-underline-style="none" fo:font-weight="bold" style:text-underline-mode="continuous" style:text-overline-mode="continuous" style:text-line-through-mode="continuous" style:letter-kerning="false" style:font-size-asian="36pt" style:font-style-asian="normal" style:font-weight-asian="bold" style:font-size-complex="36pt" style:font-style-complex="normal" style:font-weight-complex="bold"/>
    </style:style>
    <style:style style:name="T30" style:family="text">
      <style:text-properties fo:font-variant="normal" fo:text-transform="none" fo:color="#000000" style:text-line-through-style="none" style:text-line-through-type="none" style:text-position="0% 100%" style:font-name="Arial2" fo:font-size="20pt" fo:letter-spacing="normal" fo:language="en" fo:country="US" fo:font-style="italic" style:text-underline-style="none" fo:font-weight="bold" style:text-underline-mode="continuous" style:text-overline-mode="continuous" style:text-line-through-mode="continuous" style:letter-kerning="false"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style:text-line-through-style="none" style:text-line-through-type="none" style:text-position="0% 100%" style:font-name="Wingdings" fo:font-size="44pt" fo:language="en" fo:country="US" fo:font-style="normal" style:text-underline-style="none" fo:font-weight="normal" style:text-underline-mode="continuous" style:text-overline-mode="continuous" style:text-line-through-mode="continuous" style:font-size-asian="44pt" style:font-style-asian="normal" style:font-weight-asian="normal" style:font-size-complex="4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entury Gothic2" fo:font-size="24pt" fo:language="en" fo:country="US" fo:font-style="normal" style:text-underline-style="none" fo:font-weight="normal" style:text-underline-mode="continuous" style:text-overline-mode="continuous" style:text-line-through-mode="continuous" style:font-size-asian="24pt" style:font-style-asian="normal" style:font-weight-asian="normal" style:font-size-complex="24pt" style:font-style-complex="normal" style:font-weight-complex="normal"/>
    </style:style>
    <style:style style:name="T33" style:family="text">
      <style:text-properties fo:font-variant="normal" fo:text-transform="none" fo:color="#003082" style:text-line-through-style="none" style:text-line-through-type="none" style:text-position="0% 100%" style:font-name="Century Gothic2" fo:font-size="36pt" fo:letter-spacing="normal" fo:language="en" fo:country="US" fo:font-style="normal"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style>
    <style:style style:name="T34" style:family="text">
      <style:text-properties fo:font-variant="normal" fo:text-transform="none" fo:color="#c00000" style:text-line-through-style="none" style:text-line-through-type="none" style:text-position="0% 100%" style:font-name="Century Gothic1" fo:font-size="36pt" fo:letter-spacing="normal" fo:language="en" fo:country="US" fo:font-style="normal" style:text-underline-style="none" fo:font-weight="bold" style:text-underline-mode="continuous" style:text-overline-mode="continuous" style:text-line-through-mode="continuous" style:letter-kerning="false" style:font-size-asian="36pt" style:font-style-asian="normal" style:font-weight-asian="bold" style:font-size-complex="36pt" style:font-style-complex="normal" style:font-weight-complex="bold"/>
    </style:style>
    <style:style style:name="T35" style:family="text">
      <style:text-properties fo:font-variant="normal" fo:text-transform="none" fo:color="#c00000" style:text-line-through-style="none" style:text-line-through-type="none" style:text-position="30% 67%" style:font-name="Century Gothic1" fo:font-size="36pt" fo:letter-spacing="normal" fo:language="en" fo:country="US" fo:font-style="normal" style:text-underline-style="none" fo:font-weight="bold" style:text-underline-mode="continuous" style:text-overline-mode="continuous" style:text-line-through-mode="continuous" style:letter-kerning="false" style:font-size-asian="36pt" style:font-style-asian="normal" style:font-weight-asian="bold" style:font-size-complex="36pt" style:font-style-complex="normal" style:font-weight-complex="bold"/>
    </style:style>
    <style:style style:name="T36" style:family="text">
      <style:text-properties fo:font-variant="normal" fo:text-transform="none" fo:color="#000000" style:text-line-through-style="none" style:text-line-through-type="none" style:text-position="0% 100%" style:font-name="Century Gothic1" fo:font-size="24pt" fo:letter-spacing="normal" fo:language="en" fo:country="US" fo:font-style="italic" style:text-underline-style="none" fo:font-weight="normal" style:text-underline-mode="continuous" style:text-overline-mode="continuous" style:text-line-through-mode="continuous" style:letter-kerning="false" style:font-size-asian="24pt" style:font-style-asian="italic" style:font-weight-asian="normal" style:font-size-complex="24pt" style:font-style-complex="italic" style:font-weight-complex="normal"/>
    </style:style>
    <style:style style:name="T37" style:family="text">
      <style:text-properties fo:font-variant="normal" fo:text-transform="none" fo:color="#004c8a" style:text-line-through-style="none" style:text-line-through-type="none" style:text-position="0% 100%" style:font-name="Century Gothic1" fo:font-size="24pt" fo:letter-spacing="normal" fo:language="en" fo:country="US" fo:font-style="italic" style:text-underline-style="none" fo:font-weight="normal" style:text-underline-mode="continuous" style:text-overline-mode="continuous" style:text-line-through-mode="continuous" style:letter-kerning="false" style:font-size-asian="24pt" style:font-style-asian="italic" style:font-weight-asian="normal" style:font-size-complex="24pt" style:font-style-complex="italic" style:font-weight-complex="normal"/>
    </style:style>
    <style:style style:name="T38" style:family="text">
      <style:text-properties fo:font-variant="normal" fo:text-transform="none" fo:color="#ffffff" style:text-line-through-style="none" style:text-line-through-type="none" style:text-position="0% 100%" style:font-name="Century Gothic1" fo:font-size="34pt" fo:letter-spacing="normal" fo:language="en" fo:country="US" fo:font-style="normal" style:text-underline-style="none" fo:font-weight="bold" style:text-underline-mode="continuous" style:text-overline-mode="continuous" style:text-line-through-mode="continuous" style:letter-kerning="false" style:font-size-asian="34pt" style:font-style-asian="normal" style:font-weight-asian="bold" style:font-size-complex="34pt" style:font-style-complex="normal" style:font-weight-complex="bold"/>
    </style:style>
    <style:style style:name="T39" style:family="text">
      <style:text-properties fo:font-variant="normal" fo:text-transform="none" fo:color="#00b0f0" style:text-line-through-style="none" style:text-line-through-type="none" style:text-position="0% 100%" style:font-name="Arial2" fo:font-size="28pt" fo:letter-spacing="normal" fo:language="en" fo:country="US" fo:font-style="normal" style:text-underline-style="none" fo:font-weight="normal" style:text-underline-mode="continuous" style:text-overline-mode="continuous" style:text-line-through-mode="continuous" style:letter-kerning="false" style:font-size-asian="28pt" style:font-style-asian="normal" style:font-weight-asian="normal" style:font-size-complex="28pt" style:font-style-complex="normal" style:font-weight-complex="normal"/>
    </style:style>
    <style:style style:name="T40" style:family="text">
      <style:text-properties fo:font-variant="normal" fo:text-transform="none" fo:color="#0920f9" style:text-line-through-style="none" style:text-line-through-type="none" style:text-position="0% 100%" style:font-name="Arial2" fo:font-size="28pt" fo:letter-spacing="normal" fo:language="en" fo:country="US" fo:font-style="normal" style:text-underline-style="none" fo:font-weight="normal" style:text-underline-mode="continuous" style:text-overline-mode="continuous" style:text-line-through-mode="continuous" style:letter-kerning="false" style:font-size-asian="28pt" style:font-style-asian="normal" style:font-weight-asian="normal" style:font-size-complex="28pt" style:font-style-complex="normal" style:font-weight-complex="normal"/>
    </style:style>
    <style:style style:name="T41" style:family="text">
      <style:text-properties fo:font-variant="normal" fo:text-transform="none" fo:color="#8cc63f" style:text-line-through-style="none" style:text-line-through-type="none" style:text-position="0% 100%" style:font-name="Century Gothic2" fo:font-size="12pt" fo:letter-spacing="normal" fo:language="en" fo:country="US" fo:font-style="normal" style:text-underline-style="none" fo:font-weight="bold" style:text-underline-mode="continuous" style:text-overline-mode="continuous" style:text-line-through-mode="continuous" style:letter-kerning="true" style:font-size-asian="12pt" style:font-style-asian="normal" style:font-weight-asian="bold" style:font-size-complex="1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3cm"/>
        <style:text-properties style:use-window-font-color="true" fo:font-size="100%"/>
      </text:list-level-style-bullet>
      <text:list-level-style-bullet text:level="2" text:bullet-char="•">
        <style:list-level-properties text:space-before="1.111cm" text:min-label-width="0.953cm"/>
        <style:text-properties style:use-window-font-color="true" fo:font-size="100%"/>
      </text:list-level-style-bullet>
      <text:list-level-style-bullet text:level="3" text:bullet-char="•">
        <style:list-level-properties text:space-before="2.223cm" text:min-label-width="0.953cm"/>
        <style:text-properties style:use-window-font-color="true" fo:font-size="100%"/>
      </text:list-level-style-bullet>
      <text:list-level-style-bullet text:level="4" text:bullet-char="•">
        <style:list-level-properties text:space-before="3.493cm" text:min-label-width="0.953cm"/>
        <style:text-properties style:use-window-font-color="true" fo:font-size="100%"/>
      </text:list-level-style-bullet>
      <text:list-level-style-bullet text:level="5" text:bullet-char="•">
        <style:list-level-properties text:space-before="4.763cm" text:min-label-width="0.953cm"/>
        <style:text-properties style:use-window-font-color="true" fo:font-size="100%"/>
      </text:list-level-style-bullet>
      <text:list-level-style-bullet text:level="6" text:bullet-char="•">
        <style:list-level-properties text:space-before="6.032cm" text:min-label-width="0.953cm"/>
        <style:text-properties style:use-window-font-color="true" fo:font-size="100%"/>
      </text:list-level-style-bullet>
      <text:list-level-style-bullet text:level="7" text:bullet-char="•">
        <style:list-level-properties text:space-before="7.302cm" text:min-label-width="0.953cm"/>
        <style:text-properties style:use-window-font-color="true" fo:font-size="100%"/>
      </text:list-level-style-bullet>
      <text:list-level-style-bullet text:level="8" text:bullet-char="•">
        <style:list-level-properties text:space-before="8.572cm" text:min-label-width="0.953cm"/>
        <style:text-properties style:use-window-font-color="true" fo:font-size="100%"/>
      </text:list-level-style-bullet>
      <text:list-level-style-bullet text:level="9" text:bullet-char="•">
        <style:list-level-properties text:space-before="9.842cm" text:min-label-width="0.953cm"/>
        <style:text-propertie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953cm"/>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159cm" text:min-label-width="0.794cm"/>
        <style:text-properties style:use-window-font-color="true" fo:font-size="100%"/>
      </text:list-level-style-bullet>
      <text:list-level-style-bullet text:level="2" text:bullet-char="–">
        <style:list-level-properties text:space-before="1.27cm" text:min-label-width="0.794cm"/>
        <style:text-properties style:use-window-font-color="true" fo:font-size="100%"/>
      </text:list-level-style-bullet>
      <text:list-level-style-bullet text:level="3" text:bullet-char="–">
        <style:list-level-properties text:space-before="2.381cm" text:min-label-width="0.794cm"/>
        <style:text-properties style:use-window-font-color="true" fo:font-size="100%"/>
      </text:list-level-style-bullet>
      <text:list-level-style-bullet text:level="4" text:bullet-char="–">
        <style:list-level-properties text:space-before="3.651cm" text:min-label-width="0.794cm"/>
        <style:text-properties style:use-window-font-color="true" fo:font-size="100%"/>
      </text:list-level-style-bullet>
      <text:list-level-style-bullet text:level="5" text:bullet-char="–">
        <style:list-level-properties text:space-before="4.921cm" text:min-label-width="0.794cm"/>
        <style:text-properties style:use-window-font-color="true" fo:font-size="100%"/>
      </text:list-level-style-bullet>
      <text:list-level-style-bullet text:level="6" text:bullet-char="–">
        <style:list-level-properties text:space-before="6.191cm" text:min-label-width="0.794cm"/>
        <style:text-properties style:use-window-font-color="true" fo:font-size="100%"/>
      </text:list-level-style-bullet>
      <text:list-level-style-bullet text:level="7" text:bullet-char="–">
        <style:list-level-properties text:space-before="7.461cm" text:min-label-width="0.794cm"/>
        <style:text-properties style:use-window-font-color="true" fo:font-size="100%"/>
      </text:list-level-style-bullet>
      <text:list-level-style-bullet text:level="8" text:bullet-char="–">
        <style:list-level-properties text:space-before="8.731cm" text:min-label-width="0.794cm"/>
        <style:text-properties style:use-window-font-color="true" fo:font-size="100%"/>
      </text:list-level-style-bullet>
      <text:list-level-style-bullet text:level="9" text:bullet-char="–">
        <style:list-level-properties text:space-before="10.001cm" text:min-label-width="0.794cm"/>
        <style:text-propertie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159cm" text:min-label-width="0.794cm"/>
        <style:text-properties style:use-window-font-color="true" fo:font-size="45%"/>
      </text:list-level-style-number>
      <text:list-level-style-number text:level="2" style:num-format="">
        <style:list-level-properties text:space-before="1.27cm" text:min-label-width="0.794cm"/>
        <style:text-properties style:use-window-font-color="true" fo:font-size="45%"/>
      </text:list-level-style-number>
      <text:list-level-style-number text:level="3" style:num-format="">
        <style:list-level-properties text:space-before="2.381cm" text:min-label-width="0.794cm"/>
        <style:text-properties style:use-window-font-color="true" fo:font-size="45%"/>
      </text:list-level-style-number>
      <text:list-level-style-number text:level="4" style:num-format="">
        <style:list-level-properties text:space-before="3.651cm" text:min-label-width="0.794cm"/>
        <style:text-properties style:use-window-font-color="true" fo:font-size="45%"/>
      </text:list-level-style-number>
      <text:list-level-style-number text:level="5" style:num-format="">
        <style:list-level-properties text:space-before="4.921cm" text:min-label-width="0.794cm"/>
        <style:text-properties style:use-window-font-color="true" fo:font-size="45%"/>
      </text:list-level-style-number>
      <text:list-level-style-number text:level="6" style:num-format="">
        <style:list-level-properties text:space-before="6.191cm" text:min-label-width="0.794cm"/>
        <style:text-properties style:use-window-font-color="true" fo:font-size="45%"/>
      </text:list-level-style-number>
      <text:list-level-style-number text:level="7" style:num-format="">
        <style:list-level-properties text:space-before="7.461cm" text:min-label-width="0.794cm"/>
        <style:text-properties style:use-window-font-color="true" fo:font-size="45%"/>
      </text:list-level-style-number>
      <text:list-level-style-number text:level="8" style:num-format="">
        <style:list-level-properties text:space-before="8.731cm" text:min-label-width="0.794cm"/>
        <style:text-properties style:use-window-font-color="true" fo:font-size="45%"/>
      </text:list-level-style-number>
      <text:list-level-style-number text:level="9" style:num-format="">
        <style:list-level-properties text:space-before="10.001cm" text:min-label-width="0.794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953cm"/>
        <style:text-properties style:use-window-font-color="true" fo:font-size="45%"/>
      </text:list-level-style-number>
      <text:list-level-style-number text:level="2" style:num-format="">
        <style:list-level-properties text:space-before="1.111cm" text:min-label-width="0.953cm"/>
        <style:text-properties style:use-window-font-color="true" fo:font-size="45%"/>
      </text:list-level-style-number>
      <text:list-level-style-number text:level="3" style:num-format="">
        <style:list-level-properties text:space-before="2.223cm" text:min-label-width="0.953cm"/>
        <style:text-properties style:use-window-font-color="true" fo:font-size="45%"/>
      </text:list-level-style-number>
      <text:list-level-style-number text:level="4" style:num-format="">
        <style:list-level-properties text:space-before="3.493cm" text:min-label-width="0.953cm"/>
        <style:text-properties style:use-window-font-color="true" fo:font-size="45%"/>
      </text:list-level-style-number>
      <text:list-level-style-number text:level="5" style:num-format="">
        <style:list-level-properties text:space-before="4.763cm" text:min-label-width="0.953cm"/>
        <style:text-properties style:use-window-font-color="true" fo:font-size="45%"/>
      </text:list-level-style-number>
      <text:list-level-style-number text:level="6" style:num-format="">
        <style:list-level-properties text:space-before="6.032cm" text:min-label-width="0.953cm"/>
        <style:text-properties style:use-window-font-color="true" fo:font-size="45%"/>
      </text:list-level-style-number>
      <text:list-level-style-number text:level="7" style:num-format="">
        <style:list-level-properties text:space-before="7.302cm" text:min-label-width="0.953cm"/>
        <style:text-properties style:use-window-font-color="true" fo:font-size="45%"/>
      </text:list-level-style-number>
      <text:list-level-style-number text:level="8" style:num-format="">
        <style:list-level-properties text:space-before="8.572cm" text:min-label-width="0.953cm"/>
        <style:text-properties style:use-window-font-color="true" fo:font-size="45%"/>
      </text:list-level-style-number>
      <text:list-level-style-number text:level="9" style:num-format="">
        <style:list-level-properties text:space-before="9.842cm" text:min-label-width="0.953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min-label-width="1.482cm"/>
        <style:text-properties style:use-window-font-color="true" fo:font-size="100%"/>
      </text:list-level-style-number>
      <text:list-level-style-number text:level="2" style:num-suffix="." style:num-format="1">
        <style:list-level-properties text:space-before="1.111cm" text:min-label-width="1.482cm"/>
        <style:text-properties style:use-window-font-color="true" fo:font-size="100%"/>
      </text:list-level-style-number>
      <text:list-level-style-number text:level="3" style:num-suffix="." style:num-format="1">
        <style:list-level-properties text:space-before="2.223cm" text:min-label-width="1.482cm"/>
        <style:text-properties style:use-window-font-color="true" fo:font-size="100%"/>
      </text:list-level-style-number>
      <text:list-level-style-number text:level="4" style:num-suffix="." style:num-format="1">
        <style:list-level-properties text:space-before="3.493cm" text:min-label-width="1.482cm"/>
        <style:text-properties style:use-window-font-color="true" fo:font-size="100%"/>
      </text:list-level-style-number>
      <text:list-level-style-number text:level="5" style:num-suffix="." style:num-format="1">
        <style:list-level-properties text:space-before="4.763cm" text:min-label-width="1.482cm"/>
        <style:text-properties style:use-window-font-color="true" fo:font-size="100%"/>
      </text:list-level-style-number>
      <text:list-level-style-number text:level="6" style:num-suffix="." style:num-format="1">
        <style:list-level-properties text:space-before="6.032cm" text:min-label-width="1.482cm"/>
        <style:text-properties style:use-window-font-color="true" fo:font-size="100%"/>
      </text:list-level-style-number>
      <text:list-level-style-number text:level="7" style:num-suffix="." style:num-format="1">
        <style:list-level-properties text:space-before="7.302cm" text:min-label-width="1.482cm"/>
        <style:text-properties style:use-window-font-color="true" fo:font-size="100%"/>
      </text:list-level-style-number>
      <text:list-level-style-number text:level="8" style:num-suffix="." style:num-format="1">
        <style:list-level-properties text:space-before="8.572cm" text:min-label-width="1.482cm"/>
        <style:text-properties style:use-window-font-color="true" fo:font-size="100%"/>
      </text:list-level-style-number>
      <text:list-level-style-number text:level="9" style:num-suffix="." style:num-format="1">
        <style:list-level-properties text:space-before="9.842cm" text:min-label-width="1.482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style:use-window-font-color="true" fo:font-size="100%"/>
      </text:list-level-style-bullet>
      <text:list-level-style-bullet text:level="2" text:bullet-char="•">
        <style:list-level-properties text:space-before="1.27cm"/>
        <style:text-properties style:use-window-font-color="true" fo:font-size="100%"/>
      </text:list-level-style-bullet>
      <text:list-level-style-bullet text:level="3" text:bullet-char="•">
        <style:list-level-properties text:space-before="2.54cm"/>
        <style:text-properties style:use-window-font-color="true" fo:font-size="100%"/>
      </text:list-level-style-bullet>
      <text:list-level-style-bullet text:level="4" text:bullet-char="•">
        <style:list-level-properties text:space-before="3.81cm"/>
        <style:text-properties style:use-window-font-color="true" fo:font-size="100%"/>
      </text:list-level-style-bullet>
      <text:list-level-style-bullet text:level="5" text:bullet-char="•">
        <style:list-level-properties text:space-before="5.08cm"/>
        <style:text-properties style:use-window-font-color="true" fo:font-size="100%"/>
      </text:list-level-style-bullet>
      <text:list-level-style-bullet text:level="6" text:bullet-char="•">
        <style:list-level-properties text:space-before="6.35cm"/>
        <style:text-properties style:use-window-font-color="true" fo:font-size="100%"/>
      </text:list-level-style-bullet>
      <text:list-level-style-bullet text:level="7" text:bullet-char="•">
        <style:list-level-properties text:space-before="7.62cm"/>
        <style:text-properties style:use-window-font-color="true" fo:font-size="100%"/>
      </text:list-level-style-bullet>
      <text:list-level-style-bullet text:level="8" text:bullet-char="•">
        <style:list-level-properties text:space-before="8.89cm"/>
        <style:text-properties style:use-window-font-color="true" fo:font-size="100%"/>
      </text:list-level-style-bullet>
      <text:list-level-style-bullet text:level="9" text:bullet-char="•">
        <style:list-level-properties text:space-before="10.16cm"/>
        <style:text-propertie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635cm"/>
        <style:text-properties style:use-window-font-color="true" fo:font-size="100%"/>
      </text:list-level-style-bullet>
      <text:list-level-style-bullet text:level="2" text:bullet-char="•">
        <style:list-level-properties text:space-before="1.429cm" text:min-label-width="0.635cm"/>
        <style:text-properties style:use-window-font-color="true" fo:font-size="100%"/>
      </text:list-level-style-bullet>
      <text:list-level-style-bullet text:level="3" text:bullet-char="•">
        <style:list-level-properties text:space-before="2.54cm" text:min-label-width="0.635cm"/>
        <style:text-properties style:use-window-font-color="true" fo:font-size="100%"/>
      </text:list-level-style-bullet>
      <text:list-level-style-bullet text:level="4" text:bullet-char="•">
        <style:list-level-properties text:space-before="3.81cm" text:min-label-width="0.635cm"/>
        <style:text-properties style:use-window-font-color="true" fo:font-size="100%"/>
      </text:list-level-style-bullet>
      <text:list-level-style-bullet text:level="5" text:bullet-char="•">
        <style:list-level-properties text:space-before="5.08cm" text:min-label-width="0.635cm"/>
        <style:text-properties style:use-window-font-color="true" fo:font-size="100%"/>
      </text:list-level-style-bullet>
      <text:list-level-style-bullet text:level="6" text:bullet-char="•">
        <style:list-level-properties text:space-before="6.35cm" text:min-label-width="0.635cm"/>
        <style:text-properties style:use-window-font-color="true" fo:font-size="100%"/>
      </text:list-level-style-bullet>
      <text:list-level-style-bullet text:level="7" text:bullet-char="•">
        <style:list-level-properties text:space-before="7.62cm" text:min-label-width="0.635cm"/>
        <style:text-properties style:use-window-font-color="true" fo:font-size="100%"/>
      </text:list-level-style-bullet>
      <text:list-level-style-bullet text:level="8" text:bullet-char="•">
        <style:list-level-properties text:space-before="8.89cm" text:min-label-width="0.635cm"/>
        <style:text-properties style:use-window-font-color="true" fo:font-size="100%"/>
      </text:list-level-style-bullet>
      <text:list-level-style-bullet text:level="9" text:bullet-char="•">
        <style:list-level-properties text:space-before="10.16cm" text:min-label-width="0.635cm"/>
        <style:text-propertie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159cm" text:min-label-width="0.794cm"/>
        <style:text-properties style:font-name="Century Gothic2" style:use-window-font-color="true" fo:font-size="100%"/>
      </text:list-level-style-bullet>
      <text:list-level-style-bullet text:level="2" text:bullet-char="−">
        <style:list-level-properties text:space-before="1.27cm" text:min-label-width="0.794cm"/>
        <style:text-properties style:font-name="Century Gothic2" style:use-window-font-color="true" fo:font-size="100%"/>
      </text:list-level-style-bullet>
      <text:list-level-style-bullet text:level="3" text:bullet-char="−">
        <style:list-level-properties text:space-before="2.381cm" text:min-label-width="0.794cm"/>
        <style:text-properties style:font-name="Century Gothic2" style:use-window-font-color="true" fo:font-size="100%"/>
      </text:list-level-style-bullet>
      <text:list-level-style-bullet text:level="4" text:bullet-char="−">
        <style:list-level-properties text:space-before="3.651cm" text:min-label-width="0.794cm"/>
        <style:text-properties style:font-name="Century Gothic2" style:use-window-font-color="true" fo:font-size="100%"/>
      </text:list-level-style-bullet>
      <text:list-level-style-bullet text:level="5" text:bullet-char="−">
        <style:list-level-properties text:space-before="4.921cm" text:min-label-width="0.794cm"/>
        <style:text-properties style:font-name="Century Gothic2" style:use-window-font-color="true" fo:font-size="100%"/>
      </text:list-level-style-bullet>
      <text:list-level-style-bullet text:level="6" text:bullet-char="−">
        <style:list-level-properties text:space-before="6.191cm" text:min-label-width="0.794cm"/>
        <style:text-properties style:font-name="Century Gothic2" style:use-window-font-color="true" fo:font-size="100%"/>
      </text:list-level-style-bullet>
      <text:list-level-style-bullet text:level="7" text:bullet-char="−">
        <style:list-level-properties text:space-before="7.461cm" text:min-label-width="0.794cm"/>
        <style:text-properties style:font-name="Century Gothic2" style:use-window-font-color="true" fo:font-size="100%"/>
      </text:list-level-style-bullet>
      <text:list-level-style-bullet text:level="8" text:bullet-char="−">
        <style:list-level-properties text:space-before="8.731cm" text:min-label-width="0.794cm"/>
        <style:text-properties style:font-name="Century Gothic2" style:use-window-font-color="true" fo:font-size="100%"/>
      </text:list-level-style-bullet>
      <text:list-level-style-bullet text:level="9" text:bullet-char="−">
        <style:list-level-properties text:space-before="10.001cm" text:min-label-width="0.794cm"/>
        <style:text-properties style:font-name="Century Gothic2"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0">
        <draw:frame draw:name="Rectangle 4" presentation:style-name="pr1" draw:text-style-name="P2" draw:layer="layout" svg:width="22.86cm" svg:height="3.175cm" svg:x="1.376cm" svg:y="7.197cm" presentation:class="title">
          <draw:text-box>
            <text:p text:style-name="P1"><text:span text:style-name="T1">Motivating Your Staff</text:span></text:p>
          </draw:text-box>
        </draw:frame>
        <draw:frame draw:name="Rectangle 5" presentation:style-name="pr2" draw:text-style-name="P2" draw:layer="layout" svg:width="22.86cm" svg:height="4.022cm" svg:x="1.376cm" svg:y="10.795cm" presentation:class="outline">
          <draw:text-box>
            <text:list text:style-name="L2">
              <text:list-item>
                <text:p text:style-name="P3"><text:span text:style-name="T2">How to get Staff excited about PBS, again!</text:span></text:p>
              </text:list-item>
            </text:list>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Slide2" draw:style-name="dp1" draw:master-page-name="Master2-Layout2-obj-Title-and-Content" presentation:presentation-page-layout-name="AL2T11">
        <draw:frame draw:name="Rectangle 2" presentation:style-name="pr4" draw:text-style-name="P2" draw:layer="layout" svg:width="22.86cm" svg:height="2.752cm" svg:x="1.27cm" svg:y="0.423cm" presentation:class="title">
          <draw:text-box>
            <text:p text:style-name="P1"><text:span text:style-name="T3">Are you experiencing this?</text:span></text:p>
          </draw:text-box>
        </draw:frame>
        <draw:frame draw:name="Chart 3" draw:style-name="gr2" draw:text-style-name="P5" draw:layer="layout" svg:width="20.108cm" svg:height="11.218cm" svg:x="3.453cm" svg:y="4.233cm">
          <text:p draw:class-id="00000000-0000-0000-0000-000000000000"/>
          <draw:object-ole xlink:href="./Object 1" xlink:type="simple" xlink:show="embed" xlink:actuate="onLoad"/>
          <draw:image xlink:href="./ObjectReplacements/Object 1" xlink:type="simple" xlink:show="embed" xlink:actuate="onLoad"/>
        </draw:frame>
        <draw:frame draw:name="TextBox 4" draw:style-name="gr3" draw:text-style-name="P2" draw:layer="layout" svg:width="2.963cm" svg:height="1.614cm" svg:x="0.679cm" svg:y="10.927cm">
          <draw:text-box>
            <text:p text:style-name="P6"><text:span text:style-name="T4">Bump on a Log</text:span></text:p>
          </draw:text-box>
        </draw:frame>
        <draw:frame draw:name="TextBox 5" draw:style-name="gr3" draw:text-style-name="P2" draw:layer="layout" svg:width="3.819cm" svg:height="1.614cm" svg:x="0.415cm" svg:y="5.561cm">
          <draw:text-box>
            <text:p text:style-name="P6"><text:span text:style-name="T4">Dancing in the halls</text:span></text:p>
          </draw:text-box>
        </draw:frame>
        <presentation:notes draw:style-name="dp2">
          <draw:page-thumbnail draw:style-name="gr1" draw:layer="layout" svg:width="12.7cm" svg:height="9.525cm" svg:x="3.175cm" svg:y="1.905cm" draw:page-number="2" presentation:class="page"/>
          <draw:frame presentation:style-name="pr5" draw:text-style-name="P4" draw:layer="layout" svg:width="15.24cm" svg:height="11.43cm" svg:x="1.905cm" svg:y="12.065cm" presentation:class="notes" presentation:placeholder="true">
            <draw:text-box/>
          </draw:frame>
        </presentation:notes>
      </draw:page>
      <draw:page draw:name="Slide3" draw:style-name="dp1" draw:master-page-name="Master2-Layout2-obj-Title-and-Content" presentation:presentation-page-layout-name="AL2T11">
        <draw:frame draw:name="Rectangle 2" presentation:style-name="pr4" draw:text-style-name="P2" draw:layer="layout" svg:width="22.86cm" svg:height="2.752cm" svg:x="1.27cm" svg:y="0.423cm" presentation:class="title">
          <draw:text-box>
            <text:p text:style-name="P1"><text:span text:style-name="T3">Is This Your School?</text:span></text:p>
          </draw:text-box>
        </draw:frame>
        <draw:frame draw:name="Rectangle 3" presentation:style-name="pr6" draw:text-style-name="P2" draw:layer="layout" svg:width="22.86cm" svg:height="12.166cm" svg:x="1.27cm" svg:y="3.92cm" presentation:class="outline">
          <draw:text-box>
            <text:list text:style-name="L4">
              <text:list-item>
                <text:p text:style-name="P7"><text:span text:style-name="T5">Teaching has lost its joy and been replaced with </text:span><text:span text:style-name="T6">“just a job”</text:span><text:span text:style-name="T5"> mentality</text:span></text:p>
              </text:list-item>
              <text:list-item>
                <text:p text:style-name="P7"><text:span text:style-name="T5">Students come to school to watch teachers work</text:span></text:p>
              </text:list-item>
              <text:list-item>
                <text:p text:style-name="P7"><text:span text:style-name="T5">Parents and teachers look for excuses &amp; participate in the </text:span><text:span text:style-name="T6">blame game</text:span></text:p>
              </text:list-item>
              <text:list-item>
                <text:p text:style-name="P7"><text:span text:style-name="T5">Staff feels </text:span><text:span text:style-name="T6">isolated</text:span><text:span text:style-name="T5"> &amp; has no time for social interaction</text:span></text:p>
              </text:list-item>
              <text:list-item>
                <text:p text:style-name="P7"><text:span text:style-name="T5">People cannot wait until retirement (even when they have 12+ years left)</text:span></text:p>
              </text:list-item>
            </text:list>
          </draw:text-box>
        </draw:frame>
        <draw:custom-shape draw:name="Rectangle 4" draw:style-name="gr4" draw:text-style-name="P2" draw:layer="layout" svg:width="7.351cm" svg:height="0.847cm" svg:x="13.783cm" svg:y="15.452cm">
          <text:list text:style-name="L5">
            <text:list-item>
              <text:list>
                <text:list-item>
                  <text:p text:style-name="P8"><text:span text:style-name="T7">(C. Wagner, 2004)</text:span></text:p>
                </text:list-item>
              </text:list>
            </text:list-item>
          </text:list>
          <draw:enhanced-geometry svg:viewBox="0 0 21600 21600" draw:type="non-primitive" draw:enhanced-path="M 0 0 L 21600 0 21600 21600 0 21600 Z N"/>
        </draw:custom-shape>
        <presentation:notes draw:style-name="dp2">
          <draw:page-thumbnail draw:style-name="gr1" draw:layer="layout" svg:width="12.7cm" svg:height="9.525cm" svg:x="3.175cm" svg:y="1.905cm" draw:page-number="3" presentation:class="page"/>
          <draw:frame presentation:style-name="pr5" draw:text-style-name="P4" draw:layer="layout" svg:width="15.24cm" svg:height="11.43cm" svg:x="1.905cm" svg:y="12.065cm" presentation:class="notes" presentation:placeholder="true">
            <draw:text-box/>
          </draw:frame>
        </presentation:notes>
      </draw:page>
      <draw:page draw:name="Slide4" draw:style-name="dp1" draw:master-page-name="Master2-Layout2-obj-Title-and-Content" presentation:presentation-page-layout-name="AL2T11">
        <draw:frame draw:name="Rectangle 2" presentation:style-name="pr4" draw:text-style-name="P2" draw:layer="layout" svg:width="22.86cm" svg:height="2.752cm" svg:x="1.27cm" svg:y="0.423cm" presentation:class="title">
          <draw:text-box>
            <text:p text:style-name="P1"><text:span text:style-name="T3">What is School Culture?</text:span></text:p>
          </draw:text-box>
        </draw:frame>
        <draw:frame draw:name="Rectangle 3" presentation:style-name="pr6" draw:text-style-name="P2" draw:layer="layout" svg:width="23.495cm" svg:height="12.277cm" svg:x="1.27cm" svg:y="3.81cm" presentation:class="outline">
          <draw:text-box>
            <text:list text:style-name="L4">
              <text:list-item>
                <text:p text:style-name="P9"><text:span text:style-name="T8">The “beliefs, attitudes, and behaviors that characterize a school in terms of:</text:span></text:p>
              </text:list-item>
            </text:list>
            <text:list text:style-name="L6">
              <text:list-item>
                <text:list>
                  <text:list-item>
                    <text:p text:style-name="P10"><text:span text:style-name="T9">How people treat and feel about each other;</text:span></text:p>
                  </text:list-item>
                  <text:list-item>
                    <text:p text:style-name="P10"><text:span text:style-name="T9">The extent to which people feel included and appreciated; and</text:span></text:p>
                  </text:list-item>
                  <text:list-item>
                    <text:p text:style-name="P11"><text:span text:style-name="T9">Rituals and traditions reflecting collaboration and collegiality.” (Gary Phillips, 1993)</text:span><text:span text:style-name="T10"> </text:span></text:p>
                  </text:list-item>
                </text:list>
              </text:list-item>
            </text:list>
            <text:list text:style-name="L4">
              <text:list-item>
                <text:p text:style-name="P12"><text:span text:style-name="T8">Link between a school's culture and student achievement, staff satisfaction, and morale.</text:span></text:p>
              </text:list-item>
            </text:list>
            <text:list text:style-name="L7">
              <text:list-item>
                <text:list>
                  <text:list-item>
                    <text:p text:style-name="P10"><text:span text:style-name="T11">(Center For Improving School Culture, Bowling Green, KY)</text:span></text:p>
                  </text:list-item>
                </text:list>
              </text:list-item>
            </text:list>
          </draw:text-box>
        </draw:frame>
        <presentation:notes draw:style-name="dp2">
          <draw:page-thumbnail draw:style-name="gr1" draw:layer="layout" svg:width="12.7cm" svg:height="9.525cm" svg:x="3.175cm" svg:y="1.905cm" draw:page-number="4" presentation:class="page"/>
          <draw:frame presentation:style-name="pr5" draw:text-style-name="P4" draw:layer="layout" svg:width="15.24cm" svg:height="11.43cm" svg:x="1.905cm" svg:y="12.065cm" presentation:class="notes" presentation:placeholder="true">
            <draw:text-box/>
          </draw:frame>
        </presentation:notes>
      </draw:page>
      <draw:page draw:name="Slide7" draw:style-name="dp1" draw:master-page-name="Master2-Layout2-obj-Title-and-Content" presentation:presentation-page-layout-name="AL2T11">
        <draw:frame draw:name="Rectangle 2" presentation:style-name="pr4" draw:text-style-name="P2" draw:layer="layout" svg:width="22.86cm" svg:height="2.752cm" svg:x="1.27cm" svg:y="0.423cm" presentation:class="title">
          <draw:text-box>
            <text:p text:style-name="P1"><text:span text:style-name="T3">Think About It</text:span></text:p>
          </draw:text-box>
        </draw:frame>
        <draw:frame draw:name="Rectangle 3" presentation:style-name="pr6" draw:text-style-name="P2" draw:layer="layout" svg:width="22.86cm" svg:height="10.583cm" svg:x="1.27cm" svg:y="4.445cm" presentation:class="outline">
          <draw:text-box>
            <text:list text:style-name="L4">
              <text:list-item>
                <text:p text:style-name="P13"><text:span text:style-name="T12">What kind of a culture will a school develop if it is not actively addressed?</text:span></text:p>
              </text:list-item>
            </text:list>
            <text:list text:style-name="L8">
              <text:list-item>
                <text:p text:style-name="P13"><text:span text:style-name="T12"/></text:p>
              </text:list-item>
              <text:list-item>
                <text:p text:style-name="P14"><text:span text:style-name="T13">If the fish in your aquarium are sick, do you <text:s text:c="3"/>blame the fish?</text:span></text:p>
              </text:list-item>
              <text:list-item>
                <text:p text:style-name="P14"><text:span text:style-name="T13">Maybe you should check the water?</text:span></text:p>
              </text:list-item>
            </text:list>
            <text:list text:style-name="L6">
              <text:list-item>
                <text:list>
                  <text:list-item>
                    <text:p text:style-name="P11"><text:span text:style-name="T14"/></text:p>
                  </text:list-item>
                </text:list>
              </text:list-item>
            </text:list>
          </draw:text-box>
        </draw:frame>
        <draw:frame draw:name="Picture 4" draw:style-name="gr5" draw:text-style-name="P5" draw:layer="layout" svg:width="6.279cm" svg:height="3.387cm" svg:x="9.313cm" svg:y="12.912cm">
          <draw:image xlink:href="Pictures/200000300000188900000E2E3CDF572B.wmf" xlink:type="simple" xlink:show="embed" xlink:actuate="onLoad">
            <text:p/>
          </draw:image>
          <svg:desc>MCj03458490000[1]</svg:desc>
        </draw:frame>
        <presentation:notes draw:style-name="dp2">
          <draw:page-thumbnail draw:style-name="gr1" draw:layer="layout" svg:width="12.7cm" svg:height="9.525cm" svg:x="3.175cm" svg:y="1.905cm" draw:page-number="5" presentation:class="page"/>
          <draw:frame presentation:style-name="pr5" draw:text-style-name="P4" draw:layer="layout" svg:width="15.24cm" svg:height="11.43cm" svg:x="1.905cm" svg:y="12.065cm" presentation:class="notes" presentation:placeholder="true">
            <draw:text-box/>
          </draw:frame>
        </presentation:notes>
      </draw:page>
      <draw:page draw:name="Slide8" draw:style-name="dp1" draw:master-page-name="Master2-Layout2-obj-Title-and-Content" presentation:presentation-page-layout-name="AL2T11">
        <draw:frame draw:name="Rectangle 2" presentation:style-name="pr4" draw:text-style-name="P2" draw:layer="layout" svg:width="22.86cm" svg:height="2.752cm" svg:x="1.27cm" svg:y="0.423cm" presentation:class="title">
          <draw:text-box>
            <text:p text:style-name="P1"><text:span text:style-name="T3">Features of School Culture</text:span></text:p>
          </draw:text-box>
        </draw:frame>
        <draw:frame draw:name="Rectangle 3" presentation:style-name="pr6" draw:text-style-name="P2" draw:layer="layout" svg:width="22.86cm" svg:height="11.655cm" svg:x="1.27cm" svg:y="4.233cm" presentation:class="outline">
          <draw:text-box>
            <text:list text:style-name="L9">
              <text:list-item>
                <text:p text:style-name="P15"><text:span text:style-name="T15"><text:a xlink:href="#Slide9" xlink:type="simple">Collaboration</text:a></text:span><text:span text:style-name="T12"> = </text:span><text:span text:style-name="T5">the degree in which people work together, share information, and are involved in productive discussions and debates.</text:span></text:p>
              </text:list-item>
              <text:list-item>
                <text:p text:style-name="P16"><text:span text:style-name="T12"><text:a xlink:href="#Slide17" xlink:type="simple">Collegiality</text:a></text:span><text:span text:style-name="T12">=</text:span><text:span text:style-name="T16"> </text:span><text:span text:style-name="T5">a sense of belonging, emotional support, and inclusion as a valued member of an organization.</text:span></text:p>
              </text:list-item>
              <text:list-item>
                <text:p text:style-name="P16"><text:span text:style-name="T5"><text:a xlink:href="#Slide24" xlink:type="simple">Organizational Structures</text:a></text:span><text:span text:style-name="T5">= the traditions and rituals that effect the everyday lives of </text:span><text:span text:style-name="T17">ALL</text:span><text:span text:style-name="T5"> those involved</text:span></text:p>
              </text:list-item>
            </text:list>
          </draw:text-box>
        </draw:frame>
        <presentation:notes draw:style-name="dp2">
          <draw:page-thumbnail draw:style-name="gr1" draw:layer="layout" svg:width="12.7cm" svg:height="9.525cm" svg:x="3.175cm" svg:y="1.905cm" draw:page-number="6" presentation:class="page"/>
          <draw:frame presentation:style-name="pr5" draw:text-style-name="P4" draw:layer="layout" svg:width="15.24cm" svg:height="11.43cm" svg:x="1.905cm" svg:y="12.065cm" presentation:class="notes" presentation:placeholder="true">
            <draw:text-box/>
          </draw:frame>
        </presentation:notes>
      </draw:page>
      <draw:page draw:name="Slide9" draw:style-name="dp1" draw:master-page-name="Master2-Layout1-title-Title-Slide" presentation:presentation-page-layout-name="AL1T0">
        <draw:frame draw:name="Rectangle 4" presentation:style-name="pr7" draw:text-style-name="P2" draw:layer="layout" svg:width="21.59cm" svg:height="4.083cm" svg:x="1.482cm" svg:y="4.868cm" presentation:class="title">
          <draw:text-box>
            <text:p text:style-name="P1"><text:span text:style-name="T18">Collaboration: Working Together</text:span></text:p>
          </draw:text-box>
        </draw:frame>
        <draw:frame draw:name="Rectangle 5" presentation:style-name="pr8" draw:text-style-name="P2" draw:layer="layout" svg:width="17.78cm" svg:height="4.868cm" svg:x="3.81cm" svg:y="9.948cm" presentation:class="subtitle">
          <draw:text-box>
            <text:list text:style-name="L10">
              <text:list-item>
                <text:p text:style-name="P3"><text:span text:style-name="T12">Buy-in and Ownership</text:span></text:p>
              </text:list-item>
              <text:list-item>
                <text:p text:style-name="P3"><text:span text:style-name="T12">Training: Critical Elements</text:span></text:p>
              </text:list-item>
              <text:list-item>
                <text:p text:style-name="P3"><text:span text:style-name="T12">Creative Ideas</text:span></text:p>
              </text:list-item>
            </text:list>
          </draw:text-box>
        </draw:frame>
        <presentation:notes draw:style-name="dp2">
          <draw:page-thumbnail draw:style-name="gr1" draw:layer="layout" svg:width="12.7cm" svg:height="9.525cm" svg:x="3.175cm" svg:y="1.905cm" draw:page-number="7" presentation:class="page"/>
          <draw:frame presentation:style-name="pr9" draw:text-style-name="P4" draw:layer="layout" svg:width="15.24cm" svg:height="11.43cm" svg:x="1.905cm" svg:y="12.065cm" presentation:class="notes" presentation:placeholder="true">
            <draw:text-box/>
          </draw:frame>
        </presentation:notes>
      </draw:page>
      <draw:page draw:name="Slide13" draw:style-name="dp1" draw:master-page-name="Master2-Layout2-obj-Title-and-Content" presentation:presentation-page-layout-name="AL2T11">
        <draw:frame draw:name="Rectangle 2" presentation:style-name="pr4" draw:text-style-name="P2" draw:layer="layout" svg:width="22.86cm" svg:height="2.752cm" svg:x="1.27cm" svg:y="0.423cm" presentation:class="title">
          <draw:text-box>
            <text:p text:style-name="P1"><text:span text:style-name="T3">Buy-in and Ownership</text:span></text:p>
          </draw:text-box>
        </draw:frame>
        <draw:frame draw:name="Rectangle 3" presentation:style-name="pr6" draw:text-style-name="P2" draw:layer="layout" svg:width="22.86cm" svg:height="11.218cm" svg:x="1.27cm" svg:y="4.233cm" presentation:class="outline">
          <draw:text-box>
            <text:list text:style-name="L4">
              <text:list-item>
                <text:p text:style-name="P9"><text:span text:style-name="T5">Achieving Buy-in is a continuous process</text:span></text:p>
              </text:list-item>
            </text:list>
            <text:list text:style-name="L6">
              <text:list-item>
                <text:list>
                  <text:list-item>
                    <text:p text:style-name="P17"><text:span text:style-name="T19">Kick-off Activities = </text:span></text:p>
                  </text:list-item>
                </text:list>
              </text:list-item>
            </text:list>
            <text:list text:style-name="L11">
              <text:list-item>
                <text:list>
                  <text:list-item>
                    <text:list>
                      <text:list-item>
                        <text:p text:style-name="P18"><text:span text:style-name="T20">Open lines of communication between staff &amp; PBS Team </text:span></text:p>
                      </text:list-item>
                      <text:list-item>
                        <text:p text:style-name="P18"><text:span text:style-name="T20">Introduce Critical Elements</text:span></text:p>
                      </text:list-item>
                      <text:list-item>
                        <text:p text:style-name="P18"><text:span text:style-name="T20">Detail Critical Elements to be implemented this school year</text:span></text:p>
                      </text:list-item>
                      <text:list-item>
                        <text:p text:style-name="P18"><text:span text:style-name="T20">Share </text:span><text:span text:style-name="T21">Draft</text:span><text:span text:style-name="T20"> of PBS School Manual</text:span></text:p>
                      </text:list-item>
                      <text:list-item>
                        <text:p text:style-name="P18"><text:span text:style-name="T20">Train Small Groups &amp; Large Groups</text:span></text:p>
                      </text:list-item>
                      <text:list-item>
                        <text:p text:style-name="P18"><text:span text:style-name="T20">When? Early release days, faculty meetings, grade level team meetings, &amp; planning periods</text:span></text:p>
                      </text:list-item>
                      <text:list-item>
                        <text:p text:style-name="P18"><text:span text:style-name="T20">Give information in short bursts, </text:span><text:span text:style-name="T21">do not overload</text:span></text:p>
                      </text:list-item>
                      <text:list-item>
                        <text:p text:style-name="P18"><text:span text:style-name="T20">Implement items that will result in early, small-scale success</text:span></text:p>
                      </text:list-item>
                    </text:list>
                  </text:list-item>
                </text:list>
              </text:list-item>
            </text:list>
          </draw:text-box>
        </draw:frame>
        <presentation:notes draw:style-name="dp2">
          <draw:page-thumbnail draw:style-name="gr1" draw:layer="layout" svg:width="12.7cm" svg:height="9.525cm" svg:x="3.175cm" svg:y="1.905cm" draw:page-number="8" presentation:class="page"/>
          <draw:frame presentation:style-name="pr5" draw:text-style-name="P4" draw:layer="layout" svg:width="15.24cm" svg:height="11.43cm" svg:x="1.905cm" svg:y="12.065cm" presentation:class="notes" presentation:placeholder="true">
            <draw:text-box/>
          </draw:frame>
        </presentation:notes>
      </draw:page>
      <draw:page draw:name="Slide16" draw:style-name="dp1" draw:master-page-name="Master2-Layout2-obj-Title-and-Content" presentation:presentation-page-layout-name="AL2T11">
        <draw:frame draw:name="Rectangle 2" presentation:style-name="pr4" draw:text-style-name="P2" draw:layer="layout" svg:width="22.86cm" svg:height="2.752cm" svg:x="1.27cm" svg:y="0.423cm" presentation:class="title">
          <draw:text-box>
            <text:p text:style-name="P1"><text:span text:style-name="T3">Creative Kick-Off Ideas </text:span></text:p>
          </draw:text-box>
        </draw:frame>
        <draw:frame draw:name="Rectangle 3" presentation:style-name="pr6" draw:text-style-name="P2" draw:layer="layout" svg:width="24.13cm" svg:height="13.123cm" svg:x="0.635cm" svg:y="4.022cm" presentation:class="outline">
          <draw:text-box>
            <text:list text:style-name="L4">
              <text:list-item>
                <text:p text:style-name="P13"><text:span text:style-name="T12">Theme Activities: <text:s/>Rain Forest; Mind-Body-Soul; Baby Gator Shower</text:span></text:p>
              </text:list-item>
              <text:list-item>
                <text:p text:style-name="P13"><text:span text:style-name="T12">Role Plays</text:span></text:p>
              </text:list-item>
            </text:list>
            <text:list text:style-name="L12">
              <text:list-item>
                <text:list>
                  <text:list-item>
                    <text:p text:style-name="P10"><text:span text:style-name="T9">Before vs. After PBS</text:span></text:p>
                  </text:list-item>
                  <text:list-item>
                    <text:p text:style-name="P10"><text:span text:style-name="T9">Expectations &amp; Rules: Examples &amp; Non-examples</text:span></text:p>
                  </text:list-item>
                  <text:list-item>
                    <text:p text:style-name="P10"><text:span text:style-name="T9">Referral Process</text:span></text:p>
                  </text:list-item>
                  <text:list-item>
                    <text:p text:style-name="P10"><text:span text:style-name="T9">Giving a consequence and giving positive reinforcement</text:span></text:p>
                  </text:list-item>
                </text:list>
              </text:list-item>
            </text:list>
            <text:list text:style-name="L4">
              <text:list-item>
                <text:p text:style-name="P13"><text:span text:style-name="T12">Watch a video &amp; have staff fill out referral form</text:span></text:p>
              </text:list-item>
            </text:list>
            <text:list text:style-name="L6">
              <text:list-item>
                <text:list>
                  <text:list-item>
                    <text:p text:style-name="P11"><text:span text:style-name="T9">Staff critique referral forms turned in</text:span></text:p>
                  </text:list-item>
                </text:list>
              </text:list-item>
            </text:list>
          </draw:text-box>
        </draw:frame>
        <presentation:notes draw:style-name="dp2">
          <draw:page-thumbnail draw:style-name="gr1" draw:layer="layout" svg:width="12.7cm" svg:height="9.525cm" svg:x="3.175cm" svg:y="1.905cm" draw:page-number="9" presentation:class="page"/>
          <draw:frame presentation:style-name="pr5" draw:text-style-name="P4" draw:layer="layout" svg:width="15.24cm" svg:height="11.43cm" svg:x="1.905cm" svg:y="12.065cm" presentation:class="notes" presentation:placeholder="true">
            <draw:text-box/>
          </draw:frame>
        </presentation:notes>
      </draw:page>
      <draw:page draw:name="Slide41" draw:style-name="dp1" draw:master-page-name="Master2-Layout2-obj-Title-and-Content" presentation:presentation-page-layout-name="AL2T11">
        <draw:frame draw:name="Rectangle 2" presentation:style-name="pr4" draw:text-style-name="P2" draw:layer="layout" svg:width="22.86cm" svg:height="2.752cm" svg:x="1.27cm" svg:y="0.423cm" presentation:class="title">
          <draw:text-box>
            <text:p text:style-name="P19"><text:span text:style-name="T22">Ongoing Buy-In &amp; Participation</text:span></text:p>
          </draw:text-box>
        </draw:frame>
        <draw:frame draw:name="Rectangle 3" presentation:style-name="pr6" draw:text-style-name="P2" draw:layer="layout" svg:width="23.072cm" svg:height="12.065cm" svg:x="1.27cm" svg:y="4.097cm" presentation:class="outline">
          <draw:text-box>
            <text:list text:style-name="L4">
              <text:list-item>
                <text:p text:style-name="P13"><text:span text:style-name="T12">Group-Developed Lesson Plans</text:span></text:p>
              </text:list-item>
              <text:list-item>
                <text:p text:style-name="P13"><text:span text:style-name="T12">Activities from Summer Training: </text:span></text:p>
              </text:list-item>
            </text:list>
            <text:list text:style-name="L6">
              <text:list-item>
                <text:list>
                  <text:list-item>
                    <text:p text:style-name="P17"><text:span text:style-name="T23">School Dream, Ideal Student, </text:span></text:p>
                  </text:list-item>
                  <text:list-item>
                    <text:p text:style-name="P17"><text:span text:style-name="T23">Definitions of Appropriate Behavior, </text:span></text:p>
                  </text:list-item>
                  <text:list-item>
                    <text:p text:style-name="P17"><text:span text:style-name="T23">Classroom Interventions, </text:span></text:p>
                  </text:list-item>
                  <text:list-item>
                    <text:p text:style-name="P17"><text:span text:style-name="T23">Referral Process</text:span></text:p>
                  </text:list-item>
                </text:list>
              </text:list-item>
            </text:list>
            <text:list text:style-name="L4">
              <text:list-item>
                <text:p text:style-name="P20"><text:span text:style-name="T12">Replace One Faculty Meeting with a Collaboration Time</text:span></text:p>
              </text:list-item>
            </text:list>
            <text:list text:style-name="L6">
              <text:list-item>
                <text:list>
                  <text:list-item>
                    <text:p text:style-name="P21"><text:span text:style-name="T23">“</text:span><text:span text:style-name="T23">Data Walk”</text:span></text:p>
                  </text:list-item>
                </text:list>
              </text:list-item>
            </text:list>
          </draw:text-box>
        </draw:frame>
        <presentation:notes draw:style-name="dp2">
          <draw:page-thumbnail draw:style-name="gr1" draw:layer="layout" svg:width="12.7cm" svg:height="9.525cm" svg:x="3.175cm" svg:y="1.905cm" draw:page-number="10" presentation:class="page"/>
          <draw:frame presentation:style-name="pr5" draw:text-style-name="P4" draw:layer="layout" svg:width="15.24cm" svg:height="11.43cm" svg:x="1.905cm" svg:y="12.065cm" presentation:class="notes" presentation:placeholder="true">
            <draw:text-box/>
          </draw:frame>
        </presentation:notes>
      </draw:page>
      <draw:page draw:name="Slide17" draw:style-name="dp1" draw:master-page-name="Master2-Layout1-title-Title-Slide" presentation:presentation-page-layout-name="AL1T0">
        <draw:frame draw:name="Rectangle 4" presentation:style-name="pr7" draw:text-style-name="P2" draw:layer="layout" svg:width="21.59cm" svg:height="5.292cm" svg:x="1.905cm" svg:y="4.445cm" presentation:class="title">
          <draw:text-box>
            <text:p text:style-name="P1"><text:span text:style-name="T18">Collegiality</text:span></text:p>
          </draw:text-box>
        </draw:frame>
        <draw:frame draw:name="Rectangle 5" presentation:style-name="pr8" draw:text-style-name="P2" draw:layer="layout" svg:width="17.78cm" svg:height="4.868cm" svg:x="3.81cm" svg:y="10.795cm" presentation:class="subtitle">
          <draw:text-box>
            <text:list text:style-name="L10">
              <text:list-item>
                <text:p text:style-name="P3"><text:span text:style-name="T12">Morale Building Activities</text:span></text:p>
              </text:list-item>
              <text:list-item>
                <text:p text:style-name="P3"><text:span text:style-name="T12">Team Building Activities</text:span></text:p>
              </text:list-item>
            </text:list>
          </draw:text-box>
        </draw:frame>
        <presentation:notes draw:style-name="dp2">
          <draw:page-thumbnail draw:style-name="gr1" draw:layer="layout" svg:width="12.7cm" svg:height="9.525cm" svg:x="3.175cm" svg:y="1.905cm" draw:page-number="11" presentation:class="page"/>
          <draw:frame presentation:style-name="pr9" draw:text-style-name="P4" draw:layer="layout" svg:width="15.24cm" svg:height="11.43cm" svg:x="1.905cm" svg:y="12.065cm" presentation:class="notes" presentation:placeholder="true">
            <draw:text-box/>
          </draw:frame>
        </presentation:notes>
      </draw:page>
      <draw:page draw:name="Slide18" draw:style-name="dp1" draw:master-page-name="Master2-Layout2-obj-Title-and-Content" presentation:presentation-page-layout-name="AL2T11">
        <draw:frame draw:name="Rectangle 2" presentation:style-name="pr4" draw:text-style-name="P2" draw:layer="layout" svg:width="22.86cm" svg:height="2.752cm" svg:x="1.27cm" svg:y="0.423cm" presentation:class="title">
          <draw:text-box>
            <text:p text:style-name="P1"><text:span text:style-name="T3">Moral-Building Activities</text:span></text:p>
          </draw:text-box>
        </draw:frame>
        <draw:frame draw:name="Rectangle 3" presentation:style-name="pr6" draw:text-style-name="P2" draw:layer="layout" svg:width="22.86cm" svg:height="11.218cm" svg:x="1.27cm" svg:y="4.233cm" presentation:class="outline">
          <draw:text-box>
            <text:list text:style-name="L4">
              <text:list-item>
                <text:p text:style-name="P13"><text:span text:style-name="T12">Develop feelings of belonging by taking time out for morale-building activities</text:span></text:p>
              </text:list-item>
            </text:list>
            <text:list text:style-name="L6">
              <text:list-item>
                <text:list>
                  <text:list-item>
                    <text:p text:style-name="P11"><text:span text:style-name="T24">Initial Activities</text:span><text:span text:style-name="T25"> =</text:span></text:p>
                  </text:list-item>
                </text:list>
              </text:list-item>
            </text:list>
            <text:list text:style-name="L11">
              <text:list-item>
                <text:list>
                  <text:list-item>
                    <text:list>
                      <text:list-item>
                        <text:p text:style-name="P22"><text:span text:style-name="T9">Open lines of communications</text:span></text:p>
                      </text:list-item>
                      <text:list-item>
                        <text:p text:style-name="P22"><text:span text:style-name="T9">Give time for question &amp; answer at trainings</text:span></text:p>
                      </text:list-item>
                      <text:list-item>
                        <text:p text:style-name="P22"><text:span text:style-name="T9">Introduce all PBS team members &amp; give contact information</text:span></text:p>
                      </text:list-item>
                      <text:list-item>
                        <text:p text:style-name="P22"><text:span text:style-name="T9">Have open PBS Team Meetings, anyone can join if they have information to add</text:span></text:p>
                      </text:list-item>
                    </text:list>
                  </text:list-item>
                </text:list>
              </text:list-item>
            </text:list>
          </draw:text-box>
        </draw:frame>
        <presentation:notes draw:style-name="dp2">
          <draw:page-thumbnail draw:style-name="gr1" draw:layer="layout" svg:width="12.7cm" svg:height="9.525cm" svg:x="3.175cm" svg:y="1.905cm" draw:page-number="12" presentation:class="page"/>
          <draw:frame presentation:style-name="pr5" draw:text-style-name="P4" draw:layer="layout" svg:width="15.24cm" svg:height="11.43cm" svg:x="1.905cm" svg:y="12.065cm" presentation:class="notes" presentation:placeholder="true">
            <draw:text-box/>
          </draw:frame>
        </presentation:notes>
      </draw:page>
      <draw:page draw:name="Slide19" draw:style-name="dp1" draw:master-page-name="Master2-Layout2-obj-Title-and-Content" presentation:presentation-page-layout-name="AL2T11">
        <draw:frame draw:name="Rectangle 2" presentation:style-name="pr4" draw:text-style-name="P2" draw:layer="layout" svg:width="22.86cm" svg:height="2.752cm" svg:x="1.27cm" svg:y="0.423cm" presentation:class="title">
          <draw:text-box>
            <text:p text:style-name="P1"><text:span text:style-name="T3">Moral-Building Activities</text:span></text:p>
          </draw:text-box>
        </draw:frame>
        <draw:frame draw:name="Rectangle 3" presentation:style-name="pr6" draw:text-style-name="P2" draw:layer="layout" svg:width="22.86cm" svg:height="11.642cm" svg:x="1.27cm" svg:y="4.233cm" presentation:class="outline">
          <draw:text-box>
            <text:list text:style-name="L4">
              <text:list-item>
                <text:p text:style-name="P23"><text:span text:style-name="T12">Provide special awards linked to PBS achievement (class with 100% attendance, etc)</text:span></text:p>
              </text:list-item>
              <text:list-item>
                <text:p text:style-name="P23"><text:span text:style-name="T12">Quote of the day</text:span></text:p>
              </text:list-item>
              <text:list-item>
                <text:p text:style-name="P23"><text:span text:style-name="T12">Give out a strategy of the day: 2 ways to incorporate the expectations into your lesson plans</text:span></text:p>
              </text:list-item>
              <text:list-item>
                <text:p text:style-name="P23"><text:span text:style-name="T12">Create and give out positive office referrals</text:span></text:p>
              </text:list-item>
            </text:list>
          </draw:text-box>
        </draw:frame>
        <presentation:notes draw:style-name="dp2">
          <draw:page-thumbnail draw:style-name="gr1" draw:layer="layout" svg:width="12.7cm" svg:height="9.525cm" svg:x="3.175cm" svg:y="1.905cm" draw:page-number="13" presentation:class="page"/>
          <draw:frame presentation:style-name="pr5" draw:text-style-name="P4" draw:layer="layout" svg:width="15.24cm" svg:height="11.43cm" svg:x="1.905cm" svg:y="12.065cm" presentation:class="notes" presentation:placeholder="true">
            <draw:text-box/>
          </draw:frame>
        </presentation:notes>
      </draw:page>
      <draw:page draw:name="Slide20" draw:style-name="dp1" draw:master-page-name="Master2-Layout2-obj-Title-and-Content" presentation:presentation-page-layout-name="AL2T11">
        <draw:frame draw:name="Rectangle 2" presentation:style-name="pr4" draw:text-style-name="P2" draw:layer="layout" svg:width="22.86cm" svg:height="2.752cm" svg:x="1.27cm" svg:y="0.423cm" presentation:class="title">
          <draw:text-box>
            <text:p text:style-name="P1"><text:span text:style-name="T3">Moral-Building Activities</text:span></text:p>
          </draw:text-box>
        </draw:frame>
        <draw:frame draw:name="Rectangle 3" presentation:style-name="pr6" draw:text-style-name="P2" draw:layer="layout" svg:width="23.495cm" svg:height="12.277cm" svg:x="1.27cm" svg:y="4.053cm" presentation:class="outline">
          <draw:text-box>
            <text:list text:style-name="L4">
              <text:list-item>
                <text:p text:style-name="P24"><text:span text:style-name="T8">Have all faculty names placed in a hat. Everyone draws a name and has to decorate a “medal” (paper plate) for that person.</text:span></text:p>
              </text:list-item>
              <text:list-item>
                <text:p text:style-name="P25"><text:span text:style-name="T8">Celebrate Individual Staff:</text:span></text:p>
              </text:list-item>
            </text:list>
            <text:list text:style-name="L6">
              <text:list-item>
                <text:list>
                  <text:list-item>
                    <text:p text:style-name="P26"><text:span text:style-name="T9">Let Denise know she is special today</text:span></text:p>
                  </text:list-item>
                  <text:list-item>
                    <text:p text:style-name="P26"><text:span text:style-name="T9">I Appreciate __</text:span><text:span text:style-name="T26">Sandra_____</text:span><text:span text:style-name="T9"> Because:</text:span></text:p>
                  </text:list-item>
                </text:list>
              </text:list-item>
            </text:list>
            <text:list text:style-name="L11">
              <text:list-item>
                <text:list>
                  <text:list-item>
                    <text:list>
                      <text:list-item>
                        <text:p text:style-name="P27"><text:span text:style-name="T20">We think alike</text:span></text:p>
                      </text:list-item>
                      <text:list-item>
                        <text:p text:style-name="P27"><text:span text:style-name="T20">Have the same taste in music </text:span></text:p>
                      </text:list-item>
                      <text:list-item>
                        <text:p text:style-name="P27"><text:span text:style-name="T20">She is open and honest</text:span></text:p>
                      </text:list-item>
                    </text:list>
                  </text:list-item>
                </text:list>
              </text:list-item>
            </text:list>
            <text:list text:style-name="L6">
              <text:list-item>
                <text:list>
                  <text:list-item>
                    <text:p text:style-name="P26"><text:span text:style-name="T9">White T-shirt Activity</text:span></text:p>
                  </text:list-item>
                  <text:list-item>
                    <text:p text:style-name="P26"><text:span text:style-name="T9">Name Poem</text:span></text:p>
                  </text:list-item>
                </text:list>
              </text:list-item>
            </text:list>
          </draw:text-box>
        </draw:frame>
        <presentation:notes draw:style-name="dp2">
          <draw:page-thumbnail draw:style-name="gr1" draw:layer="layout" svg:width="12.7cm" svg:height="9.525cm" svg:x="3.175cm" svg:y="1.905cm" draw:page-number="14" presentation:class="page"/>
          <draw:frame presentation:style-name="pr5" draw:text-style-name="P4" draw:layer="layout" svg:width="15.24cm" svg:height="11.43cm" svg:x="1.905cm" svg:y="12.065cm" presentation:class="notes" presentation:placeholder="true">
            <draw:text-box/>
          </draw:frame>
        </presentation:notes>
      </draw:page>
      <draw:page draw:name="Slide21" draw:style-name="dp1" draw:master-page-name="Master2-Layout2-obj-Title-and-Content" presentation:presentation-page-layout-name="AL2T11">
        <draw:frame draw:name="Rectangle 2" presentation:style-name="pr4" draw:text-style-name="P2" draw:layer="layout" svg:width="22.86cm" svg:height="2.752cm" svg:x="1.27cm" svg:y="0.423cm" presentation:class="title">
          <draw:text-box>
            <text:p text:style-name="P1"><text:span text:style-name="T3">Team Building Activities</text:span></text:p>
          </draw:text-box>
        </draw:frame>
        <draw:frame draw:name="Rectangle 3" presentation:style-name="pr6" draw:text-style-name="P2" draw:layer="layout" svg:width="22.86cm" svg:height="11.853cm" svg:x="1.27cm" svg:y="4.233cm" presentation:class="outline">
          <draw:text-box>
            <text:list text:style-name="L4">
              <text:list-item>
                <text:p text:style-name="P28"><text:span text:style-name="T27">Scavenger Hunt</text:span></text:p>
              </text:list-item>
              <text:list-item>
                <text:p text:style-name="P28"><text:span text:style-name="T27">Teams of two: 1 person Blindfolded, 2 person gives 1 person a set of instructions on how to build a structure out of spaghetti noodles and marshmallows</text:span></text:p>
              </text:list-item>
              <text:list-item>
                <text:p text:style-name="P28"><text:span text:style-name="T27">What have we got in common? (The team lists all the things that the whole team has in common)</text:span></text:p>
              </text:list-item>
              <text:list-item>
                <text:p text:style-name="P28"><text:span text:style-name="T27"><text:a xlink:href="http://www.teampedia.net/wiki/index.php?title=Main_Page" xlink:type="simple">http://www.teampedia.net/wiki/index.php?title=Main_Page</text:a></text:span></text:p>
              </text:list-item>
            </text:list>
            <text:list text:style-name="L8">
              <text:list-item>
                <text:p text:style-name="P28"><text:span text:style-name="T27"><text:s text:c="5"/></text:span><text:span text:style-name="T27">(</text:span><text:span text:style-name="T28">Back 2 Back Drawing, Impersonation, Thumper, Soap Opera Names, Family Feud)</text:span></text:p>
              </text:list-item>
            </text:list>
            <text:list text:style-name="L4">
              <text:list-item>
                <text:p text:style-name="P28"><text:span text:style-name="T27">Obstacle course (Hola Hoop, Hopscotch, Move an egg with a spoon, Hit a Golf Ball Into a Cup)</text:span></text:p>
              </text:list-item>
              <text:list-item>
                <text:p text:style-name="P28"><text:span text:style-name="T27">Team Trivia <text:s text:c="3"/></text:span></text:p>
              </text:list-item>
            </text:list>
            <text:list text:style-name="L8">
              <text:list-item>
                <text:p text:style-name="P29"><text:span text:style-name="T27"/></text:p>
              </text:list-item>
            </text:list>
          </draw:text-box>
        </draw:frame>
        <presentation:notes draw:style-name="dp2">
          <draw:page-thumbnail draw:style-name="gr1" draw:layer="layout" svg:width="12.7cm" svg:height="9.525cm" svg:x="3.175cm" svg:y="1.905cm" draw:page-number="15" presentation:class="page"/>
          <draw:frame presentation:style-name="pr5" draw:text-style-name="P4" draw:layer="layout" svg:width="15.24cm" svg:height="11.43cm" svg:x="1.905cm" svg:y="12.065cm" presentation:class="notes" presentation:placeholder="true">
            <draw:text-box/>
          </draw:frame>
        </presentation:notes>
      </draw:page>
      <draw:page draw:name="Slide23" draw:style-name="dp1" draw:master-page-name="Master2-Layout2-obj-Title-and-Content" presentation:presentation-page-layout-name="AL2T11">
        <draw:frame draw:name="Rectangle 2" presentation:style-name="pr4" draw:text-style-name="P2" draw:layer="layout" svg:width="22.86cm" svg:height="2.752cm" svg:x="1.27cm" svg:y="0.423cm" presentation:class="title">
          <draw:text-box>
            <text:p text:style-name="P1"><text:span text:style-name="T3">Creative Ideas</text:span></text:p>
          </draw:text-box>
        </draw:frame>
        <draw:frame draw:name="Rectangle 3" presentation:style-name="pr6" draw:text-style-name="P2" draw:layer="layout" svg:width="22.86cm" svg:height="11.218cm" svg:x="1.27cm" svg:y="4.233cm" presentation:class="outline">
          <draw:text-box>
            <text:list text:style-name="L4">
              <text:list-item>
                <text:p text:style-name="P13"><text:span text:style-name="T12">“</text:span><text:span text:style-name="T12">Don is Special” Day!</text:span></text:p>
              </text:list-item>
            </text:list>
            <text:list text:style-name="L6">
              <text:list-item>
                <text:list>
                  <text:list-item>
                    <text:p text:style-name="P10"><text:span text:style-name="T9">Create posters and hang all over campus</text:span></text:p>
                  </text:list-item>
                  <text:list-item>
                    <text:p text:style-name="P10"><text:span text:style-name="T9">Create stickers to wear on your shirt</text:span></text:p>
                  </text:list-item>
                  <text:list-item>
                    <text:p text:style-name="P10"><text:span text:style-name="T9">Send random emails</text:span></text:p>
                  </text:list-item>
                </text:list>
              </text:list-item>
            </text:list>
            <text:list text:style-name="L4">
              <text:list-item>
                <text:p text:style-name="P23"><text:span text:style-name="T12">“</text:span><text:span text:style-name="T12">Guess Who?” Have each staff member write a paragraph about themselves. One time week send it out over email and have staff guess who it is.</text:span></text:p>
              </text:list-item>
            </text:list>
            <text:list text:style-name="L8">
              <text:list-item>
                <text:p text:style-name="P9"><text:span text:style-name="T5"/></text:p>
              </text:list-item>
            </text:list>
          </draw:text-box>
        </draw:frame>
        <presentation:notes draw:style-name="dp2">
          <draw:page-thumbnail draw:style-name="gr1" draw:layer="layout" svg:width="12.7cm" svg:height="9.525cm" svg:x="3.175cm" svg:y="1.905cm" draw:page-number="16" presentation:class="page"/>
          <draw:frame presentation:style-name="pr5" draw:text-style-name="P4" draw:layer="layout" svg:width="15.24cm" svg:height="11.43cm" svg:x="1.905cm" svg:y="12.065cm" presentation:class="notes" presentation:placeholder="true">
            <draw:text-box/>
          </draw:frame>
        </presentation:notes>
      </draw:page>
      <draw:page draw:name="Slide24" draw:style-name="dp1" draw:master-page-name="Master2-Layout1-title-Title-Slide" presentation:presentation-page-layout-name="AL1T0">
        <draw:frame draw:name="Rectangle 4" presentation:style-name="pr7" draw:text-style-name="P2" draw:layer="layout" svg:width="21.59cm" svg:height="4.083cm" svg:x="1.905cm" svg:y="4.022cm" presentation:class="title">
          <draw:text-box>
            <text:p text:style-name="P1"><text:span text:style-name="T18">Organizational Structures</text:span></text:p>
          </draw:text-box>
        </draw:frame>
        <draw:frame draw:name="Rectangle 5" presentation:style-name="pr8" draw:text-style-name="P2" draw:layer="layout" svg:width="17.78cm" svg:height="4.868cm" svg:x="3.598cm" svg:y="10.16cm" presentation:class="subtitle">
          <draw:text-box>
            <text:list text:style-name="L10">
              <text:list-item>
                <text:p text:style-name="P3"><text:span text:style-name="T12">Assessing Your School</text:span></text:p>
              </text:list-item>
            </text:list>
          </draw:text-box>
        </draw:frame>
        <presentation:notes draw:style-name="dp2">
          <draw:page-thumbnail draw:style-name="gr1" draw:layer="layout" svg:width="12.7cm" svg:height="9.525cm" svg:x="3.175cm" svg:y="1.905cm" draw:page-number="17" presentation:class="page"/>
          <draw:frame presentation:style-name="pr9" draw:text-style-name="P4" draw:layer="layout" svg:width="15.24cm" svg:height="11.43cm" svg:x="1.905cm" svg:y="12.065cm" presentation:class="notes" presentation:placeholder="true">
            <draw:text-box/>
          </draw:frame>
        </presentation:notes>
      </draw:page>
      <draw:page draw:name="Slide25" draw:style-name="dp1" draw:master-page-name="Master2-Layout2-obj-Title-and-Content" presentation:presentation-page-layout-name="AL2T11">
        <draw:frame draw:name="Rectangle 2" presentation:style-name="pr4" draw:text-style-name="P2" draw:layer="layout" svg:width="22.86cm" svg:height="2.752cm" svg:x="1.27cm" svg:y="0.423cm" presentation:class="title">
          <draw:text-box>
            <text:p text:style-name="P1"><text:span text:style-name="T3">Assessing Your School</text:span></text:p>
          </draw:text-box>
        </draw:frame>
        <draw:frame draw:name="Rectangle 3" presentation:style-name="pr6" draw:text-style-name="P2" draw:layer="layout" svg:width="23.072cm" svg:height="12.7cm" svg:x="1.058cm" svg:y="3.81cm" presentation:class="outline">
          <draw:text-box>
            <text:list text:style-name="L4">
              <text:list-item>
                <text:p text:style-name="P9"><text:span text:style-name="T5">You can identify the behavioral expectations within 5 minutes of entering the school</text:span></text:p>
              </text:list-item>
            </text:list>
            <text:list text:style-name="L6">
              <text:list-item>
                <text:list>
                  <text:list-item>
                    <text:p text:style-name="P17"><text:span text:style-name="T20">Posters are everywhere (halls, classrooms, etc)</text:span></text:p>
                  </text:list-item>
                  <text:list-item>
                    <text:p text:style-name="P17"><text:span text:style-name="T20">Hear faculty using a common language</text:span></text:p>
                  </text:list-item>
                  <text:list-item>
                    <text:p text:style-name="P17"><text:span text:style-name="T20">See it being referred to during instruction</text:span></text:p>
                  </text:list-item>
                </text:list>
              </text:list-item>
            </text:list>
            <text:list text:style-name="L4">
              <text:list-item>
                <text:p text:style-name="P9"><text:span text:style-name="T5">Students state the behavioral expectations</text:span></text:p>
              </text:list-item>
            </text:list>
            <text:list text:style-name="L6">
              <text:list-item>
                <text:list>
                  <text:list-item>
                    <text:p text:style-name="P17"><text:span text:style-name="T20">Ask 10 randomly selected students (ask from different age, gender &amp; ethnic groups)</text:span></text:p>
                  </text:list-item>
                </text:list>
              </text:list-item>
            </text:list>
            <text:list text:style-name="L4">
              <text:list-item>
                <text:p text:style-name="P9"><text:span text:style-name="T5">Students are recognized for appropriate behavior</text:span></text:p>
              </text:list-item>
            </text:list>
            <text:list text:style-name="L6">
              <text:list-item>
                <text:list>
                  <text:list-item>
                    <text:p text:style-name="P17"><text:span text:style-name="T20">Ask 10 randomly selected students if they have been acknowledged for appropriate behavior in past week</text:span></text:p>
                  </text:list-item>
                  <text:list-item>
                    <text:p text:style-name="P10"><text:span text:style-name="T20">Note if you see all faculty given out any school-wide tokens </text:span></text:p>
                  </text:list-item>
                </text:list>
              </text:list-item>
            </text:list>
          </draw:text-box>
        </draw:frame>
        <draw:frame draw:name="Picture 4" draw:style-name="gr5" draw:text-style-name="P5" draw:layer="layout" svg:width="3.479cm" svg:height="5.071cm" svg:x="20.743cm" svg:y="5.503cm">
          <draw:image xlink:href="Pictures/2000006F00000D9A000013D0B9D7B347.wmf" xlink:type="simple" xlink:show="embed" xlink:actuate="onLoad">
            <text:p/>
          </draw:image>
          <svg:desc>MCBD07592_0000[1]</svg:desc>
        </draw:frame>
        <presentation:notes draw:style-name="dp2">
          <draw:page-thumbnail draw:style-name="gr1" draw:layer="layout" svg:width="12.7cm" svg:height="9.525cm" svg:x="3.175cm" svg:y="1.905cm" draw:page-number="18" presentation:class="page"/>
          <draw:frame presentation:style-name="pr5" draw:text-style-name="P4" draw:layer="layout" svg:width="15.24cm" svg:height="11.43cm" svg:x="1.905cm" svg:y="12.065cm" presentation:class="notes" presentation:placeholder="true">
            <draw:text-box/>
          </draw:frame>
        </presentation:notes>
      </draw:page>
      <draw:page draw:name="Slide26" draw:style-name="dp1" draw:master-page-name="Master2-Layout2-obj-Title-and-Content" presentation:presentation-page-layout-name="AL2T11">
        <draw:frame draw:name="Rectangle 2" presentation:style-name="pr4" draw:text-style-name="P2" draw:layer="layout" svg:width="22.86cm" svg:height="2.752cm" svg:x="1.27cm" svg:y="0.423cm" presentation:class="title">
          <draw:text-box>
            <text:p text:style-name="P1"><text:span text:style-name="T3">Assessing Your School</text:span></text:p>
          </draw:text-box>
        </draw:frame>
        <draw:frame draw:name="Rectangle 3" presentation:style-name="pr6" draw:text-style-name="P2" draw:layer="layout" svg:width="22.86cm" svg:height="11.218cm" svg:x="1.27cm" svg:y="4.233cm" presentation:class="outline">
          <draw:text-box>
            <text:list text:style-name="L4">
              <text:list-item>
                <text:p text:style-name="P9"><text:span text:style-name="T5">Faculty, staff &amp; families know behavioral expectations</text:span></text:p>
              </text:list-item>
            </text:list>
            <text:list text:style-name="L6">
              <text:list-item>
                <text:list>
                  <text:list-item>
                    <text:p text:style-name="P17"><text:span text:style-name="T19">ALL</text:span><text:span text:style-name="T20"> Faculty &amp; staff know expectations</text:span></text:p>
                  </text:list-item>
                  <text:list-item>
                    <text:p text:style-name="P17"><text:span text:style-name="T20">Substitute teachers know expectations</text:span></text:p>
                  </text:list-item>
                  <text:list-item>
                    <text:p text:style-name="P17"><text:span text:style-name="T20">Families know expectations</text:span></text:p>
                  </text:list-item>
                </text:list>
              </text:list-item>
            </text:list>
            <text:list text:style-name="L4">
              <text:list-item>
                <text:p text:style-name="P9"><text:span text:style-name="T5">Student to Student interactions reflect expectations</text:span></text:p>
              </text:list-item>
            </text:list>
            <text:list text:style-name="L6">
              <text:list-item>
                <text:list>
                  <text:list-item>
                    <text:p text:style-name="P17"><text:span text:style-name="T20">Students prompt and support behavioral expectations</text:span></text:p>
                  </text:list-item>
                </text:list>
              </text:list-item>
            </text:list>
            <text:list text:style-name="L4">
              <text:list-item>
                <text:p text:style-name="P9"><text:span text:style-name="T5">Physical environment is cared for</text:span></text:p>
              </text:list-item>
              <text:list-item>
                <text:p text:style-name="P9"><text:span text:style-name="T5">Students approach adults</text:span></text:p>
              </text:list-item>
            </text:list>
          </draw:text-box>
        </draw:frame>
        <draw:frame draw:name="Picture 6" draw:style-name="gr5" draw:text-style-name="P5" draw:layer="layout" svg:width="6.138cm" svg:height="5.181cm" svg:x="17.145cm" svg:y="11.54cm">
          <draw:image xlink:href="Pictures/200000850000120A000013D0B90172D3.wmf" xlink:type="simple" xlink:show="embed" xlink:actuate="onLoad">
            <text:p/>
          </draw:image>
          <svg:desc>MCBD07599_0000[1]</svg:desc>
        </draw:frame>
        <presentation:notes draw:style-name="dp2">
          <draw:page-thumbnail draw:style-name="gr1" draw:layer="layout" svg:width="12.7cm" svg:height="9.525cm" svg:x="3.175cm" svg:y="1.905cm" draw:page-number="19" presentation:class="page"/>
          <draw:frame presentation:style-name="pr5" draw:text-style-name="P4" draw:layer="layout" svg:width="15.24cm" svg:height="11.43cm" svg:x="1.905cm" svg:y="12.065cm" presentation:class="notes" presentation:placeholder="true">
            <draw:text-box/>
          </draw:frame>
        </presentation:notes>
      </draw:page>
      <draw:page draw:name="Slide31" draw:style-name="dp1" draw:master-page-name="Master2-Layout1-title-Title-Slide" presentation:presentation-page-layout-name="AL1T0">
        <draw:frame draw:name="Rectangle 2" presentation:style-name="pr7" draw:text-style-name="P2" draw:layer="layout" svg:width="21.59cm" svg:height="4.083cm" svg:x="1.905cm" svg:y="4.233cm" presentation:class="title">
          <draw:text-box>
            <text:p text:style-name="P1"><text:span text:style-name="T3">FISH! A Remarkable Way to </text:span><text:span text:style-name="T18">Boost Morale and Improve </text:span><text:span text:style-name="T3">Results</text:span></text:p>
          </draw:text-box>
        </draw:frame>
        <draw:frame draw:name="Rectangle 3" presentation:style-name="pr8" draw:text-style-name="P2" draw:layer="layout" svg:width="17.78cm" svg:height="4.868cm" svg:x="3.81cm" svg:y="10.795cm" presentation:class="subtitle">
          <draw:text-box>
            <text:p text:style-name="P3"><text:span text:style-name="T12">Stephen C. Lundin</text:span></text:p>
            <text:p text:style-name="P3"><text:span text:style-name="T12">Harry Paul</text:span></text:p>
            <text:p text:style-name="P3"><text:span text:style-name="T12">John Christensen</text:span></text:p>
          </draw:text-box>
        </draw:frame>
        <draw:frame draw:name="Picture 5" draw:style-name="gr5" draw:text-style-name="P5" draw:layer="layout" svg:width="5.896cm" svg:height="6.138cm" svg:x="0.847cm" svg:y="10.795cm">
          <draw:image xlink:href="Pictures/200000270000170E00001267AFF46942.wmf" xlink:type="simple" xlink:show="embed" xlink:actuate="onLoad">
            <text:p/>
          </draw:image>
          <svg:desc>MCj02808440000[1]</svg:desc>
        </draw:frame>
        <presentation:notes draw:style-name="dp2">
          <draw:page-thumbnail draw:style-name="gr1" draw:layer="layout" svg:width="12.7cm" svg:height="9.525cm" svg:x="3.175cm" svg:y="1.905cm" draw:page-number="20" presentation:class="page"/>
          <draw:frame presentation:style-name="pr9" draw:text-style-name="P4" draw:layer="layout" svg:width="15.24cm" svg:height="11.43cm" svg:x="1.905cm" svg:y="12.065cm" presentation:class="notes" presentation:placeholder="true">
            <draw:text-box/>
          </draw:frame>
        </presentation:notes>
      </draw:page>
      <draw:page draw:name="Slide32" draw:style-name="dp1" draw:master-page-name="Master2-Layout2-obj-Title-and-Content" presentation:presentation-page-layout-name="AL2T11">
        <draw:frame draw:name="Rectangle 2" presentation:style-name="pr4" draw:text-style-name="P2" draw:layer="layout" svg:width="25.4cm" svg:height="2.752cm" svg:x="0cm" svg:y="0.198cm" presentation:class="title">
          <draw:text-box>
            <text:p text:style-name="P1"><text:span text:style-name="T29">4 Ingredients to an </text:span><text:span text:style-name="T29"><text:line-break/></text:span><text:span text:style-name="T29">Energy-Filled Workplace</text:span></text:p>
          </draw:text-box>
        </draw:frame>
        <draw:frame draw:name="Rectangle 3" presentation:style-name="pr6" draw:text-style-name="P2" draw:layer="layout" svg:width="22.86cm" svg:height="11.218cm" svg:x="1.27cm" svg:y="4.233cm" presentation:class="outline">
          <draw:text-box>
            <text:list text:style-name="L8">
              <text:list-item>
                <text:p text:style-name="P13"><text:span text:style-name="T12">1. Choose Your attitude</text:span></text:p>
              </text:list-item>
              <text:list-item>
                <text:p text:style-name="P13"><text:span text:style-name="T12"/></text:p>
              </text:list-item>
              <text:list-item>
                <text:p text:style-name="P13"><text:span text:style-name="T12">2. Play</text:span></text:p>
              </text:list-item>
              <text:list-item>
                <text:p text:style-name="P13"><text:span text:style-name="T12"/></text:p>
              </text:list-item>
              <text:list-item>
                <text:p text:style-name="P13"><text:span text:style-name="T12">3. Make their Day </text:span></text:p>
              </text:list-item>
              <text:list-item>
                <text:p text:style-name="P13"><text:span text:style-name="T12"/></text:p>
              </text:list-item>
              <text:list-item>
                <text:p text:style-name="P13"><text:span text:style-name="T12">4. Be present</text:span></text:p>
              </text:list-item>
            </text:list>
          </draw:text-box>
        </draw:frame>
        <presentation:notes draw:style-name="dp2">
          <draw:page-thumbnail draw:style-name="gr1" draw:layer="layout" svg:width="12.7cm" svg:height="9.525cm" svg:x="3.175cm" svg:y="1.905cm" draw:page-number="21" presentation:class="page"/>
          <draw:frame presentation:style-name="pr5" draw:text-style-name="P4" draw:layer="layout" svg:width="15.24cm" svg:height="11.43cm" svg:x="1.905cm" svg:y="12.065cm" presentation:class="notes" presentation:placeholder="true">
            <draw:text-box/>
          </draw:frame>
        </presentation:notes>
      </draw:page>
      <draw:page draw:name="Slide33" draw:style-name="dp1" draw:master-page-name="Master2-Layout2-obj-Title-and-Content" presentation:presentation-page-layout-name="AL2T11">
        <draw:frame draw:name="Rectangle 2" presentation:style-name="pr4" draw:text-style-name="P2" draw:layer="layout" svg:width="22.86cm" svg:height="2.752cm" svg:x="0.265cm" svg:y="0.132cm" presentation:class="title">
          <draw:text-box>
            <text:p text:style-name="P1"><text:span text:style-name="T3">CHOOSE YOUR ATTITUDE!</text:span></text:p>
          </draw:text-box>
        </draw:frame>
        <draw:frame draw:name="Rectangle 3" presentation:style-name="pr6" draw:text-style-name="P2" draw:layer="layout" svg:width="24.13cm" svg:height="12.718cm" svg:x="0.635cm" svg:y="4.004cm" presentation:class="outline">
          <draw:text-box>
            <text:list text:style-name="L4">
              <text:list-item>
                <text:p text:style-name="P9"><text:span text:style-name="T5">Most of us believe our attitudes are caused directly by outside influences like unpleasant experiences or negative people. But while external pressures may trigger our feelings, we are the ones wearing those feelings like a suit of clothes. </text:span></text:p>
              </text:list-item>
              <text:list-item>
                <text:p text:style-name="P7"><text:span text:style-name="T5">When you are doing what you are doing, who are you being?</text:span></text:p>
              </text:list-item>
            </text:list>
            <text:list text:style-name="L6">
              <text:list-item>
                <text:list>
                  <text:list-item>
                    <text:p text:style-name="P17"><text:span text:style-name="T20">Are you being impatient and bored </text:span><text:span text:style-name="T30">OR</text:span><text:span text:style-name="T20"> are you being </text:span></text:p>
                  </text:list-item>
                </text:list>
              </text:list-item>
            </text:list>
            <text:list text:style-name="L7">
              <text:list-item>
                <text:list>
                  <text:list-item>
                    <text:p text:style-name="P17"><text:span text:style-name="T21"><text:s text:c="4"/></text:span><text:span text:style-name="T19">WORLD FAMOUS!</text:span></text:p>
                  </text:list-item>
                </text:list>
              </text:list-item>
            </text:list>
            <text:list text:style-name="L6">
              <text:list-item>
                <text:list>
                  <text:list-item>
                    <text:p text:style-name="P17"><text:span text:style-name="T20">Who do you want to be at work?</text:span></text:p>
                  </text:list-item>
                  <text:list-item>
                    <text:p text:style-name="P17"><text:span text:style-name="T20">Ask yourself, is my attitude helping me/others?</text:span></text:p>
                  </text:list-item>
                </text:list>
              </text:list-item>
            </text:list>
          </draw:text-box>
        </draw:frame>
        <draw:frame draw:name="Picture 5" draw:style-name="gr5" draw:text-style-name="P5" draw:layer="layout" svg:width="3.81cm" svg:height="3.717cm" svg:x="21.59cm" svg:y="0cm">
          <draw:image xlink:href="Pictures/2000004D00000CC8000013B7A1DDBABF.wmf" xlink:type="simple" xlink:show="embed" xlink:actuate="onLoad">
            <text:p/>
          </draw:image>
          <svg:desc>MCj03343020000[1]</svg:desc>
        </draw:frame>
        <presentation:notes draw:style-name="dp2">
          <draw:page-thumbnail draw:style-name="gr1" draw:layer="layout" svg:width="12.7cm" svg:height="9.525cm" svg:x="3.175cm" svg:y="1.905cm" draw:page-number="22" presentation:class="page"/>
          <draw:frame presentation:style-name="pr5" draw:text-style-name="P4" draw:layer="layout" svg:width="15.24cm" svg:height="11.43cm" svg:x="1.905cm" svg:y="12.065cm" presentation:class="notes" presentation:placeholder="true">
            <draw:text-box/>
          </draw:frame>
        </presentation:notes>
      </draw:page>
      <draw:page draw:name="Slide34" draw:style-name="dp1" draw:master-page-name="Master2-Layout12-tbl-Title-and-Table" presentation:presentation-page-layout-name="AL3T8">
        <draw:frame draw:name="Rectangle 2" presentation:style-name="pr10" draw:text-style-name="P2" draw:layer="layout" svg:width="24.13cm" svg:height="3.559cm" svg:x="0.635cm" svg:y="0.251cm" presentation:class="title">
          <draw:text-box>
            <text:p text:style-name="P1"><text:span text:style-name="T3">Choose Your Attitude</text:span></text:p>
          </draw:text-box>
        </draw:frame>
        <draw:frame draw:name="Group 3" draw:style-name="standard" draw:layer="layout" svg:width="24.129cm" svg:height="11.884cm" svg:x="0.635cm" svg:y="4.361cm" presentation:class="table">
          <table:table>
            <table:table-column table:style-name="co1"/>
            <table:table-column table:style-name="co1"/>
            <table:table-row table:style-name="ro1" table:default-cell-style-name="ce1">
              <table:table-cell>
                <text:p text:style-name="P30"><text:span text:style-name="T31"></text:span></text:p>
              </table:table-cell>
              <table:table-cell>
                <text:p text:style-name="P30"><text:span text:style-name="T31"></text:span></text:p>
              </table:table-cell>
            </table:table-row>
            <table:table-row table:style-name="ro2" table:default-cell-style-name="ce1">
              <table:table-cell>
                <text:p text:style-name="P31"><text:span text:style-name="T32">Energetic</text:span></text:p>
              </table:table-cell>
              <table:table-cell>
                <text:p text:style-name="P31"><text:span text:style-name="T32">Angry</text:span></text:p>
              </table:table-cell>
            </table:table-row>
            <table:table-row table:style-name="ro3" table:default-cell-style-name="ce1">
              <table:table-cell>
                <text:p text:style-name="P31"><text:span text:style-name="T32">Caring</text:span></text:p>
              </table:table-cell>
              <table:table-cell>
                <text:p text:style-name="P31"><text:span text:style-name="T32">Disinterested</text:span></text:p>
              </table:table-cell>
            </table:table-row>
            <table:table-row table:style-name="ro4" table:default-cell-style-name="ce1">
              <table:table-cell>
                <text:p text:style-name="P31"><text:span text:style-name="T32">Vital</text:span></text:p>
              </table:table-cell>
              <table:table-cell>
                <text:p text:style-name="P31"><text:span text:style-name="T32">Bitter</text:span></text:p>
              </table:table-cell>
            </table:table-row>
            <table:table-row table:style-name="ro2" table:default-cell-style-name="ce1">
              <table:table-cell/>
              <table:table-cell/>
            </table:table-row>
            <table:table-row table:style-name="ro3" table:default-cell-style-name="ce1">
              <table:table-cell/>
              <table:table-cell/>
            </table:table-row>
          </table:table>
          <draw:image xlink:href="Pictures/TablePreview1.svm" xlink:type="simple" xlink:show="embed" xlink:actuate="onLoad"/>
        </draw:frame>
        <presentation:notes draw:style-name="dp2">
          <draw:page-thumbnail draw:style-name="gr1" draw:layer="layout" svg:width="12.7cm" svg:height="9.525cm" svg:x="3.175cm" svg:y="1.905cm" draw:page-number="23" presentation:class="page"/>
          <draw:frame presentation:style-name="pr11" draw:text-style-name="P4" draw:layer="layout" svg:width="15.24cm" svg:height="11.43cm" svg:x="1.905cm" svg:y="12.065cm" presentation:class="notes" presentation:placeholder="true">
            <draw:text-box/>
          </draw:frame>
        </presentation:notes>
      </draw:page>
      <draw:page draw:name="Slide35" draw:style-name="dp1" draw:master-page-name="Master2-Layout2-obj-Title-and-Content" presentation:presentation-page-layout-name="AL2T11">
        <draw:frame draw:name="Rectangle 2" presentation:style-name="pr4" draw:text-style-name="P2" draw:layer="layout" svg:width="22.86cm" svg:height="2.752cm" svg:x="1.27cm" svg:y="0.423cm" presentation:class="title">
          <draw:text-box>
            <text:p text:style-name="P1"><text:span text:style-name="T3">PLAY!</text:span></text:p>
          </draw:text-box>
        </draw:frame>
        <draw:frame draw:name="Rectangle 3" presentation:style-name="pr6" draw:text-style-name="P2" draw:layer="layout" svg:width="24.13cm" svg:height="12.36cm" svg:x="0.635cm" svg:y="4.361cm" presentation:class="outline">
          <draw:text-box>
            <text:list text:style-name="L4">
              <text:list-item>
                <text:p text:style-name="P12"><text:span text:style-name="T8">People who find ways to incorporate “play” into their daily lives approach their work, responsibilities and challenges with energy and enthusiasm. </text:span></text:p>
              </text:list-item>
              <text:list-item>
                <text:p text:style-name="P12"><text:span text:style-name="T8">Playful work we do allows us to find creative ways to engage our students</text:span></text:p>
              </text:list-item>
              <text:list-item>
                <text:p text:style-name="P12"><text:span text:style-name="T8">If we don’t find constructive ways to meet students’ universal need for fun, students’ will devise their own, not-so-constructive ways </text:span><text:span text:style-name="T27">(Kriete, R. 2003)</text:span></text:p>
              </text:list-item>
            </text:list>
          </draw:text-box>
        </draw:frame>
        <draw:frame draw:name="Picture 4" draw:style-name="gr5" draw:text-style-name="P5" draw:layer="layout" svg:width="4.912cm" svg:height="4.022cm" svg:x="19.262cm" svg:y="0cm">
          <draw:image xlink:href="Pictures/2000001F000014D9000014D9B5A4CEE3.wmf" xlink:type="simple" xlink:show="embed" xlink:actuate="onLoad">
            <text:p/>
          </draw:image>
          <svg:desc>MCED00055_0000[1]</svg:desc>
        </draw:frame>
        <presentation:notes draw:style-name="dp2">
          <draw:page-thumbnail draw:style-name="gr1" draw:layer="layout" svg:width="12.7cm" svg:height="9.525cm" svg:x="3.175cm" svg:y="1.905cm" draw:page-number="24" presentation:class="page"/>
          <draw:frame presentation:style-name="pr5" draw:text-style-name="P4" draw:layer="layout" svg:width="15.24cm" svg:height="11.43cm" svg:x="1.905cm" svg:y="12.065cm" presentation:class="notes" presentation:placeholder="true">
            <draw:text-box/>
          </draw:frame>
        </presentation:notes>
      </draw:page>
      <draw:page draw:name="Slide36" draw:style-name="dp1" draw:master-page-name="Master2-Layout2-obj-Title-and-Content" presentation:presentation-page-layout-name="AL2T11">
        <draw:frame draw:name="Rectangle 2" presentation:style-name="pr4" draw:text-style-name="P2" draw:layer="layout" svg:width="22.86cm" svg:height="2.752cm" svg:x="1.27cm" svg:y="0.423cm" presentation:class="title">
          <draw:text-box>
            <text:p text:style-name="P1"><text:span text:style-name="T3">MAKE THEIR DAY!</text:span></text:p>
          </draw:text-box>
        </draw:frame>
        <draw:frame draw:name="Rectangle 3" presentation:style-name="pr6" draw:text-style-name="P2" draw:layer="layout" svg:width="22.86cm" svg:height="12.422cm" svg:x="1.27cm" svg:y="4.088cm" presentation:class="outline">
          <draw:text-box>
            <text:list text:style-name="L4">
              <text:list-item>
                <text:p text:style-name="P23"><text:span text:style-name="T12">Look for as many ways as you can to create great memories!</text:span></text:p>
              </text:list-item>
              <text:list-item>
                <text:p text:style-name="P23"><text:span text:style-name="T12">It moves past just being civil or pleasant—it’s taking that extra step you didn’t have to take. And that makes all the difference.</text:span></text:p>
              </text:list-item>
              <text:list-item>
                <text:p text:style-name="P23"><text:span text:style-name="T12">Teachers who had high quality relationships with their students had 31% fewer discipline problems. </text:span><text:span text:style-name="T27">(Marzano, R.J. and Marzano, J.S. 2003)</text:span></text:p>
              </text:list-item>
            </text:list>
          </draw:text-box>
        </draw:frame>
        <presentation:notes draw:style-name="dp2">
          <draw:page-thumbnail draw:style-name="gr1" draw:layer="layout" svg:width="12.7cm" svg:height="9.525cm" svg:x="3.175cm" svg:y="1.905cm" draw:page-number="25" presentation:class="page"/>
          <draw:frame presentation:style-name="pr5" draw:text-style-name="P4" draw:layer="layout" svg:width="15.24cm" svg:height="11.43cm" svg:x="1.905cm" svg:y="12.065cm" presentation:class="notes" presentation:placeholder="true">
            <draw:text-box/>
          </draw:frame>
        </presentation:notes>
      </draw:page>
      <draw:page draw:name="Slide37" draw:style-name="dp1" draw:master-page-name="Master2-Layout2-obj-Title-and-Content" presentation:presentation-page-layout-name="AL2T11">
        <draw:frame draw:name="Rectangle 2" presentation:style-name="pr4" draw:text-style-name="P2" draw:layer="layout" svg:width="22.86cm" svg:height="2.752cm" svg:x="1.27cm" svg:y="0.423cm" presentation:class="title">
          <draw:text-box>
            <text:p text:style-name="P1"><text:span text:style-name="T3">BE PRESENT!</text:span></text:p>
          </draw:text-box>
        </draw:frame>
        <draw:frame draw:name="Rectangle 3" presentation:style-name="pr6" draw:text-style-name="P2" draw:layer="layout" svg:width="24.13cm" svg:height="12.488cm" svg:x="0.635cm" svg:y="4.022cm" presentation:class="outline">
          <draw:text-box>
            <text:list text:style-name="L4">
              <text:list-item>
                <text:p text:style-name="P13"><text:span text:style-name="T12">Being “present” for another person has a powerful effect. Think about how good it feels when someone gives you her or his undivided attention, focusing on your needs and feelings. Now think about how it feels when someone with whom you are “interacting” barely looks at you.</text:span></text:p>
              </text:list-item>
            </text:list>
            <text:list text:style-name="L6">
              <text:list-item>
                <text:list>
                  <text:list-item>
                    <text:p text:style-name="P10"><text:span text:style-name="T9">Actively listen (suspend judgment, don’t think about the comeback)</text:span></text:p>
                  </text:list-item>
                  <text:list-item>
                    <text:p text:style-name="P10"><text:span text:style-name="T9">Talk to me like I was your long lost friend</text:span></text:p>
                  </text:list-item>
                </text:list>
              </text:list-item>
            </text:list>
          </draw:text-box>
        </draw:frame>
        <draw:frame draw:name="Picture 4" draw:style-name="gr5" draw:text-style-name="P5" draw:layer="layout" svg:width="4.445cm" svg:height="3.845cm" svg:x="20.108cm" svg:y="0cm">
          <draw:image xlink:href="Pictures/2000005800000F92000014045B329967.wmf" xlink:type="simple" xlink:show="embed" xlink:actuate="onLoad">
            <text:p/>
          </draw:image>
          <svg:desc>MCj04061220000[1]</svg:desc>
        </draw:frame>
        <presentation:notes draw:style-name="dp2">
          <draw:page-thumbnail draw:style-name="gr1" draw:layer="layout" svg:width="12.7cm" svg:height="9.525cm" svg:x="3.175cm" svg:y="1.905cm" draw:page-number="26" presentation:class="page"/>
          <draw:frame presentation:style-name="pr5" draw:text-style-name="P4" draw:layer="layout" svg:width="15.24cm" svg:height="11.43cm" svg:x="1.905cm" svg:y="12.065cm" presentation:class="notes" presentation:placeholder="true">
            <draw:text-box/>
          </draw:frame>
        </presentation:notes>
      </draw:page>
      <draw:page draw:name="Slide38" draw:style-name="dp1" draw:master-page-name="Master2-Layout1-title-Title-Slide" presentation:presentation-page-layout-name="AL1T0">
        <draw:frame draw:name="Rectangle 4" presentation:style-name="pr7" draw:text-style-name="P2" draw:layer="layout" svg:width="25.4cm" svg:height="2.963cm" svg:x="0cm" svg:y="0cm" presentation:class="title">
          <draw:text-box>
            <text:p text:style-name="P1"><text:span text:style-name="T29">In The Right Environment,</text:span></text:p>
          </draw:text-box>
        </draw:frame>
        <draw:frame draw:name="Picture 7" draw:style-name="gr5" draw:text-style-name="P5" draw:layer="layout" svg:width="10.372cm" svg:height="7.497cm" svg:x="7.197cm" svg:y="4.868cm">
          <draw:image xlink:href="Pictures/200004D70000164D00001D182F1DDF4B.wmf" xlink:type="simple" xlink:show="embed" xlink:actuate="onLoad">
            <text:p/>
          </draw:image>
          <svg:desc>j0250785[1]</svg:desc>
        </draw:frame>
        <draw:frame draw:name="Text Box 5" draw:style-name="gr6" draw:text-style-name="P2" draw:layer="layout" svg:width="17.992cm" svg:height="1.782cm" svg:x="3.387cm" svg:y="13.97cm">
          <draw:text-box>
            <text:p text:style-name="P32"><text:span text:style-name="T33">They Bloom Like Crazy!</text:span></text:p>
          </draw:text-box>
        </draw:frame>
        <presentation:notes draw:style-name="dp2">
          <draw:page-thumbnail draw:style-name="gr1" draw:layer="layout" svg:width="12.7cm" svg:height="9.525cm" svg:x="3.175cm" svg:y="1.905cm" draw:page-number="27" presentation:class="page"/>
          <draw:frame presentation:style-name="pr9" draw:text-style-name="P4" draw:layer="layout" svg:width="15.24cm" svg:height="11.43cm" svg:x="1.905cm" svg:y="12.065cm" presentation:class="notes" presentation:placeholder="true">
            <draw:text-box/>
          </draw:frame>
        </presentation:notes>
      </draw:page>
      <draw:page draw:name="Slide39" draw:style-name="dp1" draw:master-page-name="Master2-Layout2-obj-Title-and-Content" presentation:presentation-page-layout-name="AL2T11">
        <draw:frame draw:name="Title 1" presentation:style-name="pr4" draw:text-style-name="P2" draw:layer="layout" svg:width="22.86cm" svg:height="2.752cm" svg:x="1.27cm" svg:y="0.423cm" presentation:class="title">
          <draw:text-box>
            <text:p text:style-name="P1"><text:span text:style-name="T3">Join Us Again!</text:span></text:p>
          </draw:text-box>
        </draw:frame>
        <draw:frame draw:name="Content Placeholder 2" presentation:style-name="pr6" draw:text-style-name="P2" draw:layer="layout" svg:width="22.86cm" svg:height="11.218cm" svg:x="1.27cm" svg:y="4.233cm" presentation:class="outline">
          <draw:text-box>
            <text:list text:style-name="L8">
              <text:list-item>
                <text:p text:style-name="P13"><text:span text:style-name="T16">Next Chat:</text:span></text:p>
              </text:list-item>
              <text:list-item>
                <text:p text:style-name="P13"><text:span text:style-name="T12"/></text:p>
              </text:list-item>
              <text:list-item>
                <text:p text:style-name="P33"><text:span text:style-name="T34">Wednesday, February 9</text:span><text:span text:style-name="T35">th</text:span><text:span text:style-name="T34"> 2:30-3:30 EST</text:span></text:p>
              </text:list-item>
              <text:list-item>
                <text:p text:style-name="P34"><text:span text:style-name="T36">Topic TBD</text:span></text:p>
              </text:list-item>
              <text:list-item>
                <text:p text:style-name="P34"><text:span text:style-name="T37"/></text:p>
              </text:list-item>
              <text:list-item>
                <text:p text:style-name="P9"><text:span text:style-name="T5">Ideas for February’s topic? Please type them in!</text:span></text:p>
              </text:list-item>
            </text:list>
          </draw:text-box>
        </draw:frame>
        <presentation:notes draw:style-name="dp2">
          <draw:page-thumbnail draw:style-name="gr1" draw:layer="layout" svg:width="12.7cm" svg:height="9.525cm" svg:x="3.175cm" svg:y="1.905cm" draw:page-number="28" presentation:class="page"/>
          <draw:frame presentation:style-name="pr5" draw:text-style-name="P4" draw:layer="layout" svg:width="15.24cm" svg:height="11.43cm" svg:x="1.905cm" svg:y="12.065cm" presentation:class="notes" presentation:placeholder="true">
            <draw:text-box/>
          </draw:frame>
        </presentation:notes>
      </draw:page>
      <draw:page draw:name="Slide40" draw:style-name="dp1" draw:master-page-name="Master2-Layout7-blank-Blank">
        <draw:frame draw:name="Rectangle 2" presentation:style-name="pr12" draw:text-style-name="P2" draw:layer="layout" svg:width="25.4cm" svg:height="3.175cm" svg:x="0cm" svg:y="0cm" presentation:class="title">
          <draw:text-box>
            <text:p text:style-name="P1"><text:span text:style-name="T38">PBS:RtIB Contact Information &amp; Resources</text:span></text:p>
          </draw:text-box>
        </draw:frame>
        <draw:frame draw:name="Rectangle 3" presentation:style-name="pr13" draw:text-style-name="P2" draw:layer="layout" svg:width="22.86cm" svg:height="11.43cm" svg:x="1.27cm" svg:y="4.233cm" presentation:class="outline">
          <draw:text-box>
            <text:list text:style-name="L8">
              <text:list-item>
                <text:p text:style-name="P35"><text:span text:style-name="T16">FLPBS:RtIB Project</text:span></text:p>
              </text:list-item>
            </text:list>
            <text:list text:style-name="L6">
              <text:list-item>
                <text:list>
                  <text:list-item>
                    <text:p text:style-name="P36"><text:span text:style-name="T25">Phone: <text:s/></text:span><text:span text:style-name="T39">(813) 974-6440</text:span></text:p>
                  </text:list-item>
                  <text:list-item>
                    <text:p text:style-name="P36"><text:span text:style-name="T25">E-mail: </text:span><text:span text:style-name="T39">flpbs@fmhi.usf.edu</text:span></text:p>
                  </text:list-item>
                  <text:list-item>
                    <text:p text:style-name="P36"><text:span text:style-name="T25">Website:</text:span><text:span text:style-name="T40"> <text:s/></text:span><text:span text:style-name="T39">http://flpbs.fmhi.usf.edu</text:span></text:p>
                  </text:list-item>
                </text:list>
              </text:list-item>
            </text:list>
            <text:list text:style-name="L8">
              <text:list-item>
                <text:p text:style-name="P35"><text:span text:style-name="T12"/></text:p>
              </text:list-item>
              <text:list-item>
                <text:p text:style-name="P35"><text:span text:style-name="T16">OSEP Center on PBIS</text:span></text:p>
              </text:list-item>
            </text:list>
            <text:list text:style-name="L6">
              <text:list-item>
                <text:list>
                  <text:list-item>
                    <text:p text:style-name="P36"><text:span text:style-name="T25">Website:</text:span><text:span text:style-name="T40"> </text:span><text:span text:style-name="T39">http://www.pbis.org</text:span></text:p>
                  </text:list-item>
                </text:list>
              </text:list-item>
            </text:list>
          </draw:text-box>
        </draw:frame>
        <presentation:notes draw:style-name="dp3">
          <draw:frame draw:name="Rectangle 7" draw:style-name="gr7" draw:text-style-name="P2" draw:layer="layout" svg:width="8.255cm" svg:height="1.27cm" svg:x="10.791cm" svg:y="24.126cm">
            <draw:text-box>
              <text:p text:style-name="P37"><text:span text:style-name="T41"><text:page-number>&lt;number&gt;</text:page-number></text:span></text:p>
            </draw:text-box>
          </draw:frame>
          <draw:page-thumbnail draw:name="Rectangle 2" draw:style-name="gr1" draw:layer="layout" svg:width="12.7cm" svg:height="9.525cm" svg:x="3.175cm" svg:y="1.905cm" draw:page-number="29" presentation:class="page"/>
          <draw:frame draw:name="Rectangle 3" presentation:style-name="pr14" draw:text-style-name="P38"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4" svg:font-family="'Liberation Sans'" style:font-pitch="variable" style:font-charset="x-symbol"/>
    <style:font-face style:name="Wingdings" svg:font-family="Wingdings" style:font-pitch="variable" style:font-charset="x-symbol"/>
    <style:font-face style:name="Liberation Sans3" svg:font-family="'Liberation Sans'" style:font-family-generic="roman" style:font-pitch="variable" style:font-charset="x-symbol"/>
    <style:font-face style:name="Arial1" svg:font-family="Arial"/>
    <style:font-face style:name="Calibri1" svg:font-family="Calibri"/>
    <style:font-face style:name="Century Gothic1" svg:font-family="'Century Gothic'"/>
    <style:font-face style:name="Arial" svg:font-family="Arial" style:font-pitch="variable"/>
    <style:font-face style:name="Calibri" svg:font-family="Calibri" style:font-pitch="variable"/>
    <style:font-face style:name="Century Gothic" svg:font-family="'Century Gothic'" style:font-pitch="variable"/>
    <style:font-face style:name="Liberation Sans1" svg:font-family="'Liberation Sans'" style:font-pitch="variable"/>
    <style:font-face style:name="Wingdings1"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entury Gothic2" svg:font-family="'Century Gothic'"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Wingdings2" svg:font-family="Wingding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draw:stroke="solid" svg:stroke-width="0.071cm" svg:stroke-color="#385d8a" svg:stroke-linecap="butt" draw:fill-color="#4f81bd"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Title-Master-background" style:family="presentation">
      <style:graphic-properties draw:stroke="none" draw:fill="solid" draw:fill-color="#ffffff"/>
      <style:text-properties style:letter-kerning="true"/>
    </style:style>
    <style:style style:name="Master1-Title-Master-backgroundobjects" style:family="presentation">
      <style:graphic-properties draw:textarea-horizontal-align="justify" draw:shadow="hidden" draw:shadow-offset-x="0.2cm" draw:shadow-offset-y="0.2cm" draw:shadow-color="#808080"/>
      <style:text-properties style:letter-kerning="true"/>
    </style:style>
    <style:style style:name="Master1-Title-Mas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Title-Master-outline1" style:family="presentation">
      <style:graphic-properties draw:stroke="none" draw:fill="none" draw:auto-grow-height="false" draw:fit-to-size="shrink-to-fit">
        <text:list-style style:name="Master1-Title-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itle-Master-outline2" style:family="presentation" style:parent-style-name="Master1-Title-Master-outline1">
      <style:paragraph-properties fo:margin-top="0.4cm" fo:margin-bottom="0cm"/>
      <style:text-properties fo:font-size="28pt" style:font-size-asian="28pt" style:font-size-complex="28pt"/>
    </style:style>
    <style:style style:name="Master1-Title-Master-outline3" style:family="presentation" style:parent-style-name="Master1-Title-Master-outline2">
      <style:paragraph-properties fo:margin-top="0.3cm" fo:margin-bottom="0cm"/>
      <style:text-properties fo:font-size="24pt" style:font-size-asian="24pt" style:font-size-complex="24pt"/>
    </style:style>
    <style:style style:name="Master1-Title-Master-outline4" style:family="presentation" style:parent-style-name="Master1-Title-Master-outline3">
      <style:paragraph-properties fo:margin-top="0.2cm" fo:margin-bottom="0cm"/>
      <style:text-properties fo:font-size="20pt" style:font-size-asian="20pt" style:font-size-complex="20pt"/>
    </style:style>
    <style:style style:name="Master1-Title-Master-outline5" style:family="presentation" style:parent-style-name="Master1-Title-Master-outline4">
      <style:paragraph-properties fo:margin-top="0.1cm" fo:margin-bottom="0cm"/>
      <style:text-properties fo:font-size="20pt" style:font-size-asian="20pt" style:font-size-complex="20pt"/>
    </style:style>
    <style:style style:name="Master1-Title-Master-outline6" style:family="presentation" style:parent-style-name="Master1-Title-Master-outline5">
      <style:paragraph-properties fo:margin-top="0.1cm" fo:margin-bottom="0cm"/>
      <style:text-properties fo:font-size="20pt" style:font-size-asian="20pt" style:font-size-complex="20pt"/>
    </style:style>
    <style:style style:name="Master1-Title-Master-outline7" style:family="presentation" style:parent-style-name="Master1-Title-Master-outline6">
      <style:paragraph-properties fo:margin-top="0.1cm" fo:margin-bottom="0cm"/>
      <style:text-properties fo:font-size="20pt" style:font-size-asian="20pt" style:font-size-complex="20pt"/>
    </style:style>
    <style:style style:name="Master1-Title-Master-outline8" style:family="presentation" style:parent-style-name="Master1-Title-Master-outline7">
      <style:paragraph-properties fo:margin-top="0.1cm" fo:margin-bottom="0cm"/>
      <style:text-properties fo:font-size="20pt" style:font-size-asian="20pt" style:font-size-complex="20pt"/>
    </style:style>
    <style:style style:name="Master1-Title-Master-outline9" style:family="presentation" style:parent-style-name="Master1-Title-Master-outline8">
      <style:paragraph-properties fo:margin-top="0.1cm" fo:margin-bottom="0cm"/>
      <style:text-properties fo:font-size="20pt" style:font-size-asian="20pt" style:font-size-complex="20pt"/>
    </style:style>
    <style:style style:name="Master1-Title-Master-subtitle" style:family="presentation">
      <style:graphic-properties draw:stroke="none" draw:fill="none" draw:textarea-vertical-align="middle">
        <text:list-style style:name="Master1-Titl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itle-Master-title" style:family="presentation">
      <style:graphic-properties draw:stroke="none" draw:fill="none" draw:textarea-vertical-align="middle">
        <text:list-style style:name="Master1-Titl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Custom-Design-background" style:family="presentation">
      <style:graphic-properties draw:stroke="none" draw:fill="solid" draw:fill-color="#ffffff"/>
      <style:text-properties style:letter-kerning="true"/>
    </style:style>
    <style:style style:name="Master2-Custom-Design-backgroundobjects" style:family="presentation">
      <style:graphic-properties draw:textarea-horizontal-align="justify" draw:shadow="hidden" draw:shadow-offset-x="0.2cm" draw:shadow-offset-y="0.2cm" draw:shadow-color="#808080"/>
      <style:text-properties style:letter-kerning="true"/>
    </style:style>
    <style:style style:name="Master2-Custom-Desig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Custom-Design-outline1" style:family="presentation">
      <style:graphic-properties draw:stroke="none" draw:fill="none" draw:auto-grow-height="false" draw:fit-to-size="shrink-to-fit">
        <text:list-style style:name="Master2-Custom-Desig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Custom-Design-outline2" style:family="presentation" style:parent-style-name="Master2-Custom-Design-outline1">
      <style:paragraph-properties fo:margin-top="0.4cm" fo:margin-bottom="0cm"/>
      <style:text-properties fo:font-size="28pt" style:font-size-asian="28pt" style:font-size-complex="28pt"/>
    </style:style>
    <style:style style:name="Master2-Custom-Design-outline3" style:family="presentation" style:parent-style-name="Master2-Custom-Design-outline2">
      <style:paragraph-properties fo:margin-top="0.3cm" fo:margin-bottom="0cm"/>
      <style:text-properties fo:font-size="24pt" style:font-size-asian="24pt" style:font-size-complex="24pt"/>
    </style:style>
    <style:style style:name="Master2-Custom-Design-outline4" style:family="presentation" style:parent-style-name="Master2-Custom-Design-outline3">
      <style:paragraph-properties fo:margin-top="0.2cm" fo:margin-bottom="0cm"/>
      <style:text-properties fo:font-size="20pt" style:font-size-asian="20pt" style:font-size-complex="20pt"/>
    </style:style>
    <style:style style:name="Master2-Custom-Design-outline5" style:family="presentation" style:parent-style-name="Master2-Custom-Design-outline4">
      <style:paragraph-properties fo:margin-top="0.1cm" fo:margin-bottom="0cm"/>
      <style:text-properties fo:font-size="20pt" style:font-size-asian="20pt" style:font-size-complex="20pt"/>
    </style:style>
    <style:style style:name="Master2-Custom-Design-outline6" style:family="presentation" style:parent-style-name="Master2-Custom-Design-outline5">
      <style:paragraph-properties fo:margin-top="0.1cm" fo:margin-bottom="0cm"/>
      <style:text-properties fo:font-size="20pt" style:font-size-asian="20pt" style:font-size-complex="20pt"/>
    </style:style>
    <style:style style:name="Master2-Custom-Design-outline7" style:family="presentation" style:parent-style-name="Master2-Custom-Design-outline6">
      <style:paragraph-properties fo:margin-top="0.1cm" fo:margin-bottom="0cm"/>
      <style:text-properties fo:font-size="20pt" style:font-size-asian="20pt" style:font-size-complex="20pt"/>
    </style:style>
    <style:style style:name="Master2-Custom-Design-outline8" style:family="presentation" style:parent-style-name="Master2-Custom-Design-outline7">
      <style:paragraph-properties fo:margin-top="0.1cm" fo:margin-bottom="0cm"/>
      <style:text-properties fo:font-size="20pt" style:font-size-asian="20pt" style:font-size-complex="20pt"/>
    </style:style>
    <style:style style:name="Master2-Custom-Design-outline9" style:family="presentation" style:parent-style-name="Master2-Custom-Design-outline8">
      <style:paragraph-properties fo:margin-top="0.1cm" fo:margin-bottom="0cm"/>
      <style:text-properties fo:font-size="20pt" style:font-size-asian="20pt" style:font-size-complex="20pt"/>
    </style:style>
    <style:style style:name="Master2-Custom-Design-subtitle" style:family="presentation">
      <style:graphic-properties draw:stroke="none" draw:fill="none" draw:textarea-vertical-align="middle">
        <text:list-style style:name="Master2-Custom-Desig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Custom-Design-title" style:family="presentation">
      <style:graphic-properties draw:stroke="none" draw:fill="none" draw:textarea-vertical-align="middle">
        <text:list-style style:name="Master2-Custom-Desig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Title-Slide-background" style:family="presentation">
      <style:graphic-properties draw:stroke="none" draw:fill="solid" draw:fill-color="#ffffff"/>
      <style:text-properties style:letter-kerning="true"/>
    </style:style>
    <style:style style:name="Master2-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2-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Title-Slide-outline1" style:family="presentation">
      <style:graphic-properties draw:stroke="none" draw:fill="none" draw:auto-grow-height="false" draw:fit-to-size="shrink-to-fit">
        <text:list-style style:name="Master2-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outline2" style:family="presentation" style:parent-style-name="Master2-Layout1-title-Title-Slide-outline1">
      <style:paragraph-properties fo:margin-top="0.4cm" fo:margin-bottom="0cm"/>
      <style:text-properties fo:font-size="28pt" style:font-size-asian="28pt" style:font-size-complex="28pt"/>
    </style:style>
    <style:style style:name="Master2-Layout1-title-Title-Slide-outline3" style:family="presentation" style:parent-style-name="Master2-Layout1-title-Title-Slide-outline2">
      <style:paragraph-properties fo:margin-top="0.3cm" fo:margin-bottom="0cm"/>
      <style:text-properties fo:font-size="24pt" style:font-size-asian="24pt" style:font-size-complex="24pt"/>
    </style:style>
    <style:style style:name="Master2-Layout1-title-Title-Slide-outline4" style:family="presentation" style:parent-style-name="Master2-Layout1-title-Title-Slide-outline3">
      <style:paragraph-properties fo:margin-top="0.2cm" fo:margin-bottom="0cm"/>
      <style:text-properties fo:font-size="20pt" style:font-size-asian="20pt" style:font-size-complex="20pt"/>
    </style:style>
    <style:style style:name="Master2-Layout1-title-Title-Slide-outline5" style:family="presentation" style:parent-style-name="Master2-Layout1-title-Title-Slide-outline4">
      <style:paragraph-properties fo:margin-top="0.1cm" fo:margin-bottom="0cm"/>
      <style:text-properties fo:font-size="20pt" style:font-size-asian="20pt" style:font-size-complex="20pt"/>
    </style:style>
    <style:style style:name="Master2-Layout1-title-Title-Slide-outline6" style:family="presentation" style:parent-style-name="Master2-Layout1-title-Title-Slide-outline5">
      <style:paragraph-properties fo:margin-top="0.1cm" fo:margin-bottom="0cm"/>
      <style:text-properties fo:font-size="20pt" style:font-size-asian="20pt" style:font-size-complex="20pt"/>
    </style:style>
    <style:style style:name="Master2-Layout1-title-Title-Slide-outline7" style:family="presentation" style:parent-style-name="Master2-Layout1-title-Title-Slide-outline6">
      <style:paragraph-properties fo:margin-top="0.1cm" fo:margin-bottom="0cm"/>
      <style:text-properties fo:font-size="20pt" style:font-size-asian="20pt" style:font-size-complex="20pt"/>
    </style:style>
    <style:style style:name="Master2-Layout1-title-Title-Slide-outline8" style:family="presentation" style:parent-style-name="Master2-Layout1-title-Title-Slide-outline7">
      <style:paragraph-properties fo:margin-top="0.1cm" fo:margin-bottom="0cm"/>
      <style:text-properties fo:font-size="20pt" style:font-size-asian="20pt" style:font-size-complex="20pt"/>
    </style:style>
    <style:style style:name="Master2-Layout1-title-Title-Slide-outline9" style:family="presentation" style:parent-style-name="Master2-Layout1-title-Title-Slide-outline8">
      <style:paragraph-properties fo:margin-top="0.1cm" fo:margin-bottom="0cm"/>
      <style:text-properties fo:font-size="20pt" style:font-size-asian="20pt" style:font-size-complex="20pt"/>
    </style:style>
    <style:style style:name="Master2-Layout1-title-Title-Slide-subtitle" style:family="presentation">
      <style:graphic-properties draw:stroke="none" draw:fill="none" draw:textarea-vertical-align="middle">
        <text:list-style style:name="Master2-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title" style:family="presentation">
      <style:graphic-properties draw:stroke="none" draw:fill="none" draw:textarea-vertical-align="middle">
        <text:list-style style:name="Master2-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le-and-Content-background" style:family="presentation">
      <style:graphic-properties draw:stroke="none" draw:fill="solid" draw:fill-color="#ffffff"/>
      <style:text-properties style:letter-kerning="true"/>
    </style:style>
    <style:style style:name="Master2-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2-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le-and-Content-outline1" style:family="presentation">
      <style:graphic-properties draw:stroke="none" draw:fill="none" draw:auto-grow-height="false" draw:fit-to-size="shrink-to-fit">
        <text:list-style style:name="Master2-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outline2" style:family="presentation" style:parent-style-name="Master2-Layout2-obj-Title-and-Content-outline1">
      <style:paragraph-properties fo:margin-top="0.4cm" fo:margin-bottom="0cm"/>
      <style:text-properties fo:font-size="28pt" style:font-size-asian="28pt" style:font-size-complex="28pt"/>
    </style:style>
    <style:style style:name="Master2-Layout2-obj-Title-and-Content-outline3" style:family="presentation" style:parent-style-name="Master2-Layout2-obj-Title-and-Content-outline2">
      <style:paragraph-properties fo:margin-top="0.3cm" fo:margin-bottom="0cm"/>
      <style:text-properties fo:font-size="24pt" style:font-size-asian="24pt" style:font-size-complex="24pt"/>
    </style:style>
    <style:style style:name="Master2-Layout2-obj-Title-and-Content-outline4" style:family="presentation" style:parent-style-name="Master2-Layout2-obj-Title-and-Content-outline3">
      <style:paragraph-properties fo:margin-top="0.2cm" fo:margin-bottom="0cm"/>
      <style:text-properties fo:font-size="20pt" style:font-size-asian="20pt" style:font-size-complex="20pt"/>
    </style:style>
    <style:style style:name="Master2-Layout2-obj-Title-and-Content-outline5" style:family="presentation" style:parent-style-name="Master2-Layout2-obj-Title-and-Content-outline4">
      <style:paragraph-properties fo:margin-top="0.1cm" fo:margin-bottom="0cm"/>
      <style:text-properties fo:font-size="20pt" style:font-size-asian="20pt" style:font-size-complex="20pt"/>
    </style:style>
    <style:style style:name="Master2-Layout2-obj-Title-and-Content-outline6" style:family="presentation" style:parent-style-name="Master2-Layout2-obj-Title-and-Content-outline5">
      <style:paragraph-properties fo:margin-top="0.1cm" fo:margin-bottom="0cm"/>
      <style:text-properties fo:font-size="20pt" style:font-size-asian="20pt" style:font-size-complex="20pt"/>
    </style:style>
    <style:style style:name="Master2-Layout2-obj-Title-and-Content-outline7" style:family="presentation" style:parent-style-name="Master2-Layout2-obj-Title-and-Content-outline6">
      <style:paragraph-properties fo:margin-top="0.1cm" fo:margin-bottom="0cm"/>
      <style:text-properties fo:font-size="20pt" style:font-size-asian="20pt" style:font-size-complex="20pt"/>
    </style:style>
    <style:style style:name="Master2-Layout2-obj-Title-and-Content-outline8" style:family="presentation" style:parent-style-name="Master2-Layout2-obj-Title-and-Content-outline7">
      <style:paragraph-properties fo:margin-top="0.1cm" fo:margin-bottom="0cm"/>
      <style:text-properties fo:font-size="20pt" style:font-size-asian="20pt" style:font-size-complex="20pt"/>
    </style:style>
    <style:style style:name="Master2-Layout2-obj-Title-and-Content-outline9" style:family="presentation" style:parent-style-name="Master2-Layout2-obj-Title-and-Content-outline8">
      <style:paragraph-properties fo:margin-top="0.1cm" fo:margin-bottom="0cm"/>
      <style:text-properties fo:font-size="20pt" style:font-size-asian="20pt" style:font-size-complex="20pt"/>
    </style:style>
    <style:style style:name="Master2-Layout2-obj-Title-and-Content-subtitle" style:family="presentation">
      <style:graphic-properties draw:stroke="none" draw:fill="none" draw:textarea-vertical-align="middle">
        <text:list-style style:name="Master2-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title" style:family="presentation">
      <style:graphic-properties draw:stroke="none" draw:fill="none" draw:textarea-vertical-align="middle">
        <text:list-style style:name="Master2-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Section-Header-background" style:family="presentation">
      <style:graphic-properties draw:stroke="none" draw:fill="solid" draw:fill-color="#ffffff"/>
      <style:text-properties style:letter-kerning="true"/>
    </style:style>
    <style:style style:name="Master2-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2-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Section-Header-outline1" style:family="presentation">
      <style:graphic-properties draw:stroke="none" draw:fill="none" draw:auto-grow-height="false" draw:fit-to-size="shrink-to-fit">
        <text:list-style style:name="Master2-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outline2" style:family="presentation" style:parent-style-name="Master2-Layout3-secHead-Section-Header-outline1">
      <style:paragraph-properties fo:margin-top="0.4cm" fo:margin-bottom="0cm"/>
      <style:text-properties fo:font-size="28pt" style:font-size-asian="28pt" style:font-size-complex="28pt"/>
    </style:style>
    <style:style style:name="Master2-Layout3-secHead-Section-Header-outline3" style:family="presentation" style:parent-style-name="Master2-Layout3-secHead-Section-Header-outline2">
      <style:paragraph-properties fo:margin-top="0.3cm" fo:margin-bottom="0cm"/>
      <style:text-properties fo:font-size="24pt" style:font-size-asian="24pt" style:font-size-complex="24pt"/>
    </style:style>
    <style:style style:name="Master2-Layout3-secHead-Section-Header-outline4" style:family="presentation" style:parent-style-name="Master2-Layout3-secHead-Section-Header-outline3">
      <style:paragraph-properties fo:margin-top="0.2cm" fo:margin-bottom="0cm"/>
      <style:text-properties fo:font-size="20pt" style:font-size-asian="20pt" style:font-size-complex="20pt"/>
    </style:style>
    <style:style style:name="Master2-Layout3-secHead-Section-Header-outline5" style:family="presentation" style:parent-style-name="Master2-Layout3-secHead-Section-Header-outline4">
      <style:paragraph-properties fo:margin-top="0.1cm" fo:margin-bottom="0cm"/>
      <style:text-properties fo:font-size="20pt" style:font-size-asian="20pt" style:font-size-complex="20pt"/>
    </style:style>
    <style:style style:name="Master2-Layout3-secHead-Section-Header-outline6" style:family="presentation" style:parent-style-name="Master2-Layout3-secHead-Section-Header-outline5">
      <style:paragraph-properties fo:margin-top="0.1cm" fo:margin-bottom="0cm"/>
      <style:text-properties fo:font-size="20pt" style:font-size-asian="20pt" style:font-size-complex="20pt"/>
    </style:style>
    <style:style style:name="Master2-Layout3-secHead-Section-Header-outline7" style:family="presentation" style:parent-style-name="Master2-Layout3-secHead-Section-Header-outline6">
      <style:paragraph-properties fo:margin-top="0.1cm" fo:margin-bottom="0cm"/>
      <style:text-properties fo:font-size="20pt" style:font-size-asian="20pt" style:font-size-complex="20pt"/>
    </style:style>
    <style:style style:name="Master2-Layout3-secHead-Section-Header-outline8" style:family="presentation" style:parent-style-name="Master2-Layout3-secHead-Section-Header-outline7">
      <style:paragraph-properties fo:margin-top="0.1cm" fo:margin-bottom="0cm"/>
      <style:text-properties fo:font-size="20pt" style:font-size-asian="20pt" style:font-size-complex="20pt"/>
    </style:style>
    <style:style style:name="Master2-Layout3-secHead-Section-Header-outline9" style:family="presentation" style:parent-style-name="Master2-Layout3-secHead-Section-Header-outline8">
      <style:paragraph-properties fo:margin-top="0.1cm" fo:margin-bottom="0cm"/>
      <style:text-properties fo:font-size="20pt" style:font-size-asian="20pt" style:font-size-complex="20pt"/>
    </style:style>
    <style:style style:name="Master2-Layout3-secHead-Section-Header-subtitle" style:family="presentation">
      <style:graphic-properties draw:stroke="none" draw:fill="none" draw:textarea-vertical-align="middle">
        <text:list-style style:name="Master2-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title" style:family="presentation">
      <style:graphic-properties draw:stroke="none" draw:fill="none" draw:textarea-vertical-align="middle">
        <text:list-style style:name="Master2-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Two-Content-background" style:family="presentation">
      <style:graphic-properties draw:stroke="none" draw:fill="solid" draw:fill-color="#ffffff"/>
      <style:text-properties style:letter-kerning="true"/>
    </style:style>
    <style:style style:name="Master2-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2-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Two-Content-outline1" style:family="presentation">
      <style:graphic-properties draw:stroke="none" draw:fill="none" draw:auto-grow-height="false" draw:fit-to-size="shrink-to-fit">
        <text:list-style style:name="Master2-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outline2" style:family="presentation" style:parent-style-name="Master2-Layout4-twoObj-Two-Content-outline1">
      <style:paragraph-properties fo:margin-top="0.4cm" fo:margin-bottom="0cm"/>
      <style:text-properties fo:font-size="28pt" style:font-size-asian="28pt" style:font-size-complex="28pt"/>
    </style:style>
    <style:style style:name="Master2-Layout4-twoObj-Two-Content-outline3" style:family="presentation" style:parent-style-name="Master2-Layout4-twoObj-Two-Content-outline2">
      <style:paragraph-properties fo:margin-top="0.3cm" fo:margin-bottom="0cm"/>
      <style:text-properties fo:font-size="24pt" style:font-size-asian="24pt" style:font-size-complex="24pt"/>
    </style:style>
    <style:style style:name="Master2-Layout4-twoObj-Two-Content-outline4" style:family="presentation" style:parent-style-name="Master2-Layout4-twoObj-Two-Content-outline3">
      <style:paragraph-properties fo:margin-top="0.2cm" fo:margin-bottom="0cm"/>
      <style:text-properties fo:font-size="20pt" style:font-size-asian="20pt" style:font-size-complex="20pt"/>
    </style:style>
    <style:style style:name="Master2-Layout4-twoObj-Two-Content-outline5" style:family="presentation" style:parent-style-name="Master2-Layout4-twoObj-Two-Content-outline4">
      <style:paragraph-properties fo:margin-top="0.1cm" fo:margin-bottom="0cm"/>
      <style:text-properties fo:font-size="20pt" style:font-size-asian="20pt" style:font-size-complex="20pt"/>
    </style:style>
    <style:style style:name="Master2-Layout4-twoObj-Two-Content-outline6" style:family="presentation" style:parent-style-name="Master2-Layout4-twoObj-Two-Content-outline5">
      <style:paragraph-properties fo:margin-top="0.1cm" fo:margin-bottom="0cm"/>
      <style:text-properties fo:font-size="20pt" style:font-size-asian="20pt" style:font-size-complex="20pt"/>
    </style:style>
    <style:style style:name="Master2-Layout4-twoObj-Two-Content-outline7" style:family="presentation" style:parent-style-name="Master2-Layout4-twoObj-Two-Content-outline6">
      <style:paragraph-properties fo:margin-top="0.1cm" fo:margin-bottom="0cm"/>
      <style:text-properties fo:font-size="20pt" style:font-size-asian="20pt" style:font-size-complex="20pt"/>
    </style:style>
    <style:style style:name="Master2-Layout4-twoObj-Two-Content-outline8" style:family="presentation" style:parent-style-name="Master2-Layout4-twoObj-Two-Content-outline7">
      <style:paragraph-properties fo:margin-top="0.1cm" fo:margin-bottom="0cm"/>
      <style:text-properties fo:font-size="20pt" style:font-size-asian="20pt" style:font-size-complex="20pt"/>
    </style:style>
    <style:style style:name="Master2-Layout4-twoObj-Two-Content-outline9" style:family="presentation" style:parent-style-name="Master2-Layout4-twoObj-Two-Content-outline8">
      <style:paragraph-properties fo:margin-top="0.1cm" fo:margin-bottom="0cm"/>
      <style:text-properties fo:font-size="20pt" style:font-size-asian="20pt" style:font-size-complex="20pt"/>
    </style:style>
    <style:style style:name="Master2-Layout4-twoObj-Two-Content-subtitle" style:family="presentation">
      <style:graphic-properties draw:stroke="none" draw:fill="none" draw:textarea-vertical-align="middle">
        <text:list-style style:name="Master2-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title" style:family="presentation">
      <style:graphic-properties draw:stroke="none" draw:fill="none" draw:textarea-vertical-align="middle">
        <text:list-style style:name="Master2-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ison-background" style:family="presentation">
      <style:graphic-properties draw:stroke="none" draw:fill="solid" draw:fill-color="#ffffff"/>
      <style:text-properties style:letter-kerning="true"/>
    </style:style>
    <style:style style:name="Master2-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ison-outline1" style:family="presentation">
      <style:graphic-properties draw:stroke="none" draw:fill="none" draw:auto-grow-height="false" draw:fit-to-size="shrink-to-fit">
        <text:list-style style:name="Master2-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outline2" style:family="presentation" style:parent-style-name="Master2-Layout5-twoTxTwoObj-Comparison-outline1">
      <style:paragraph-properties fo:margin-top="0.4cm" fo:margin-bottom="0cm"/>
      <style:text-properties fo:font-size="28pt" style:font-size-asian="28pt" style:font-size-complex="28pt"/>
    </style:style>
    <style:style style:name="Master2-Layout5-twoTxTwoObj-Comparison-outline3" style:family="presentation" style:parent-style-name="Master2-Layout5-twoTxTwoObj-Comparison-outline2">
      <style:paragraph-properties fo:margin-top="0.3cm" fo:margin-bottom="0cm"/>
      <style:text-properties fo:font-size="24pt" style:font-size-asian="24pt" style:font-size-complex="24pt"/>
    </style:style>
    <style:style style:name="Master2-Layout5-twoTxTwoObj-Comparison-outline4" style:family="presentation" style:parent-style-name="Master2-Layout5-twoTxTwoObj-Comparison-outline3">
      <style:paragraph-properties fo:margin-top="0.2cm" fo:margin-bottom="0cm"/>
      <style:text-properties fo:font-size="20pt" style:font-size-asian="20pt" style:font-size-complex="20pt"/>
    </style:style>
    <style:style style:name="Master2-Layout5-twoTxTwoObj-Comparison-outline5" style:family="presentation" style:parent-style-name="Master2-Layout5-twoTxTwoObj-Comparison-outline4">
      <style:paragraph-properties fo:margin-top="0.1cm" fo:margin-bottom="0cm"/>
      <style:text-properties fo:font-size="20pt" style:font-size-asian="20pt" style:font-size-complex="20pt"/>
    </style:style>
    <style:style style:name="Master2-Layout5-twoTxTwoObj-Comparison-outline6" style:family="presentation" style:parent-style-name="Master2-Layout5-twoTxTwoObj-Comparison-outline5">
      <style:paragraph-properties fo:margin-top="0.1cm" fo:margin-bottom="0cm"/>
      <style:text-properties fo:font-size="20pt" style:font-size-asian="20pt" style:font-size-complex="20pt"/>
    </style:style>
    <style:style style:name="Master2-Layout5-twoTxTwoObj-Comparison-outline7" style:family="presentation" style:parent-style-name="Master2-Layout5-twoTxTwoObj-Comparison-outline6">
      <style:paragraph-properties fo:margin-top="0.1cm" fo:margin-bottom="0cm"/>
      <style:text-properties fo:font-size="20pt" style:font-size-asian="20pt" style:font-size-complex="20pt"/>
    </style:style>
    <style:style style:name="Master2-Layout5-twoTxTwoObj-Comparison-outline8" style:family="presentation" style:parent-style-name="Master2-Layout5-twoTxTwoObj-Comparison-outline7">
      <style:paragraph-properties fo:margin-top="0.1cm" fo:margin-bottom="0cm"/>
      <style:text-properties fo:font-size="20pt" style:font-size-asian="20pt" style:font-size-complex="20pt"/>
    </style:style>
    <style:style style:name="Master2-Layout5-twoTxTwoObj-Comparison-outline9" style:family="presentation" style:parent-style-name="Master2-Layout5-twoTxTwoObj-Comparison-outline8">
      <style:paragraph-properties fo:margin-top="0.1cm" fo:margin-bottom="0cm"/>
      <style:text-properties fo:font-size="20pt" style:font-size-asian="20pt" style:font-size-complex="20pt"/>
    </style:style>
    <style:style style:name="Master2-Layout5-twoTxTwoObj-Comparison-subtitle" style:family="presentation">
      <style:graphic-properties draw:stroke="none" draw:fill="none" draw:textarea-vertical-align="middle">
        <text:list-style style:name="Master2-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title" style:family="presentation">
      <style:graphic-properties draw:stroke="none" draw:fill="none" draw:textarea-vertical-align="middle">
        <text:list-style style:name="Master2-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Title-Only-background" style:family="presentation">
      <style:graphic-properties draw:stroke="none" draw:fill="solid" draw:fill-color="#ffffff"/>
      <style:text-properties style:letter-kerning="true"/>
    </style:style>
    <style:style style:name="Master2-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Title-Only-outline1" style:family="presentation">
      <style:graphic-properties draw:stroke="none" draw:fill="none" draw:auto-grow-height="false" draw:fit-to-size="shrink-to-fit">
        <text:list-style style:name="Master2-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outline2" style:family="presentation" style:parent-style-name="Master2-Layout6-titleOnly-Title-Only-outline1">
      <style:paragraph-properties fo:margin-top="0.4cm" fo:margin-bottom="0cm"/>
      <style:text-properties fo:font-size="28pt" style:font-size-asian="28pt" style:font-size-complex="28pt"/>
    </style:style>
    <style:style style:name="Master2-Layout6-titleOnly-Title-Only-outline3" style:family="presentation" style:parent-style-name="Master2-Layout6-titleOnly-Title-Only-outline2">
      <style:paragraph-properties fo:margin-top="0.3cm" fo:margin-bottom="0cm"/>
      <style:text-properties fo:font-size="24pt" style:font-size-asian="24pt" style:font-size-complex="24pt"/>
    </style:style>
    <style:style style:name="Master2-Layout6-titleOnly-Title-Only-outline4" style:family="presentation" style:parent-style-name="Master2-Layout6-titleOnly-Title-Only-outline3">
      <style:paragraph-properties fo:margin-top="0.2cm" fo:margin-bottom="0cm"/>
      <style:text-properties fo:font-size="20pt" style:font-size-asian="20pt" style:font-size-complex="20pt"/>
    </style:style>
    <style:style style:name="Master2-Layout6-titleOnly-Title-Only-outline5" style:family="presentation" style:parent-style-name="Master2-Layout6-titleOnly-Title-Only-outline4">
      <style:paragraph-properties fo:margin-top="0.1cm" fo:margin-bottom="0cm"/>
      <style:text-properties fo:font-size="20pt" style:font-size-asian="20pt" style:font-size-complex="20pt"/>
    </style:style>
    <style:style style:name="Master2-Layout6-titleOnly-Title-Only-outline6" style:family="presentation" style:parent-style-name="Master2-Layout6-titleOnly-Title-Only-outline5">
      <style:paragraph-properties fo:margin-top="0.1cm" fo:margin-bottom="0cm"/>
      <style:text-properties fo:font-size="20pt" style:font-size-asian="20pt" style:font-size-complex="20pt"/>
    </style:style>
    <style:style style:name="Master2-Layout6-titleOnly-Title-Only-outline7" style:family="presentation" style:parent-style-name="Master2-Layout6-titleOnly-Title-Only-outline6">
      <style:paragraph-properties fo:margin-top="0.1cm" fo:margin-bottom="0cm"/>
      <style:text-properties fo:font-size="20pt" style:font-size-asian="20pt" style:font-size-complex="20pt"/>
    </style:style>
    <style:style style:name="Master2-Layout6-titleOnly-Title-Only-outline8" style:family="presentation" style:parent-style-name="Master2-Layout6-titleOnly-Title-Only-outline7">
      <style:paragraph-properties fo:margin-top="0.1cm" fo:margin-bottom="0cm"/>
      <style:text-properties fo:font-size="20pt" style:font-size-asian="20pt" style:font-size-complex="20pt"/>
    </style:style>
    <style:style style:name="Master2-Layout6-titleOnly-Title-Only-outline9" style:family="presentation" style:parent-style-name="Master2-Layout6-titleOnly-Title-Only-outline8">
      <style:paragraph-properties fo:margin-top="0.1cm" fo:margin-bottom="0cm"/>
      <style:text-properties fo:font-size="20pt" style:font-size-asian="20pt" style:font-size-complex="20pt"/>
    </style:style>
    <style:style style:name="Master2-Layout6-titleOnly-Title-Only-subtitle" style:family="presentation">
      <style:graphic-properties draw:stroke="none" draw:fill="none" draw:textarea-vertical-align="middle">
        <text:list-style style:name="Master2-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title" style:family="presentation">
      <style:graphic-properties draw:stroke="none" draw:fill="none" draw:textarea-vertical-align="middle">
        <text:list-style style:name="Master2-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Blank-background" style:family="presentation">
      <style:graphic-properties draw:stroke="none" draw:fill="solid" draw:fill-color="#ffffff"/>
      <style:text-properties style:letter-kerning="true"/>
    </style:style>
    <style:style style:name="Master2-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2-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Blank-outline1" style:family="presentation">
      <style:graphic-properties draw:stroke="none" draw:fill="none" draw:auto-grow-height="false" draw:fit-to-size="shrink-to-fit">
        <text:list-style style:name="Master2-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outline2" style:family="presentation" style:parent-style-name="Master2-Layout7-blank-Blank-outline1">
      <style:paragraph-properties fo:margin-top="0.4cm" fo:margin-bottom="0cm"/>
      <style:text-properties fo:font-size="28pt" style:font-size-asian="28pt" style:font-size-complex="28pt"/>
    </style:style>
    <style:style style:name="Master2-Layout7-blank-Blank-outline3" style:family="presentation" style:parent-style-name="Master2-Layout7-blank-Blank-outline2">
      <style:paragraph-properties fo:margin-top="0.3cm" fo:margin-bottom="0cm"/>
      <style:text-properties fo:font-size="24pt" style:font-size-asian="24pt" style:font-size-complex="24pt"/>
    </style:style>
    <style:style style:name="Master2-Layout7-blank-Blank-outline4" style:family="presentation" style:parent-style-name="Master2-Layout7-blank-Blank-outline3">
      <style:paragraph-properties fo:margin-top="0.2cm" fo:margin-bottom="0cm"/>
      <style:text-properties fo:font-size="20pt" style:font-size-asian="20pt" style:font-size-complex="20pt"/>
    </style:style>
    <style:style style:name="Master2-Layout7-blank-Blank-outline5" style:family="presentation" style:parent-style-name="Master2-Layout7-blank-Blank-outline4">
      <style:paragraph-properties fo:margin-top="0.1cm" fo:margin-bottom="0cm"/>
      <style:text-properties fo:font-size="20pt" style:font-size-asian="20pt" style:font-size-complex="20pt"/>
    </style:style>
    <style:style style:name="Master2-Layout7-blank-Blank-outline6" style:family="presentation" style:parent-style-name="Master2-Layout7-blank-Blank-outline5">
      <style:paragraph-properties fo:margin-top="0.1cm" fo:margin-bottom="0cm"/>
      <style:text-properties fo:font-size="20pt" style:font-size-asian="20pt" style:font-size-complex="20pt"/>
    </style:style>
    <style:style style:name="Master2-Layout7-blank-Blank-outline7" style:family="presentation" style:parent-style-name="Master2-Layout7-blank-Blank-outline6">
      <style:paragraph-properties fo:margin-top="0.1cm" fo:margin-bottom="0cm"/>
      <style:text-properties fo:font-size="20pt" style:font-size-asian="20pt" style:font-size-complex="20pt"/>
    </style:style>
    <style:style style:name="Master2-Layout7-blank-Blank-outline8" style:family="presentation" style:parent-style-name="Master2-Layout7-blank-Blank-outline7">
      <style:paragraph-properties fo:margin-top="0.1cm" fo:margin-bottom="0cm"/>
      <style:text-properties fo:font-size="20pt" style:font-size-asian="20pt" style:font-size-complex="20pt"/>
    </style:style>
    <style:style style:name="Master2-Layout7-blank-Blank-outline9" style:family="presentation" style:parent-style-name="Master2-Layout7-blank-Blank-outline8">
      <style:paragraph-properties fo:margin-top="0.1cm" fo:margin-bottom="0cm"/>
      <style:text-properties fo:font-size="20pt" style:font-size-asian="20pt" style:font-size-complex="20pt"/>
    </style:style>
    <style:style style:name="Master2-Layout7-blank-Blank-subtitle" style:family="presentation">
      <style:graphic-properties draw:stroke="none" draw:fill="none" draw:textarea-vertical-align="middle">
        <text:list-style style:name="Master2-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title" style:family="presentation">
      <style:graphic-properties draw:stroke="none" draw:fill="none" draw:textarea-vertical-align="middle">
        <text:list-style style:name="Master2-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t-with-Caption-background" style:family="presentation">
      <style:graphic-properties draw:stroke="none" draw:fill="solid" draw:fill-color="#ffffff"/>
      <style:text-properties style:letter-kerning="true"/>
    </style:style>
    <style:style style:name="Master2-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t-with-Caption-outline1" style:family="presentation">
      <style:graphic-properties draw:stroke="none" draw:fill="none" draw:auto-grow-height="false" draw:fit-to-size="shrink-to-fit">
        <text:list-style style:name="Master2-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outline2" style:family="presentation" style:parent-style-name="Master2-Layout8-objTx-Content-with-Caption-outline1">
      <style:paragraph-properties fo:margin-top="0.4cm" fo:margin-bottom="0cm"/>
      <style:text-properties fo:font-size="28pt" style:font-size-asian="28pt" style:font-size-complex="28pt"/>
    </style:style>
    <style:style style:name="Master2-Layout8-objTx-Content-with-Caption-outline3" style:family="presentation" style:parent-style-name="Master2-Layout8-objTx-Content-with-Caption-outline2">
      <style:paragraph-properties fo:margin-top="0.3cm" fo:margin-bottom="0cm"/>
      <style:text-properties fo:font-size="24pt" style:font-size-asian="24pt" style:font-size-complex="24pt"/>
    </style:style>
    <style:style style:name="Master2-Layout8-objTx-Content-with-Caption-outline4" style:family="presentation" style:parent-style-name="Master2-Layout8-objTx-Content-with-Caption-outline3">
      <style:paragraph-properties fo:margin-top="0.2cm" fo:margin-bottom="0cm"/>
      <style:text-properties fo:font-size="20pt" style:font-size-asian="20pt" style:font-size-complex="20pt"/>
    </style:style>
    <style:style style:name="Master2-Layout8-objTx-Content-with-Caption-outline5" style:family="presentation" style:parent-style-name="Master2-Layout8-objTx-Content-with-Caption-outline4">
      <style:paragraph-properties fo:margin-top="0.1cm" fo:margin-bottom="0cm"/>
      <style:text-properties fo:font-size="20pt" style:font-size-asian="20pt" style:font-size-complex="20pt"/>
    </style:style>
    <style:style style:name="Master2-Layout8-objTx-Content-with-Caption-outline6" style:family="presentation" style:parent-style-name="Master2-Layout8-objTx-Content-with-Caption-outline5">
      <style:paragraph-properties fo:margin-top="0.1cm" fo:margin-bottom="0cm"/>
      <style:text-properties fo:font-size="20pt" style:font-size-asian="20pt" style:font-size-complex="20pt"/>
    </style:style>
    <style:style style:name="Master2-Layout8-objTx-Content-with-Caption-outline7" style:family="presentation" style:parent-style-name="Master2-Layout8-objTx-Content-with-Caption-outline6">
      <style:paragraph-properties fo:margin-top="0.1cm" fo:margin-bottom="0cm"/>
      <style:text-properties fo:font-size="20pt" style:font-size-asian="20pt" style:font-size-complex="20pt"/>
    </style:style>
    <style:style style:name="Master2-Layout8-objTx-Content-with-Caption-outline8" style:family="presentation" style:parent-style-name="Master2-Layout8-objTx-Content-with-Caption-outline7">
      <style:paragraph-properties fo:margin-top="0.1cm" fo:margin-bottom="0cm"/>
      <style:text-properties fo:font-size="20pt" style:font-size-asian="20pt" style:font-size-complex="20pt"/>
    </style:style>
    <style:style style:name="Master2-Layout8-objTx-Content-with-Caption-outline9" style:family="presentation" style:parent-style-name="Master2-Layout8-objTx-Content-with-Caption-outline8">
      <style:paragraph-properties fo:margin-top="0.1cm" fo:margin-bottom="0cm"/>
      <style:text-properties fo:font-size="20pt" style:font-size-asian="20pt" style:font-size-complex="20pt"/>
    </style:style>
    <style:style style:name="Master2-Layout8-objTx-Content-with-Caption-subtitle" style:family="presentation">
      <style:graphic-properties draw:stroke="none" draw:fill="none" draw:textarea-vertical-align="middle">
        <text:list-style style:name="Master2-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title" style:family="presentation">
      <style:graphic-properties draw:stroke="none" draw:fill="none" draw:textarea-vertical-align="middle">
        <text:list-style style:name="Master2-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Picture-with-Caption-background" style:family="presentation">
      <style:graphic-properties draw:stroke="none" draw:fill="solid" draw:fill-color="#ffffff"/>
      <style:text-properties style:letter-kerning="true"/>
    </style:style>
    <style:style style:name="Master2-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Picture-with-Caption-outline1" style:family="presentation">
      <style:graphic-properties draw:stroke="none" draw:fill="none" draw:auto-grow-height="false" draw:fit-to-size="shrink-to-fit">
        <text:list-style style:name="Master2-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outline2" style:family="presentation" style:parent-style-name="Master2-Layout9-picTx-Picture-with-Caption-outline1">
      <style:paragraph-properties fo:margin-top="0.4cm" fo:margin-bottom="0cm"/>
      <style:text-properties fo:font-size="28pt" style:font-size-asian="28pt" style:font-size-complex="28pt"/>
    </style:style>
    <style:style style:name="Master2-Layout9-picTx-Picture-with-Caption-outline3" style:family="presentation" style:parent-style-name="Master2-Layout9-picTx-Picture-with-Caption-outline2">
      <style:paragraph-properties fo:margin-top="0.3cm" fo:margin-bottom="0cm"/>
      <style:text-properties fo:font-size="24pt" style:font-size-asian="24pt" style:font-size-complex="24pt"/>
    </style:style>
    <style:style style:name="Master2-Layout9-picTx-Picture-with-Caption-outline4" style:family="presentation" style:parent-style-name="Master2-Layout9-picTx-Picture-with-Caption-outline3">
      <style:paragraph-properties fo:margin-top="0.2cm" fo:margin-bottom="0cm"/>
      <style:text-properties fo:font-size="20pt" style:font-size-asian="20pt" style:font-size-complex="20pt"/>
    </style:style>
    <style:style style:name="Master2-Layout9-picTx-Picture-with-Caption-outline5" style:family="presentation" style:parent-style-name="Master2-Layout9-picTx-Picture-with-Caption-outline4">
      <style:paragraph-properties fo:margin-top="0.1cm" fo:margin-bottom="0cm"/>
      <style:text-properties fo:font-size="20pt" style:font-size-asian="20pt" style:font-size-complex="20pt"/>
    </style:style>
    <style:style style:name="Master2-Layout9-picTx-Picture-with-Caption-outline6" style:family="presentation" style:parent-style-name="Master2-Layout9-picTx-Picture-with-Caption-outline5">
      <style:paragraph-properties fo:margin-top="0.1cm" fo:margin-bottom="0cm"/>
      <style:text-properties fo:font-size="20pt" style:font-size-asian="20pt" style:font-size-complex="20pt"/>
    </style:style>
    <style:style style:name="Master2-Layout9-picTx-Picture-with-Caption-outline7" style:family="presentation" style:parent-style-name="Master2-Layout9-picTx-Picture-with-Caption-outline6">
      <style:paragraph-properties fo:margin-top="0.1cm" fo:margin-bottom="0cm"/>
      <style:text-properties fo:font-size="20pt" style:font-size-asian="20pt" style:font-size-complex="20pt"/>
    </style:style>
    <style:style style:name="Master2-Layout9-picTx-Picture-with-Caption-outline8" style:family="presentation" style:parent-style-name="Master2-Layout9-picTx-Picture-with-Caption-outline7">
      <style:paragraph-properties fo:margin-top="0.1cm" fo:margin-bottom="0cm"/>
      <style:text-properties fo:font-size="20pt" style:font-size-asian="20pt" style:font-size-complex="20pt"/>
    </style:style>
    <style:style style:name="Master2-Layout9-picTx-Picture-with-Caption-outline9" style:family="presentation" style:parent-style-name="Master2-Layout9-picTx-Picture-with-Caption-outline8">
      <style:paragraph-properties fo:margin-top="0.1cm" fo:margin-bottom="0cm"/>
      <style:text-properties fo:font-size="20pt" style:font-size-asian="20pt" style:font-size-complex="20pt"/>
    </style:style>
    <style:style style:name="Master2-Layout9-picTx-Picture-with-Caption-subtitle" style:family="presentation">
      <style:graphic-properties draw:stroke="none" draw:fill="none" draw:textarea-vertical-align="middle">
        <text:list-style style:name="Master2-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title" style:family="presentation">
      <style:graphic-properties draw:stroke="none" draw:fill="none" draw:textarea-vertical-align="middle">
        <text:list-style style:name="Master2-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le-and-Vertical-Text-background" style:family="presentation">
      <style:graphic-properties draw:stroke="none" draw:fill="solid" draw:fill-color="#ffffff"/>
      <style:text-properties style:letter-kerning="true"/>
    </style:style>
    <style:style style:name="Master2-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le-and-Vertical-Text-outline1" style:family="presentation">
      <style:graphic-properties draw:stroke="none" draw:fill="none" draw:auto-grow-height="false" draw:fit-to-size="shrink-to-fit">
        <text:list-style style:name="Master2-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outline2" style:family="presentation" style:parent-style-name="Master2-Layout10-vertTx-Title-and-Vertical-Text-outline1">
      <style:paragraph-properties fo:margin-top="0.4cm" fo:margin-bottom="0cm"/>
      <style:text-properties fo:font-size="28pt" style:font-size-asian="28pt" style:font-size-complex="28pt"/>
    </style:style>
    <style:style style:name="Master2-Layout10-vertTx-Title-and-Vertical-Text-outline3" style:family="presentation" style:parent-style-name="Master2-Layout10-vertTx-Title-and-Vertical-Text-outline2">
      <style:paragraph-properties fo:margin-top="0.3cm" fo:margin-bottom="0cm"/>
      <style:text-properties fo:font-size="24pt" style:font-size-asian="24pt" style:font-size-complex="24pt"/>
    </style:style>
    <style:style style:name="Master2-Layout10-vertTx-Title-and-Vertical-Text-outline4" style:family="presentation" style:parent-style-name="Master2-Layout10-vertTx-Title-and-Vertical-Text-outline3">
      <style:paragraph-properties fo:margin-top="0.2cm" fo:margin-bottom="0cm"/>
      <style:text-properties fo:font-size="20pt" style:font-size-asian="20pt" style:font-size-complex="20pt"/>
    </style:style>
    <style:style style:name="Master2-Layout10-vertTx-Title-and-Vertical-Text-outline5" style:family="presentation" style:parent-style-name="Master2-Layout10-vertTx-Title-and-Vertical-Text-outline4">
      <style:paragraph-properties fo:margin-top="0.1cm" fo:margin-bottom="0cm"/>
      <style:text-properties fo:font-size="20pt" style:font-size-asian="20pt" style:font-size-complex="20pt"/>
    </style:style>
    <style:style style:name="Master2-Layout10-vertTx-Title-and-Vertical-Text-outline6" style:family="presentation" style:parent-style-name="Master2-Layout10-vertTx-Title-and-Vertical-Text-outline5">
      <style:paragraph-properties fo:margin-top="0.1cm" fo:margin-bottom="0cm"/>
      <style:text-properties fo:font-size="20pt" style:font-size-asian="20pt" style:font-size-complex="20pt"/>
    </style:style>
    <style:style style:name="Master2-Layout10-vertTx-Title-and-Vertical-Text-outline7" style:family="presentation" style:parent-style-name="Master2-Layout10-vertTx-Title-and-Vertical-Text-outline6">
      <style:paragraph-properties fo:margin-top="0.1cm" fo:margin-bottom="0cm"/>
      <style:text-properties fo:font-size="20pt" style:font-size-asian="20pt" style:font-size-complex="20pt"/>
    </style:style>
    <style:style style:name="Master2-Layout10-vertTx-Title-and-Vertical-Text-outline8" style:family="presentation" style:parent-style-name="Master2-Layout10-vertTx-Title-and-Vertical-Text-outline7">
      <style:paragraph-properties fo:margin-top="0.1cm" fo:margin-bottom="0cm"/>
      <style:text-properties fo:font-size="20pt" style:font-size-asian="20pt" style:font-size-complex="20pt"/>
    </style:style>
    <style:style style:name="Master2-Layout10-vertTx-Title-and-Vertical-Text-outline9" style:family="presentation" style:parent-style-name="Master2-Layout10-vertTx-Title-and-Vertical-Text-outline8">
      <style:paragraph-properties fo:margin-top="0.1cm" fo:margin-bottom="0cm"/>
      <style:text-properties fo:font-size="20pt" style:font-size-asian="20pt" style:font-size-complex="20pt"/>
    </style:style>
    <style:style style:name="Master2-Layout10-vertTx-Title-and-Vertical-Text-subtitle" style:family="presentation">
      <style:graphic-properties draw:stroke="none" draw:fill="none" draw:textarea-vertical-align="middle">
        <text:list-style style:name="Master2-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title" style:family="presentation">
      <style:graphic-properties draw:stroke="none" draw:fill="none" draw:textarea-vertical-align="middle">
        <text:list-style style:name="Master2-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Vertical-Title-and-Text-background" style:family="presentation">
      <style:graphic-properties draw:stroke="none" draw:fill="solid" draw:fill-color="#ffffff"/>
      <style:text-properties style:letter-kerning="true"/>
    </style:style>
    <style:style style:name="Master2-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Vertical-Title-and-Text-outline1" style:family="presentation">
      <style:graphic-properties draw:stroke="none" draw:fill="none" draw:auto-grow-height="false" draw:fit-to-size="shrink-to-fit">
        <text:list-style style:name="Master2-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outline2" style:family="presentation" style:parent-style-name="Master2-Layout11-vertTitleAndTx-Vertical-Title-and-Text-outline1">
      <style:paragraph-properties fo:margin-top="0.4cm" fo:margin-bottom="0cm"/>
      <style:text-properties fo:font-size="28pt" style:font-size-asian="28pt" style:font-size-complex="28pt"/>
    </style:style>
    <style:style style:name="Master2-Layout11-vertTitleAndTx-Vertical-Title-and-Text-outline3" style:family="presentation" style:parent-style-name="Master2-Layout11-vertTitleAndTx-Vertical-Title-and-Text-outline2">
      <style:paragraph-properties fo:margin-top="0.3cm" fo:margin-bottom="0cm"/>
      <style:text-properties fo:font-size="24pt" style:font-size-asian="24pt" style:font-size-complex="24pt"/>
    </style:style>
    <style:style style:name="Master2-Layout11-vertTitleAndTx-Vertical-Title-and-Text-outline4" style:family="presentation" style:parent-style-name="Master2-Layout11-vertTitleAndTx-Vertical-Title-and-Text-outline3">
      <style:paragraph-properties fo:margin-top="0.2cm" fo:margin-bottom="0cm"/>
      <style:text-properties fo:font-size="20pt" style:font-size-asian="20pt" style:font-size-complex="20pt"/>
    </style:style>
    <style:style style:name="Master2-Layout11-vertTitleAndTx-Vertical-Title-and-Text-outline5" style:family="presentation" style:parent-style-name="Master2-Layout11-vertTitleAndTx-Vertical-Title-and-Text-outline4">
      <style:paragraph-properties fo:margin-top="0.1cm" fo:margin-bottom="0cm"/>
      <style:text-properties fo:font-size="20pt" style:font-size-asian="20pt" style:font-size-complex="20pt"/>
    </style:style>
    <style:style style:name="Master2-Layout11-vertTitleAndTx-Vertical-Title-and-Text-outline6" style:family="presentation" style:parent-style-name="Master2-Layout11-vertTitleAndTx-Vertical-Title-and-Text-outline5">
      <style:paragraph-properties fo:margin-top="0.1cm" fo:margin-bottom="0cm"/>
      <style:text-properties fo:font-size="20pt" style:font-size-asian="20pt" style:font-size-complex="20pt"/>
    </style:style>
    <style:style style:name="Master2-Layout11-vertTitleAndTx-Vertical-Title-and-Text-outline7" style:family="presentation" style:parent-style-name="Master2-Layout11-vertTitleAndTx-Vertical-Title-and-Text-outline6">
      <style:paragraph-properties fo:margin-top="0.1cm" fo:margin-bottom="0cm"/>
      <style:text-properties fo:font-size="20pt" style:font-size-asian="20pt" style:font-size-complex="20pt"/>
    </style:style>
    <style:style style:name="Master2-Layout11-vertTitleAndTx-Vertical-Title-and-Text-outline8" style:family="presentation" style:parent-style-name="Master2-Layout11-vertTitleAndTx-Vertical-Title-and-Text-outline7">
      <style:paragraph-properties fo:margin-top="0.1cm" fo:margin-bottom="0cm"/>
      <style:text-properties fo:font-size="20pt" style:font-size-asian="20pt" style:font-size-complex="20pt"/>
    </style:style>
    <style:style style:name="Master2-Layout11-vertTitleAndTx-Vertical-Title-and-Text-outline9" style:family="presentation" style:parent-style-name="Master2-Layout11-vertTitleAndTx-Vertical-Title-and-Text-outline8">
      <style:paragraph-properties fo:margin-top="0.1cm" fo:margin-bottom="0cm"/>
      <style:text-properties fo:font-size="20pt" style:font-size-asian="20pt" style:font-size-complex="20pt"/>
    </style:style>
    <style:style style:name="Master2-Layout11-vertTitleAndTx-Vertical-Title-and-Text-subtitle" style:family="presentation">
      <style:graphic-properties draw:stroke="none" draw:fill="none" draw:textarea-vertical-align="middle">
        <text:list-style style:name="Master2-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title" style:family="presentation">
      <style:graphic-properties draw:stroke="none" draw:fill="none" draw:textarea-vertical-align="middle">
        <text:list-style style:name="Master2-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2-tbl-Title-and-Table-background" style:family="presentation">
      <style:graphic-properties draw:stroke="none" draw:fill="solid" draw:fill-color="#ffffff"/>
      <style:text-properties style:letter-kerning="true"/>
    </style:style>
    <style:style style:name="Master2-Layout12-tbl-Title-and-Table-backgroundobjects" style:family="presentation">
      <style:graphic-properties draw:textarea-horizontal-align="justify" draw:shadow="hidden" draw:shadow-offset-x="0.2cm" draw:shadow-offset-y="0.2cm" draw:shadow-color="#808080"/>
      <style:text-properties style:letter-kerning="true"/>
    </style:style>
    <style:style style:name="Master2-Layout12-tbl-Title-and-Tab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2-tbl-Title-and-Table-outline1" style:family="presentation">
      <style:graphic-properties draw:stroke="none" draw:fill="none" draw:auto-grow-height="false" draw:fit-to-size="shrink-to-fit">
        <text:list-style style:name="Master2-Layout12-tbl-Title-and-Tab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2-tbl-Title-and-Table-outline2" style:family="presentation" style:parent-style-name="Master2-Layout12-tbl-Title-and-Table-outline1">
      <style:paragraph-properties fo:margin-top="0.4cm" fo:margin-bottom="0cm"/>
      <style:text-properties fo:font-size="28pt" style:font-size-asian="28pt" style:font-size-complex="28pt"/>
    </style:style>
    <style:style style:name="Master2-Layout12-tbl-Title-and-Table-outline3" style:family="presentation" style:parent-style-name="Master2-Layout12-tbl-Title-and-Table-outline2">
      <style:paragraph-properties fo:margin-top="0.3cm" fo:margin-bottom="0cm"/>
      <style:text-properties fo:font-size="24pt" style:font-size-asian="24pt" style:font-size-complex="24pt"/>
    </style:style>
    <style:style style:name="Master2-Layout12-tbl-Title-and-Table-outline4" style:family="presentation" style:parent-style-name="Master2-Layout12-tbl-Title-and-Table-outline3">
      <style:paragraph-properties fo:margin-top="0.2cm" fo:margin-bottom="0cm"/>
      <style:text-properties fo:font-size="20pt" style:font-size-asian="20pt" style:font-size-complex="20pt"/>
    </style:style>
    <style:style style:name="Master2-Layout12-tbl-Title-and-Table-outline5" style:family="presentation" style:parent-style-name="Master2-Layout12-tbl-Title-and-Table-outline4">
      <style:paragraph-properties fo:margin-top="0.1cm" fo:margin-bottom="0cm"/>
      <style:text-properties fo:font-size="20pt" style:font-size-asian="20pt" style:font-size-complex="20pt"/>
    </style:style>
    <style:style style:name="Master2-Layout12-tbl-Title-and-Table-outline6" style:family="presentation" style:parent-style-name="Master2-Layout12-tbl-Title-and-Table-outline5">
      <style:paragraph-properties fo:margin-top="0.1cm" fo:margin-bottom="0cm"/>
      <style:text-properties fo:font-size="20pt" style:font-size-asian="20pt" style:font-size-complex="20pt"/>
    </style:style>
    <style:style style:name="Master2-Layout12-tbl-Title-and-Table-outline7" style:family="presentation" style:parent-style-name="Master2-Layout12-tbl-Title-and-Table-outline6">
      <style:paragraph-properties fo:margin-top="0.1cm" fo:margin-bottom="0cm"/>
      <style:text-properties fo:font-size="20pt" style:font-size-asian="20pt" style:font-size-complex="20pt"/>
    </style:style>
    <style:style style:name="Master2-Layout12-tbl-Title-and-Table-outline8" style:family="presentation" style:parent-style-name="Master2-Layout12-tbl-Title-and-Table-outline7">
      <style:paragraph-properties fo:margin-top="0.1cm" fo:margin-bottom="0cm"/>
      <style:text-properties fo:font-size="20pt" style:font-size-asian="20pt" style:font-size-complex="20pt"/>
    </style:style>
    <style:style style:name="Master2-Layout12-tbl-Title-and-Table-outline9" style:family="presentation" style:parent-style-name="Master2-Layout12-tbl-Title-and-Table-outline8">
      <style:paragraph-properties fo:margin-top="0.1cm" fo:margin-bottom="0cm"/>
      <style:text-properties fo:font-size="20pt" style:font-size-asian="20pt" style:font-size-complex="20pt"/>
    </style:style>
    <style:style style:name="Master2-Layout12-tbl-Title-and-Table-subtitle" style:family="presentation">
      <style:graphic-properties draw:stroke="none" draw:fill="none" draw:textarea-vertical-align="middle">
        <text:list-style style:name="Master2-Layout12-tbl-Title-and-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2-tbl-Title-and-Table-title" style:family="presentation">
      <style:graphic-properties draw:stroke="none" draw:fill="none" draw:textarea-vertical-align="middle">
        <text:list-style style:name="Master2-Layout12-tbl-Title-and-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gr3" style:family="graphic" style:parent-style-name="Graphics">
      <style:graphic-properties draw:stroke="none" draw:fill="none" fo:clip="rect(0cm, 0cm, 0cm, 0cm)" style:mirror="none"/>
    </style:style>
    <style:style style:name="Mgr4" style:family="graphic" style:parent-style-name="standard">
      <style:graphic-properties draw:stroke="none" draw:fill="none" draw:textarea-horizontal-align="center" draw:textarea-vertical-align="top" draw:auto-grow-height="true" draw:auto-grow-width="false" fo:min-height="0.553cm" fo:padding-top="0.127cm" fo:padding-bottom="0.127cm" fo:padding-left="0.254cm" fo:padding-right="0.254cm" fo:wrap-option="wrap"/>
    </style:style>
    <style:style style:name="Mpr1" style:family="presentation" style:parent-style-name="Master1-Title-Master-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 style:family="presentation" style:parent-style-name="Master1-Title-Master-outline1">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3" style:family="presentation" style:parent-style-name="Master1-Title-Mast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 style:family="presentation" style:parent-style-name="Master1-Title-Mast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 style:family="presentation" style:parent-style-name="Master1-Title-Mast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 style:family="presentation" style:parent-style-name="Master1-Layout1-title-Title-Slid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 style:family="presentation" style:parent-style-name="Master1-Layout1-title-Title-Slide-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8"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1" style:family="presentation" style:parent-style-name="Master1-Layout2-obj-Title-and-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 style:family="presentation" style:parent-style-name="Master1-Layout2-obj-Title-and-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6" style:family="presentation" style:parent-style-name="Master1-Layout3-secHead-Section-Header-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7" style:family="presentation" style:parent-style-name="Master1-Layout3-secHead-Section-Header-outline1">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18"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9"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1" style:family="presentation" style:parent-style-name="Master1-Layout4-twoObj-Two-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2" style:family="presentation" style:parent-style-name="Master1-Layout4-twoObj-Two-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6" style:family="presentation" style:parent-style-name="Master1-Layout5-twoTxTwoObj-Comparison-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7" style:family="presentation" style:parent-style-name="Master1-Layout5-twoTxTwoObj-Comparison-outline1">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28" style:family="presentation" style:parent-style-name="Master1-Layout5-twoTxTwoObj-Compar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9"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0"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1"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2" style:family="presentation" style:parent-style-name="Master1-Layout6-titleOnly-Title-Only-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3"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7"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8"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9" style:family="presentation" style:parent-style-name="Master1-Layout8-objTx-Content-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0" style:family="presentation" style:parent-style-name="Master1-Layout8-objTx-Content-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1" style:family="presentation" style:parent-style-name="Master1-Layout8-objTx-Content-with-Caption-outline1">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42"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4"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5" style:family="presentation" style:parent-style-name="Master1-Layout9-picTx-Picture-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6" style:family="presentation" style:parent-style-name="Master1-Layout9-picTx-Picture-with-Caption-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47" style:family="presentation" style:parent-style-name="Master1-Layout9-picTx-Picture-with-Caption-outline1">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4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1" style:family="presentation" style:parent-style-name="Master1-Layout10-vertTx-Title-and-Vertical-Tex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10-vertTx-Title-and-Vertical-Tex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53"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5"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6" style:family="presentation" style:parent-style-name="Master1-Layout11-vertTitleAndTx-Vertical-Title-and-Text-title">
      <style:graphic-properties draw:stroke="none" draw:fill="none" draw:textarea-horizontal-align="center" draw:textarea-vertical-align="middle" draw:auto-grow-height="false" draw:auto-grow-width="false" fo:min-width="22.86cm" fo:padding-top="0.127cm" fo:padding-bottom="0.127cm" fo:padding-left="0.254cm" fo:padding-right="0.254cm" fo:wrap-option="wrap"/>
      <style:paragraph-properties style:writing-mode="tb-rl"/>
    </style:style>
    <style:style style:name="Mpr57" style:family="presentation" style:parent-style-name="Master1-Layout11-vertTitleAndTx-Vertical-Title-and-Tex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58"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9"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0"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1" style:family="presentation" style:parent-style-name="Master2-Custom-Design-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2" style:family="presentation" style:parent-style-name="Master2-Custom-Desig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3" style:family="presentation" style:parent-style-name="Master2-Custom-Desig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4" style:family="presentation" style:parent-style-name="Master2-Custom-Desig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5" style:family="presentation" style:parent-style-name="Master2-Custom-Desig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6" style:family="presentation" style:parent-style-name="Master2-Layout1-title-Title-Slid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7" style:family="presentation" style:parent-style-name="Master2-Layout1-title-Title-Slide-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68" style:family="presentation" style:parent-style-name="Master2-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9" style:family="presentation" style:parent-style-name="Master2-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0" style:family="presentation" style:parent-style-name="Master2-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1" style:family="presentation" style:parent-style-name="Master2-Layout2-obj-Title-and-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2" style:family="presentation" style:parent-style-name="Master2-Layout2-obj-Title-and-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3" style:family="presentation" style:parent-style-name="Master2-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4" style:family="presentation" style:parent-style-name="Master2-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5" style:family="presentation" style:parent-style-name="Master2-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6" style:family="presentation" style:parent-style-name="Master2-Layout3-secHead-Section-Header-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7" style:family="presentation" style:parent-style-name="Master2-Layout3-secHead-Section-Header-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8" style:family="presentation" style:parent-style-name="Master2-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9" style:family="presentation" style:parent-style-name="Master2-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0" style:family="presentation" style:parent-style-name="Master2-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1" style:family="presentation" style:parent-style-name="Master2-Layout4-twoObj-Two-Conten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2" style:family="presentation" style:parent-style-name="Master2-Layout4-twoObj-Two-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3" style:family="presentation" style:parent-style-name="Master2-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2-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5" style:family="presentation" style:parent-style-name="Master2-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6" style:family="presentation" style:parent-style-name="Master2-Layout5-twoTxTwoObj-Comparison-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7" style:family="presentation" style:parent-style-name="Master2-Layout5-twoTxTwoObj-Compar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8" style:family="presentation" style:parent-style-name="Master2-Layout5-twoTxTwoObj-Compar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9" style:family="presentation" style:parent-style-name="Master2-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0" style:family="presentation" style:parent-style-name="Master2-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1" style:family="presentation" style:parent-style-name="Master2-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2" style:family="presentation" style:parent-style-name="Master2-Layout6-titleOnly-Title-Only-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93" style:family="presentation" style:parent-style-name="Master2-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4" style:family="presentation" style:parent-style-name="Master2-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5" style:family="presentation" style:parent-style-name="Master2-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6" style:family="presentation" style:parent-style-name="Master2-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7" style:family="presentation" style:parent-style-name="Master2-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8" style:family="presentation" style:parent-style-name="Master2-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9" style:family="presentation" style:parent-style-name="Master2-Layout8-objTx-Content-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0" style:family="presentation" style:parent-style-name="Master2-Layout8-objTx-Content-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1" style:family="presentation" style:parent-style-name="Master2-Layout8-objTx-Content-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2" style:family="presentation" style:parent-style-name="Master2-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3" style:family="presentation" style:parent-style-name="Master2-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4" style:family="presentation" style:parent-style-name="Master2-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5" style:family="presentation" style:parent-style-name="Master2-Layout9-picTx-Picture-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6" style:family="presentation" style:parent-style-name="Master2-Layout9-picTx-Picture-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7" style:family="presentation" style:parent-style-name="Master2-Layout9-picTx-Picture-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8" style:family="presentation" style:parent-style-name="Master2-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9" style:family="presentation" style:parent-style-name="Master2-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0" style:family="presentation" style:parent-style-name="Master2-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11" style:family="presentation" style:parent-style-name="Master2-Layout10-vertTx-Title-and-Vertical-Text-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12" style:family="presentation" style:parent-style-name="Master2-Layout10-vertTx-Title-and-Vertical-Tex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113" style:family="presentation" style:parent-style-name="Master2-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4" style:family="presentation" style:parent-style-name="Master2-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5" style:family="presentation" style:parent-style-name="Master2-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16" style:family="presentation" style:parent-style-name="Master2-Layout11-vertTitleAndTx-Vertical-Title-and-Text-title">
      <style:graphic-properties draw:stroke="none" draw:fill="none" draw:textarea-horizontal-align="center" draw:textarea-vertical-align="middle" draw:auto-grow-height="false" draw:auto-grow-width="false" fo:min-width="22.86cm" fo:padding-top="0.127cm" fo:padding-bottom="0.127cm" fo:padding-left="0.254cm" fo:padding-right="0.254cm" fo:wrap-option="wrap"/>
      <style:paragraph-properties style:writing-mode="tb-rl"/>
    </style:style>
    <style:style style:name="Mpr117" style:family="presentation" style:parent-style-name="Master2-Layout11-vertTitleAndTx-Vertical-Title-and-Tex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118" style:family="presentation" style:parent-style-name="Master2-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9" style:family="presentation" style:parent-style-name="Master2-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20" style:family="presentation" style:parent-style-name="Master2-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21" style:family="presentation" style:parent-style-name="Master2-Layout12-tbl-Title-and-Table-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2" style:family="presentation" style:parent-style-name="Master2-Layout12-tbl-Title-and-Table-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23" style:family="presentation" style:parent-style-name="Master2-Layout12-tbl-Title-and-Tabl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24" style:family="presentation" style:parent-style-name="Master2-Layout12-tbl-Title-and-Tabl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25" style:family="presentation" style:parent-style-name="Master2-Layout12-tbl-Title-and-Tabl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loext:graphic-properties draw:fill="none"/>
      <style:paragraph-properties style:writing-mode="lr-tb" style:font-independent-line-spacing="tru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loext:graphic-properties draw:fill="none"/>
    </style:style>
    <style:style style:name="MP4"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5" style:family="paragraph">
      <style:paragraph-properties fo:margin-left="0.953cm" fo:margin-right="0cm" fo:margin-top="0.247cm" fo:margin-bottom="0cm" fo:line-height="100%" fo:text-align="center" fo:text-indent="-0.953cm" style:punctuation-wrap="simple" style:writing-mode="lr-tb">
        <style:tab-stops/>
      </style:paragraph-properties>
    </style:style>
    <style:style style:name="MP6" style:family="paragraph">
      <style:paragraph-properties fo:margin-left="0cm" fo:margin-right="0cm" fo:margin-top="0.106cm" fo:margin-bottom="0cm" fo:line-height="100%" fo:text-align="end" fo:text-indent="0cm" style:punctuation-wrap="hanging" style:writing-mode="lr-tb">
        <style:tab-stops/>
      </style:paragraph-properties>
    </style:style>
    <style:style style:name="MP7" style:family="paragraph">
      <style:paragraph-properties fo:margin-left="0cm" fo:margin-right="0cm" fo:margin-top="0.141cm" fo:margin-bottom="0cm" fo:line-height="100%" fo:text-align="start" fo:text-indent="0cm" style:punctuation-wrap="simple" style:writing-mode="lr-tb">
        <style:tab-stops/>
      </style:paragraph-properties>
    </style:style>
    <style:style style:name="MP8" style:family="paragraph">
      <style:paragraph-properties fo:margin-left="1.27cm" fo:margin-right="0cm" fo:margin-top="0.141cm" fo:margin-bottom="0cm" fo:line-height="100%" fo:text-align="start" fo:text-indent="0cm" style:punctuation-wrap="simple" style:writing-mode="lr-tb">
        <style:tab-stops/>
      </style:paragraph-properties>
    </style:style>
    <style:style style:name="MP9" style:family="paragraph">
      <style:paragraph-properties fo:margin-left="2.54cm" fo:margin-right="0cm" fo:margin-top="0.141cm" fo:margin-bottom="0cm" fo:line-height="100%" fo:text-align="start" fo:text-indent="0cm" style:punctuation-wrap="simple" style:writing-mode="lr-tb">
        <style:tab-stops/>
      </style:paragraph-properties>
    </style:style>
    <style:style style:name="MP10" style:family="paragraph">
      <style:paragraph-properties fo:margin-left="3.81cm" fo:margin-right="0cm" fo:margin-top="0.141cm" fo:margin-bottom="0cm" fo:line-height="100%" fo:text-align="start" fo:text-indent="0cm" style:punctuation-wrap="simple" style:writing-mode="lr-tb">
        <style:tab-stops/>
      </style:paragraph-properties>
    </style:style>
    <style:style style:name="MP11" style:family="paragraph">
      <style:paragraph-properties fo:margin-left="5.08cm" fo:margin-right="0cm" fo:margin-top="0.141cm" fo:margin-bottom="0cm" fo:line-height="100%" fo:text-align="start" fo:text-indent="0cm" style:punctuation-wrap="simple" style:writing-mode="lr-tb">
        <style:tab-stops/>
      </style:paragraph-properties>
    </style:style>
    <style:style style:name="MP12" style:family="paragraph">
      <style:paragraph-properties fo:margin-left="0cm" fo:margin-right="0cm" fo:margin-top="0.247cm" fo:margin-bottom="0cm" fo:line-height="100%" fo:text-align="center" fo:text-indent="0cm" style:punctuation-wrap="simple" style:writing-mode="lr-tb">
        <style:tab-stops/>
      </style:paragraph-properties>
    </style:style>
    <style:style style:name="MP13"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14" style:family="paragraph">
      <style:paragraph-properties fo:margin-left="0cm" fo:margin-right="0cm" fo:margin-top="0.176cm" fo:margin-bottom="0cm" fo:line-height="100%" fo:text-align="center" fo:text-indent="0cm" style:punctuation-wrap="simple" style:writing-mode="lr-tb">
        <style:tab-stops/>
      </style:paragraph-properties>
    </style:style>
    <style:style style:name="MP15" style:family="paragraph">
      <style:paragraph-properties fo:margin-left="0cm" fo:margin-right="0cm" fo:margin-top="0.212cm" fo:margin-bottom="0cm" fo:line-height="100%" fo:text-align="center" fo:text-indent="0cm" style:punctuation-wrap="simple" style:writing-mode="lr-tb">
        <style:tab-stops/>
      </style:paragraph-properties>
    </style:style>
    <style:style style:name="MP16" style:family="paragraph">
      <style:paragraph-properties fo:margin-left="0.953cm" fo:margin-right="0cm" fo:margin-top="0.212cm" fo:margin-bottom="0cm" fo:line-height="100%" fo:text-align="center" fo:text-indent="-0.953cm" style:punctuation-wrap="simple" style:writing-mode="lr-tb">
        <style:tab-stops/>
      </style:paragraph-properties>
    </style:style>
    <style:style style:name="MP17" style:family="paragraph">
      <style:paragraph-properties fo:margin-left="0.953cm" fo:margin-right="0cm" fo:margin-top="0.282cm" fo:margin-bottom="0cm" fo:line-height="100%" fo:text-align="center" fo:text-indent="-0.953cm" style:punctuation-wrap="simple" style:writing-mode="lr-tb">
        <style:tab-stops/>
      </style:paragraph-properties>
    </style:style>
    <style:style style:name="MP18" style:family="paragraph">
      <style:paragraph-properties fo:margin-left="0cm" fo:margin-right="0cm" fo:margin-top="0.106cm" fo:margin-bottom="0cm" fo:line-height="100%" fo:text-align="center" fo:text-indent="0cm" style:punctuation-wrap="simple" style:writing-mode="lr-tb">
        <style:tab-stops/>
      </style:paragraph-properties>
    </style:style>
    <style:style style:name="MP19" style:family="paragraph">
      <style:paragraph-properties fo:margin-left="2.064cm" fo:margin-right="0cm" fo:margin-top="0.247cm" fo:margin-bottom="0cm" fo:line-height="100%" fo:text-align="start" fo:text-indent="-0.794cm" style:punctuation-wrap="simple" style:writing-mode="lr-tb">
        <style:tab-stops/>
      </style:paragraph-properties>
    </style:style>
    <style:style style:name="MP20" style:family="paragraph">
      <style:paragraph-properties fo:margin-left="3.175cm" fo:margin-right="0cm" fo:margin-top="0.212cm" fo:margin-bottom="0cm" fo:line-height="100%" fo:text-align="start" fo:text-indent="-0.635cm" style:punctuation-wrap="simple" style:writing-mode="lr-tb">
        <style:tab-stops/>
      </style:paragraph-properties>
    </style:style>
    <style:style style:name="MP21" style:family="paragraph">
      <style:paragraph-properties fo:margin-left="4.445cm" fo:margin-right="0cm" fo:margin-top="0.176cm" fo:margin-bottom="0cm" fo:line-height="100%" fo:text-align="start" fo:text-indent="-0.635cm" style:punctuation-wrap="simple" style:writing-mode="lr-tb">
        <style:tab-stops/>
      </style:paragraph-properties>
    </style:style>
    <style:style style:name="MP22" style:family="paragraph">
      <style:paragraph-properties fo:margin-left="5.715cm" fo:margin-right="0cm" fo:margin-top="0.176cm" fo:margin-bottom="0cm" fo:line-height="100%" fo:text-align="start" fo:text-indent="-0.635cm" style:punctuation-wrap="simple" style:writing-mode="lr-tb">
        <style:tab-stops/>
      </style:paragraph-properties>
    </style:style>
    <style:style style:name="MP23" style:family="paragraph">
      <loext:graphic-properties draw:fill="none"/>
      <style:paragraph-properties style:writing-mode="tb-rl" style:font-independent-line-spacing="true"/>
    </style:style>
    <style:style style:name="MP24" style:family="paragraph">
      <style:paragraph-properties fo:margin-left="0.953cm" fo:margin-right="0cm" fo:margin-top="0.247cm" fo:margin-bottom="0cm" fo:line-height="100%" fo:text-align="start" fo:text-indent="-0.953cm" style:punctuation-wrap="simple" style:writing-mode="lr-tb">
        <style:tab-stops/>
      </style:paragraph-properties>
    </style:style>
    <style:style style:name="MP25" style:family="paragraph">
      <style:paragraph-properties fo:margin-left="0cm" fo:margin-right="0cm" fo:margin-top="0.282cm" fo:margin-bottom="0cm" fo:line-height="100%" fo:text-align="center" fo:text-indent="0cm" style:punctuation-wrap="hanging" style:writing-mode="lr-tb">
        <style:tab-stops/>
      </style:paragraph-properties>
    </style:style>
    <style:style style:name="MP26" style:family="paragraph">
      <style:paragraph-properties fo:margin-left="0cm" fo:margin-right="0cm" fo:margin-top="0.176cm" fo:margin-bottom="0cm" fo:line-height="100%" fo:text-align="start" fo:text-indent="0cm" style:punctuation-wrap="simple" style:writing-mode="lr-tb">
        <style:tab-stops/>
      </style:paragraph-properties>
    </style:style>
    <style:style style:name="MP27" style:family="paragraph">
      <style:paragraph-properties fo:margin-left="0cm" fo:margin-right="0cm" fo:margin-top="0.212cm" fo:margin-bottom="0cm" fo:line-height="100%" fo:text-align="start" fo:text-indent="0cm" style:punctuation-wrap="simple" style:writing-mode="lr-tb">
        <style:tab-stops/>
      </style:paragraph-properties>
    </style:style>
    <style:style style:name="MP28" style:family="paragraph">
      <style:paragraph-properties fo:margin-left="0.953cm" fo:margin-right="0cm" fo:margin-top="0.212cm" fo:margin-bottom="0cm" fo:line-height="100%" fo:text-align="start" fo:text-indent="-0.953cm" style:punctuation-wrap="simple" style:writing-mode="lr-tb">
        <style:tab-stops/>
      </style:paragraph-properties>
    </style:style>
    <style:style style:name="MP29" style:family="paragraph">
      <style:paragraph-properties fo:margin-left="0.953cm" fo:margin-right="0cm" fo:margin-top="0.282cm" fo:margin-bottom="0cm" fo:line-height="100%" fo:text-align="start" fo:text-indent="-0.953cm" style:punctuation-wrap="simple" style:writing-mode="lr-tb">
        <style:tab-stops/>
      </style:paragraph-properties>
    </style:style>
    <style:style style:name="MP30" style:family="paragraph">
      <style:paragraph-properties fo:margin-left="0cm" fo:margin-right="0cm" fo:margin-top="0.106cm" fo:margin-bottom="0cm" fo:line-height="100%" fo:text-align="start" fo:text-indent="0cm" style:punctuation-wrap="simple" style:writing-mode="lr-tb">
        <style:tab-stops/>
      </style:paragraph-properties>
    </style:style>
    <style:style style:name="MT1" style:family="text">
      <style:text-properties fo:font-variant="normal" fo:text-transform="none" fo:color="#000000" style:text-line-through-style="none" style:text-line-through-type="none" style:text-position="0% 100%" style:font-name="Arial2"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2" style:family="text">
      <style:text-properties fo:font-variant="normal" fo:text-transform="none" fo:color="#004c8a" style:text-line-through-style="none" style:text-line-through-type="none" style:text-position="0% 100%" style:font-name="Century Gothic1" fo:font-size="44pt" fo:letter-spacing="normal" fo:language="en" fo:country="US" fo:font-style="normal" style:text-underline-style="none" fo:font-weight="bold" style:text-underline-mode="continuous" style:text-overline-mode="continuous" style:text-line-through-mode="continuous" style:letter-kerning="false" style:font-size-asian="44pt" style:font-style-asian="normal" style:font-weight-asian="bold" style:font-size-complex="44pt" style:font-style-complex="normal" style:font-weight-complex="bold"/>
    </style:style>
    <style:style style:name="MT3" style:family="text">
      <style:text-properties fo:font-variant="normal" fo:text-transform="none" fo:color="#8cc63f" style:text-line-through-style="none" style:text-line-through-type="none" style:text-position="0% 100%" style:font-name="Century Gothic1" fo:font-size="28pt" fo:letter-spacing="normal" fo:language="en" fo:country="US" fo:font-style="normal" style:text-underline-style="none" fo:font-weight="bold" style:text-underline-mode="continuous" style:text-overline-mode="continuous" style:text-line-through-mode="continuous" style:letter-kerning="false" style:font-size-asian="28pt" style:font-style-asian="normal" style:font-weight-asian="bold" style:font-size-complex="28pt" style:font-style-complex="normal" style:font-weight-complex="bold"/>
    </style:style>
    <style:style style:name="MT4" style:family="text">
      <style:text-properties fo:font-variant="normal" fo:text-transform="none" fo:color="#8cc63f" style:text-line-through-style="none" style:text-line-through-type="none" style:text-position="0% 100%" style:font-name="Century Gothic2" fo:font-size="12pt" fo:letter-spacing="normal" fo:language="en" fo:country="US" fo:font-style="normal" style:text-underline-style="none" fo:font-weight="bold" style:text-underline-mode="continuous" style:text-overline-mode="continuous" style:text-line-through-mode="continuous" style:letter-kerning="true" style:font-size-asian="12pt" style:font-style-asian="normal" style:font-weight-asian="bold" style:font-size-complex="12pt" style:font-style-complex="normal" style:font-weight-complex="bold"/>
    </style:style>
    <style:style style:name="MT5"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8pt" fo:letter-spacing="normal" fo:language="en" fo:country="US" fo:font-style="normal" style:text-underline-style="none" fo:font-weight="normal" style:text-underline-mode="continuous" style:text-overline-mode="continuous" style:text-line-through-mode="continuous" style:letter-kerning="false"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false"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0pt" fo:letter-spacing="normal" fo:language="en" fo:country="US" fo:font-style="normal" style:text-underline-style="none" fo:font-weight="normal" style:text-underline-mode="continuous" style:text-overline-mode="continuous" style:text-line-through-mode="continuous" style:letter-kerning="false" style:font-size-asian="20pt" style:font-style-asian="normal" style:font-weight-asian="normal" style:font-size-complex="20pt" style:font-style-complex="normal" style:font-weight-complex="normal"/>
    </style:style>
    <style:style style:name="MT9" style:family="text">
      <style:text-properties fo:text-transform="uppercase" fo:color="#004c8a" style:text-line-through-style="none" style:text-line-through-type="none" style:text-position="0% 100%" style:font-name="Century Gothic1" fo:font-size="40pt" fo:letter-spacing="normal" fo:language="en" fo:country="US" fo:font-style="normal" style:text-underline-style="none" fo:font-weight="bold" style:text-underline-mode="continuous" style:text-overline-mode="continuous" style:text-line-through-mode="continuous" style:letter-kerning="false" style:font-size-asian="40pt" style:font-style-asian="normal" style:font-weight-asian="bold" style:font-size-complex="40pt" style:font-style-complex="normal" style:font-weight-complex="bold"/>
    </style:style>
    <style:style style:name="MT10" style:family="text">
      <style:text-properties fo:font-variant="normal" fo:text-transform="none" fo:color="#8cc63f" style:text-line-through-style="none" style:text-line-through-type="none" style:text-position="0% 100%" style:font-name="Century Gothic1" fo:font-size="20pt" fo:letter-spacing="normal" fo:language="en" fo:country="US" fo:font-style="normal" style:text-underline-style="none" fo:font-weight="bold" style:text-underline-mode="continuous" style:text-overline-mode="continuous" style:text-line-through-mode="continuous" style:letter-kerning="false" style:font-size-asian="20pt" style:font-style-asian="normal" style:font-weight-asian="bold" style:font-size-complex="20pt" style:font-style-complex="normal" style:font-weight-complex="bold"/>
    </style:style>
    <style:style style:name="MT11" style:family="text">
      <style:text-properties fo:font-variant="normal" fo:text-transform="none" fo:color="#000000" style:text-line-through-style="none" style:text-line-through-type="none" style:text-position="0% 100%" style:font-name="Arial1" fo:font-size="18pt" fo:letter-spacing="normal" fo:language="en" fo:country="US"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style:style style:name="MT12" style:family="text">
      <style:text-properties fo:font-variant="normal" fo:text-transform="none" fo:color="#8cc63f" style:text-line-through-style="none" style:text-line-through-type="none" style:text-position="0% 100%" style:font-name="Century Gothic1" fo:font-size="24pt" fo:letter-spacing="normal" fo:language="en" fo:country="US" fo:font-style="normal" style:text-underline-style="none" fo:font-weight="bold" style:text-underline-mode="continuous" style:text-overline-mode="continuous" style:text-line-through-mode="continuous" style:letter-kerning="false" style:font-size-asian="24pt" style:font-style-asian="normal" style:font-weight-asian="bold" style:font-size-complex="24pt" style:font-style-complex="normal" style:font-weight-complex="bold"/>
    </style:style>
    <style:style style:name="MT13" style:family="text">
      <style:text-properties fo:font-variant="normal" fo:text-transform="none" fo:color="#000000" style:text-line-through-style="none" style:text-line-through-type="none" style:text-position="0% 100%" style:font-name="Arial1" fo:font-size="16pt" fo:letter-spacing="normal" fo:language="en" fo:country="US" fo:font-style="normal" style:text-underline-style="none" fo:font-weight="normal" style:text-underline-mode="continuous" style:text-overline-mode="continuous" style:text-line-through-mode="continuous" style:letter-kerning="false" style:font-size-asian="16pt" style:font-style-asian="normal" style:font-weight-asian="normal" style:font-size-complex="16pt" style:font-style-complex="normal" style:font-weight-complex="normal"/>
    </style:style>
    <style:style style:name="MT14" style:family="text">
      <style:text-properties fo:font-variant="normal" fo:text-transform="none" fo:color="#004c8a" style:text-line-through-style="none" style:text-line-through-type="none" style:text-position="0% 100%" style:font-name="Century Gothic1" fo:font-size="20pt" fo:letter-spacing="normal" fo:language="en" fo:country="US" fo:font-style="normal" style:text-underline-style="none" fo:font-weight="bold" style:text-underline-mode="continuous" style:text-overline-mode="continuous" style:text-line-through-mode="continuous" style:letter-kerning="false" style:font-size-asian="20pt" style:font-style-asian="normal" style:font-weight-asian="bold" style:font-size-complex="20pt" style:font-style-complex="normal" style:font-weight-complex="bold"/>
    </style:style>
    <style:style style:name="MT15" style:family="text">
      <style:text-properties fo:font-variant="normal" fo:text-transform="none" fo:color="#8cc63f" style:text-line-through-style="none" style:text-line-through-type="none" style:text-position="0% 100%" style:font-name="Century Gothic1" fo:font-size="32pt" fo:letter-spacing="normal" fo:language="en" fo:country="US" fo:font-style="normal" style:text-underline-style="none" fo:font-weight="bold" style:text-underline-mode="continuous" style:text-overline-mode="continuous" style:text-line-through-mode="continuous" style:letter-kerning="false" style:font-size-asian="32pt" style:font-style-asian="normal" style:font-weight-asian="bold" style:font-size-complex="32pt" style:font-style-complex="normal" style:font-weight-complex="bold"/>
    </style:style>
    <style:style style:name="MT16" style:family="text">
      <style:text-properties fo:font-variant="normal" fo:text-transform="none" fo:color="#8cc63f" style:text-line-through-style="none" style:text-line-through-type="none" style:text-position="0% 100%" style:font-name="Century Gothic1" fo:font-size="14pt" fo:letter-spacing="normal" fo:language="en" fo:country="US" fo:font-style="normal" style:text-underline-style="none" fo:font-weight="bold" style:text-underline-mode="continuous" style:text-overline-mode="continuous" style:text-line-through-mode="continuous" style:letter-kerning="false" style:font-size-asian="14pt" style:font-style-asian="normal" style:font-weight-asian="bold" style:font-size-complex="14pt" style:font-style-complex="normal" style:font-weight-complex="bold"/>
    </style:style>
    <style:style style:name="MT17" style:family="text">
      <style:text-properties fo:font-variant="normal" fo:text-transform="none" fo:color="#ffffff" style:text-line-through-style="none" style:text-line-through-type="none" style:text-position="0% 100%" style:font-name="Century Gothic1" fo:font-size="44pt" fo:letter-spacing="normal" fo:language="en" fo:country="US" fo:font-style="normal" style:text-underline-style="none" fo:font-weight="bold" style:text-underline-mode="continuous" style:text-overline-mode="continuous" style:text-line-through-mode="continuous" style:letter-kerning="false" style:font-size-asian="44pt" style:font-style-asian="normal" style:font-weight-asian="bold" style:font-size-complex="44pt" style:font-style-complex="normal" style:font-weight-complex="bold"/>
    </style:style>
    <style:style style:name="MT18" style:family="text">
      <style:text-properties fo:font-variant="normal" fo:text-transform="none" fo:color="#004c8a" style:text-line-through-style="none" style:text-line-through-type="none" style:text-position="0% 100%" style:font-name="Century Gothic1" fo:font-size="28pt" fo:letter-spacing="normal" fo:language="en" fo:country="US" fo:font-style="normal" style:text-underline-style="none" fo:font-weight="normal" style:text-underline-mode="continuous" style:text-overline-mode="continuous" style:text-line-through-mode="continuous" style:letter-kerning="false" style:font-size-asian="28pt" style:font-style-asian="normal" style:font-weight-asian="normal" style:font-size-complex="28pt" style:font-style-complex="normal" style:font-weight-complex="normal"/>
    </style:style>
    <style:style style:name="MT19" style:family="text">
      <style:text-properties fo:font-variant="normal" fo:text-transform="none" fo:color="#004c8a" style:text-line-through-style="none" style:text-line-through-type="none" style:text-position="0% 100%" style:font-name="Century Gothic2" fo:font-size="13pt" fo:letter-spacing="normal" fo:language="en" fo:country="US" fo:font-style="normal" style:text-underline-style="none" fo:font-weight="bold" style:text-underline-mode="continuous" style:text-overline-mode="continuous" style:text-line-through-mode="continuous" style:letter-kerning="true" style:font-size-asian="13pt" style:font-style-asian="normal" style:font-weight-asian="bold" style:font-size-complex="13pt" style:font-style-complex="normal" style:font-weight-complex="bold"/>
    </style:style>
    <style:style style:name="MT20" style:family="text">
      <style:text-properties fo:text-transform="uppercase" fo:color="#ffffff" style:text-line-through-style="none" style:text-line-through-type="none" style:text-position="0% 100%" style:font-name="Century Gothic1" fo:font-size="40pt" fo:letter-spacing="normal" fo:language="en" fo:country="US" fo:font-style="normal" style:text-underline-style="none" fo:font-weight="bold" style:text-underline-mode="continuous" style:text-overline-mode="continuous" style:text-line-through-mode="continuous" style:letter-kerning="false" style:font-size-asian="40pt" style:font-style-asian="normal" style:font-weight-asian="bold" style:font-size-complex="40pt" style:font-style-complex="normal" style:font-weight-complex="bold"/>
    </style:style>
    <style:style style:name="MT21" style:family="text">
      <style:text-properties fo:font-variant="normal" fo:text-transform="none" fo:color="#004c8a" style:text-line-through-style="none" style:text-line-through-type="none" style:text-position="0% 100%" style:font-name="Century Gothic1" fo:font-size="20pt" fo:letter-spacing="normal" fo:language="en" fo:country="US" fo:font-style="normal" style:text-underline-style="none" fo:font-weight="normal" style:text-underline-mode="continuous" style:text-overline-mode="continuous" style:text-line-through-mode="continuous" style:letter-kerning="false" style:font-size-asian="20pt" style:font-style-asian="normal" style:font-weight-asian="normal" style:font-size-complex="20pt" style:font-style-complex="normal" style:font-weight-complex="normal"/>
    </style:style>
    <style:style style:name="MT22" style:family="text">
      <style:text-properties fo:font-variant="normal" fo:text-transform="none" fo:color="#004c8a" style:text-line-through-style="none" style:text-line-through-type="none" style:text-position="0% 100%" style:font-name="Century Gothic1" fo:font-size="24pt" fo:letter-spacing="normal" fo:language="en" fo:country="US" fo:font-style="normal" style:text-underline-style="none" fo:font-weight="bold" style:text-underline-mode="continuous" style:text-overline-mode="continuous" style:text-line-through-mode="continuous" style:letter-kerning="false" style:font-size-asian="24pt" style:font-style-asian="normal" style:font-weight-asian="bold" style:font-size-complex="24pt" style:font-style-complex="normal" style:font-weight-complex="bold"/>
    </style:style>
    <style:style style:name="MT23" style:family="text">
      <style:text-properties fo:font-variant="normal" fo:text-transform="none" fo:color="#004c8a" style:text-line-through-style="none" style:text-line-through-type="none" style:text-position="0% 100%" style:font-name="Century Gothic1" fo:font-size="24pt" fo:letter-spacing="normal" fo:language="en" fo:country="US" fo:font-style="normal" style:text-underline-style="none" fo:font-weight="normal" style:text-underline-mode="continuous" style:text-overline-mode="continuous" style:text-line-through-mode="continuous" style:letter-kerning="false" style:font-size-asian="24pt" style:font-style-asian="normal" style:font-weight-asian="normal" style:font-size-complex="24pt" style:font-style-complex="normal" style:font-weight-complex="normal"/>
    </style:style>
    <style:style style:name="MT24" style:family="text">
      <style:text-properties fo:font-variant="normal" fo:text-transform="none" fo:color="#ffffff" style:text-line-through-style="none" style:text-line-through-type="none" style:text-position="0% 100%" style:font-name="Century Gothic1" fo:font-size="20pt" fo:letter-spacing="normal" fo:language="en" fo:country="US" fo:font-style="normal" style:text-underline-style="none" fo:font-weight="bold" style:text-underline-mode="continuous" style:text-overline-mode="continuous" style:text-line-through-mode="continuous" style:letter-kerning="false" style:font-size-asian="20pt" style:font-style-asian="normal" style:font-weight-asian="bold" style:font-size-complex="20pt" style:font-style-complex="normal" style:font-weight-complex="bold"/>
    </style:style>
    <style:style style:name="MT25" style:family="text">
      <style:text-properties fo:font-variant="normal" fo:text-transform="none" fo:color="#004c8a" style:text-line-through-style="none" style:text-line-through-type="none" style:text-position="0% 100%" style:font-name="Century Gothic1" fo:font-size="32pt" fo:letter-spacing="normal" fo:language="en" fo:country="US" fo:font-style="normal" style:text-underline-style="none" fo:font-weight="normal" style:text-underline-mode="continuous" style:text-overline-mode="continuous" style:text-line-through-mode="continuous" style:letter-kerning="false" style:font-size-asian="32pt" style:font-style-asian="normal" style:font-weight-asian="normal" style:font-size-complex="32pt" style:font-style-complex="normal" style:font-weight-complex="normal"/>
    </style:style>
    <style:style style:name="MT26" style:family="text">
      <style:text-properties fo:font-variant="normal" fo:text-transform="none" fo:color="#004c8a" style:text-line-through-style="none" style:text-line-through-type="none" style:text-position="0% 100%" style:font-name="Century Gothic1" fo:font-size="14pt" fo:letter-spacing="normal" fo:language="en" fo:country="US" fo:font-style="normal" style:text-underline-style="none" fo:font-weight="normal" style:text-underline-mode="continuous" style:text-overline-mode="continuous" style:text-line-through-mode="continuous" style:letter-kerning="false"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 draw:name="Master2-bg"/>
    </draw:layer-set>
    <style:handout-master presentation:presentation-page-layout-name="AL0T26" style:page-layout-name="PM0" draw:style-name="Mdp2">
      <draw:frame draw:name="Rectangle 2" draw:style-name="Mgr1" draw:text-style-name="MP1" draw:layer="backgroundobjects" svg:width="8.255cm" svg:height="1.27cm" svg:x="0cm" svg:y="0cm" presentation:class="header">
        <draw:text-box>
          <text:p/>
        </draw:text-box>
      </draw:frame>
      <draw:frame draw:name="Rectangle 3" draw:style-name="Mgr1" draw:text-style-name="MP1" draw:layer="backgroundobjects" svg:width="8.255cm" svg:height="1.27cm" svg:x="10.791cm" svg:y="0cm" presentation:class="date-time">
        <draw:text-box>
          <text:p/>
        </draw:text-box>
      </draw:frame>
      <draw:frame draw:name="Rectangle 4" draw:style-name="Mgr2" draw:text-style-name="MP1" draw:layer="backgroundobjects" svg:width="8.255cm" svg:height="1.27cm" svg:x="0cm" svg:y="24.126cm" presentation:class="footer">
        <draw:text-box>
          <text:p/>
        </draw:text-box>
      </draw:frame>
      <draw:frame draw:name="Rectangle 5" draw:style-name="Mgr2" draw:text-style-name="MP1" draw:layer="backgroundobjects" svg:width="8.255cm" svg:height="1.27cm" svg:x="10.791cm" svg:y="24.126cm" presentation:class="page-number">
        <draw:text-box>
          <text:p text:style-name="MP2"><text:span text:style-name="MT1"><text:page-number>&lt;number&gt;</text:page-number></text:span></text:p>
        </draw:text-box>
      </draw:frame>
      <draw:page-thumbnail draw:layer="backgroundobjects" svg:width="7.448cm" svg:height="5.587cm" svg:x="1.513cm" svg:y="2.54cm" draw:page-number="1"/>
      <draw:page-thumbnail draw:layer="backgroundobjects" svg:width="7.448cm" svg:height="5.587cm" svg:x="10.085cm" svg:y="2.54cm"/>
      <draw:page-thumbnail draw:layer="backgroundobjects" svg:width="7.448cm" svg:height="5.587cm" svg:x="1.513cm" svg:y="9.904cm"/>
      <draw:page-thumbnail draw:layer="backgroundobjects" svg:width="7.448cm" svg:height="5.587cm" svg:x="10.085cm" svg:y="9.904cm"/>
      <draw:page-thumbnail draw:layer="backgroundobjects" svg:width="7.448cm" svg:height="5.587cm" svg:x="1.513cm" svg:y="17.268cm"/>
      <draw:page-thumbnail draw:layer="backgroundobjects" svg:width="7.448cm" svg:height="5.587cm" svg:x="10.085cm" svg:y="17.268cm"/>
    </style:handout-master>
    <style:master-page style:name="Master1-Title-Master" style:page-layout-name="PM1" draw:style-name="Mdp1">
      <draw:frame draw:name="Picture 17" draw:style-name="Mgr3" draw:text-style-name="MP3" draw:layer="backgroundobjects" svg:width="25.4cm" svg:height="19.05cm" svg:x="0cm" svg:y="0cm">
        <draw:image xlink:href="Pictures/image10.png" xlink:type="simple" xlink:show="embed" xlink:actuate="onLoad">
          <text:p/>
        </draw:image>
        <svg:desc>title-page</svg:desc>
      </draw:frame>
      <draw:frame draw:name="Rectangle 2" presentation:style-name="Mpr1" draw:text-style-name="MP1" draw:layer="backgroundobjects" svg:width="22.86cm" svg:height="3.175cm" svg:x="1.376cm" svg:y="7.197cm" presentation:class="title">
        <draw:text-box>
          <text:p text:style-name="MP4"><text:span text:style-name="MT2">Click to edit Master title style</text:span></text:p>
        </draw:text-box>
      </draw:frame>
      <draw:frame draw:name="Rectangle 11" presentation:style-name="Mpr2" draw:text-style-name="MP1" draw:layer="backgroundobjects" svg:width="22.86cm" svg:height="4.022cm" svg:x="1.376cm" svg:y="10.795cm" presentation:class="outline">
        <draw:text-box>
          <text:list text:style-name="ML3">
            <text:list-item>
              <text:p text:style-name="MP5"><text:span text:style-name="MT3">Click to edit Master subtitle style</text:span></text:p>
            </text:list-item>
          </text:list>
        </draw:text-box>
      </draw:frame>
      <presentation:notes style:page-layout-name="PM0">
        <draw:frame draw:name="Header Placeholder 1" presentation:style-name="Mpr3" draw:text-style-name="MP1" draw:layer="backgroundobjects" svg:width="8.255cm" svg:height="1.27cm" svg:x="0cm" svg:y="0cm" presentation:class="header">
          <draw:text-box>
            <text:p/>
          </draw:text-box>
        </draw:frame>
        <draw:frame draw:name="Date Placeholder 2" presentation:style-name="Mpr3" draw:text-style-name="MP1" draw:layer="backgroundobjects" svg:width="8.255cm" svg:height="1.27cm" svg:x="10.791cm" svg:y="0cm" presentation:class="date-time">
          <draw:text-box>
            <text:p text:style-name="MP6"><text:span text:style-name="MT4"><text:date style:data-style-name="D1" text:date-value="2015-06-03">6/3/15</text:date></text:span></text:p>
          </draw:text-box>
        </draw:frame>
        <draw:page-thumbnail draw:name="Slide Image Placeholder 3" presentation:style-name="Master1-Title-Master-title" draw:layer="backgroundobjects" svg:width="12.7cm" svg:height="9.525cm" svg:x="3.175cm" svg:y="1.905cm" presentation:class="page"/>
        <draw:frame draw:name="Notes Placeholder 4" presentation:style-name="Mpr4" draw:text-style-name="MP1" draw:layer="backgroundobjects" svg:width="15.24cm" svg:height="11.43cm" svg:x="1.905cm" svg:y="12.065cm" presentation:class="notes">
          <draw:text-box>
            <text:p text:style-name="MP7"><text:span text:style-name="MT5">Click to edit Master text styles</text:span></text:p>
            <text:list text:style-name="ML5">
              <text:list-item>
                <text:list>
                  <text:list-item>
                    <text:p text:style-name="MP8"><text:span text:style-name="MT5">Second level</text:span></text:p>
                    <text:list>
                      <text:list-item>
                        <text:p text:style-name="MP9"><text:span text:style-name="MT5">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Footer Placeholder 5" presentation:style-name="Mpr5" draw:text-style-name="MP1" draw:layer="backgroundobjects" svg:width="8.255cm" svg:height="1.27cm" svg:x="0cm" svg:y="24.126cm" presentation:class="footer">
          <draw:text-box>
            <text:p/>
          </draw:text-box>
        </draw:frame>
        <draw:frame draw:name="Slide Number Placeholder 6" presentation:style-name="Mpr5" draw:text-style-name="MP1" draw:layer="backgroundobjects" svg:width="8.255cm" svg:height="1.27cm" svg:x="10.791cm" svg:y="24.126cm" presentation:class="page-number">
          <draw:text-box>
            <text:p text:style-name="MP6"><text:span text:style-name="MT4"><text:page-number>&lt;number&gt;</text:page-number></text:span></text:p>
          </draw:text-box>
        </draw:frame>
      </presentation:notes>
    </style:master-page>
    <style:master-page style:name="Master1-Layout1-title-Title-Slide" style:page-layout-name="PM1" draw:style-name="Mdp1">
      <draw:frame draw:name="Picture 17" draw:style-name="Mgr3" draw:text-style-name="MP3" draw:layer="Master1-bg" svg:width="25.4cm" svg:height="19.05cm" svg:x="0cm" svg:y="0cm">
        <draw:image xlink:href="Pictures/image10.png" xlink:type="simple" xlink:show="embed" xlink:actuate="onLoad">
          <text:p/>
        </draw:image>
        <svg:desc>title-page</svg:desc>
      </draw:frame>
      <draw:frame draw:name="Title 1" presentation:style-name="Mpr6" draw:text-style-name="MP1" draw:layer="backgroundobjects" svg:width="21.59cm" svg:height="4.083cm" svg:x="1.905cm" svg:y="5.918cm" presentation:class="title">
        <draw:text-box>
          <text:p text:style-name="MP4"><text:span text:style-name="MT2">Click to edit Master title style</text:span></text:p>
        </draw:text-box>
      </draw:frame>
      <draw:frame draw:name="Subtitle 2" presentation:style-name="Mpr7" draw:text-style-name="MP1" draw:layer="backgroundobjects" svg:width="17.78cm" svg:height="4.868cm" svg:x="3.81cm" svg:y="10.795cm" presentation:class="subtitle">
        <draw:text-box>
          <text:p text:style-name="MP12"><text:span text:style-name="MT3">Click to edit Master subtitle style</text:span></text:p>
        </draw:text-box>
      </draw:frame>
      <draw:frame presentation:style-name="Master1-Layout1-title-Title-Slide-outline1" draw:layer="backgroundobjects" svg:width="22.859cm" svg:height="11.048cm" svg:x="1.27cm" svg:y="4.457cm" presentation:class="outline" presentation:placeholder="true">
        <draw:text-box/>
      </draw:frame>
      <presentation:notes style:page-layout-name="PM0">
        <draw:frame draw:name="Header Placeholder 1" presentation:style-name="Mpr8" draw:text-style-name="MP1" draw:layer="backgroundobjects" svg:width="8.255cm" svg:height="1.27cm" svg:x="0cm" svg:y="0cm" presentation:class="header">
          <draw:text-box>
            <text:p/>
          </draw:text-box>
        </draw:frame>
        <draw:frame draw:name="Date Placeholder 2" presentation:style-name="Mpr8" draw:text-style-name="MP1" draw:layer="backgroundobjects" svg:width="8.255cm" svg:height="1.27cm" svg:x="10.791cm" svg:y="0cm" presentation:class="date-time">
          <draw:text-box>
            <text:p text:style-name="MP6"><text:span text:style-name="MT4"><text:date style:data-style-name="D1" text:date-value="2015-06-03">6/3/15</text:date></text:span></text:p>
          </draw:text-box>
        </draw:frame>
        <draw:page-thumbnail draw:name="Slide Image Placeholder 3" presentation:style-name="Master1-Layout1-title-Title-Slide-title" draw:layer="backgroundobjects" svg:width="12.7cm" svg:height="9.525cm" svg:x="3.175cm" svg:y="1.905cm" presentation:class="page"/>
        <draw:frame draw:name="Notes Placeholder 4" presentation:style-name="Mpr9" draw:text-style-name="MP1" draw:layer="backgroundobjects" svg:width="15.24cm" svg:height="11.43cm" svg:x="1.905cm" svg:y="12.065cm" presentation:class="notes">
          <draw:text-box>
            <text:p text:style-name="MP7"><text:span text:style-name="MT5">Click to edit Master text styles</text:span></text:p>
            <text:list text:style-name="ML5">
              <text:list-item>
                <text:list>
                  <text:list-item>
                    <text:p text:style-name="MP8"><text:span text:style-name="MT5">Second level</text:span></text:p>
                    <text:list>
                      <text:list-item>
                        <text:p text:style-name="MP9"><text:span text:style-name="MT5">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Footer Placeholder 5" presentation:style-name="Mpr10" draw:text-style-name="MP1" draw:layer="backgroundobjects" svg:width="8.255cm" svg:height="1.27cm" svg:x="0cm" svg:y="24.126cm" presentation:class="footer">
          <draw:text-box>
            <text:p/>
          </draw:text-box>
        </draw:frame>
        <draw:frame draw:name="Slide Number Placeholder 6" presentation:style-name="Mpr10" draw:text-style-name="MP1" draw:layer="backgroundobjects" svg:width="8.255cm" svg:height="1.27cm" svg:x="10.791cm" svg:y="24.126cm" presentation:class="page-number">
          <draw:text-box>
            <text:p text:style-name="MP6"><text:span text:style-name="MT4"><text:page-number>&lt;number&gt;</text:page-number></text:span></text:p>
          </draw:text-box>
        </draw:frame>
      </presentation:notes>
    </style:master-page>
    <style:master-page style:name="Master1-Layout2-obj-Title-and-Content" style:page-layout-name="PM1" draw:style-name="Mdp1">
      <draw:frame draw:name="Picture 17" draw:style-name="Mgr3" draw:text-style-name="MP3" draw:layer="Master1-bg" svg:width="25.4cm" svg:height="19.05cm" svg:x="0cm" svg:y="0cm">
        <draw:image xlink:href="Pictures/image10.png" xlink:type="simple" xlink:show="embed" xlink:actuate="onLoad">
          <text:p/>
        </draw:image>
        <svg:desc>title-page</svg:desc>
      </draw:frame>
      <draw:frame draw:name="Title 1" presentation:style-name="Mpr11" draw:text-style-name="MP1" draw:layer="backgroundobjects" svg:width="22.86cm" svg:height="3.175cm" svg:x="1.376cm" svg:y="7.197cm" presentation:class="title">
        <draw:text-box>
          <text:p text:style-name="MP4"><text:span text:style-name="MT2">Click to edit Master title style</text:span></text:p>
        </draw:text-box>
      </draw:frame>
      <draw:frame draw:name="Content Placeholder 2" presentation:style-name="Mpr12" draw:text-style-name="MP1" draw:layer="backgroundobjects" svg:width="22.86cm" svg:height="4.022cm" svg:x="1.376cm" svg:y="10.795cm" presentation:class="title">
        <draw:text-box>
          <text:p text:style-name="MP5"><text:span text:style-name="MT3">Click to edit Master text styles</text:span><text:span text:style-name="MT3"><text:line-break/></text:span><text:span text:style-name="MT6">Second level</text:span><text:span text:style-name="MT6"><text:line-break/></text:span><text:span text:style-name="MT7">Third level</text:span><text:span text:style-name="MT7"><text:line-break/></text:span><text:span text:style-name="MT8">Fourth level</text:span><text:span text:style-name="MT8"><text:line-break/></text:span><text:span text:style-name="MT8">Fifth level</text:span></text:p>
        </draw:text-box>
      </draw:frame>
      <presentation:notes style:page-layout-name="PM0">
        <draw:frame draw:name="Header Placeholder 1" presentation:style-name="Mpr13" draw:text-style-name="MP1" draw:layer="backgroundobjects" svg:width="8.255cm" svg:height="1.27cm" svg:x="0cm" svg:y="0cm" presentation:class="header">
          <draw:text-box>
            <text:p/>
          </draw:text-box>
        </draw:frame>
        <draw:frame draw:name="Date Placeholder 2" presentation:style-name="Mpr13" draw:text-style-name="MP1" draw:layer="backgroundobjects" svg:width="8.255cm" svg:height="1.27cm" svg:x="10.791cm" svg:y="0cm" presentation:class="date-time">
          <draw:text-box>
            <text:p text:style-name="MP6"><text:span text:style-name="MT4"><text:date style:data-style-name="D1" text:date-value="2015-06-03">6/3/15</text:date></text:span></text:p>
          </draw:text-box>
        </draw:frame>
        <draw:page-thumbnail draw:name="Slide Image Placeholder 3" presentation:style-name="Master1-Layout2-obj-Title-and-Content-title" draw:layer="backgroundobjects" svg:width="12.7cm" svg:height="9.525cm" svg:x="3.175cm" svg:y="1.905cm" presentation:class="page"/>
        <draw:frame draw:name="Notes Placeholder 4" presentation:style-name="Mpr14" draw:text-style-name="MP1" draw:layer="backgroundobjects" svg:width="15.24cm" svg:height="11.43cm" svg:x="1.905cm" svg:y="12.065cm" presentation:class="notes">
          <draw:text-box>
            <text:p text:style-name="MP7"><text:span text:style-name="MT5">Click to edit Master text styles</text:span></text:p>
            <text:list text:style-name="ML5">
              <text:list-item>
                <text:list>
                  <text:list-item>
                    <text:p text:style-name="MP8"><text:span text:style-name="MT5">Second level</text:span></text:p>
                    <text:list>
                      <text:list-item>
                        <text:p text:style-name="MP9"><text:span text:style-name="MT5">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Footer Placeholder 5" presentation:style-name="Mpr15" draw:text-style-name="MP1" draw:layer="backgroundobjects" svg:width="8.255cm" svg:height="1.27cm" svg:x="0cm" svg:y="24.126cm" presentation:class="footer">
          <draw:text-box>
            <text:p/>
          </draw:text-box>
        </draw:frame>
        <draw:frame draw:name="Slide Number Placeholder 6" presentation:style-name="Mpr15" draw:text-style-name="MP1" draw:layer="backgroundobjects" svg:width="8.255cm" svg:height="1.27cm" svg:x="10.791cm" svg:y="24.126cm" presentation:class="page-number">
          <draw:text-box>
            <text:p text:style-name="MP6"><text:span text:style-name="MT4"><text:page-number>&lt;number&gt;</text:page-number></text:span></text:p>
          </draw:text-box>
        </draw:frame>
      </presentation:notes>
    </style:master-page>
    <style:master-page style:name="Master1-Layout3-secHead-Section-Header" style:page-layout-name="PM1" draw:style-name="Mdp1">
      <draw:frame draw:name="Picture 17" draw:style-name="Mgr3" draw:text-style-name="MP3" draw:layer="Master1-bg" svg:width="25.4cm" svg:height="19.05cm" svg:x="0cm" svg:y="0cm">
        <draw:image xlink:href="Pictures/image10.png" xlink:type="simple" xlink:show="embed" xlink:actuate="onLoad">
          <text:p/>
        </draw:image>
        <svg:desc>title-page</svg:desc>
      </draw:frame>
      <draw:frame draw:name="Title 1" presentation:style-name="Mpr16" draw:text-style-name="MP1" draw:layer="backgroundobjects" svg:width="21.59cm" svg:height="3.784cm" svg:x="2.006cm" svg:y="12.241cm" presentation:class="title">
        <draw:text-box>
          <text:p text:style-name="MP13"><text:span text:style-name="MT9">Click to edit Master title style</text:span></text:p>
        </draw:text-box>
      </draw:frame>
      <draw:frame draw:name="Text Placeholder 2" presentation:style-name="Mpr17" draw:text-style-name="MP1" draw:layer="backgroundobjects" svg:width="21.59cm" svg:height="4.167cm" svg:x="2.006cm" svg:y="8.074cm" presentation:class="outline">
        <draw:text-box>
          <text:list text:style-name="ML3">
            <text:list-item>
              <text:p text:style-name="MP14"><text:span text:style-name="MT10">Click to edit Master text styles</text:span></text:p>
            </text:list-item>
          </text:list>
        </draw:text-box>
      </draw:frame>
      <presentation:notes style:page-layout-name="PM0">
        <draw:frame draw:name="Header Placeholder 1" presentation:style-name="Mpr18" draw:text-style-name="MP1" draw:layer="backgroundobjects" svg:width="8.255cm" svg:height="1.27cm" svg:x="0cm" svg:y="0cm" presentation:class="header">
          <draw:text-box>
            <text:p/>
          </draw:text-box>
        </draw:frame>
        <draw:frame draw:name="Date Placeholder 2" presentation:style-name="Mpr18" draw:text-style-name="MP1" draw:layer="backgroundobjects" svg:width="8.255cm" svg:height="1.27cm" svg:x="10.791cm" svg:y="0cm" presentation:class="date-time">
          <draw:text-box>
            <text:p text:style-name="MP6"><text:span text:style-name="MT4"><text:date style:data-style-name="D1" text:date-value="2015-06-03">6/3/15</text:date></text:span></text:p>
          </draw:text-box>
        </draw:frame>
        <draw:page-thumbnail draw:name="Slide Image Placeholder 3" presentation:style-name="Master1-Layout3-secHead-Section-Header-title" draw:layer="backgroundobjects" svg:width="12.7cm" svg:height="9.525cm" svg:x="3.175cm" svg:y="1.905cm" presentation:class="page"/>
        <draw:frame draw:name="Notes Placeholder 4" presentation:style-name="Mpr19" draw:text-style-name="MP1" draw:layer="backgroundobjects" svg:width="15.24cm" svg:height="11.43cm" svg:x="1.905cm" svg:y="12.065cm" presentation:class="notes">
          <draw:text-box>
            <text:p text:style-name="MP7"><text:span text:style-name="MT5">Click to edit Master text styles</text:span></text:p>
            <text:list text:style-name="ML5">
              <text:list-item>
                <text:list>
                  <text:list-item>
                    <text:p text:style-name="MP8"><text:span text:style-name="MT5">Second level</text:span></text:p>
                    <text:list>
                      <text:list-item>
                        <text:p text:style-name="MP9"><text:span text:style-name="MT5">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Footer Placeholder 5" presentation:style-name="Mpr20" draw:text-style-name="MP1" draw:layer="backgroundobjects" svg:width="8.255cm" svg:height="1.27cm" svg:x="0cm" svg:y="24.126cm" presentation:class="footer">
          <draw:text-box>
            <text:p/>
          </draw:text-box>
        </draw:frame>
        <draw:frame draw:name="Slide Number Placeholder 6" presentation:style-name="Mpr20" draw:text-style-name="MP1" draw:layer="backgroundobjects" svg:width="8.255cm" svg:height="1.27cm" svg:x="10.791cm" svg:y="24.126cm" presentation:class="page-number">
          <draw:text-box>
            <text:p text:style-name="MP6"><text:span text:style-name="MT4"><text:page-number>&lt;number&gt;</text:page-number></text:span></text:p>
          </draw:text-box>
        </draw:frame>
      </presentation:notes>
    </style:master-page>
    <style:master-page style:name="Master1-Layout4-twoObj-Two-Content" style:page-layout-name="PM1" draw:style-name="Mdp1">
      <draw:frame draw:name="Picture 17" draw:style-name="Mgr3" draw:text-style-name="MP3" draw:layer="Master1-bg" svg:width="25.4cm" svg:height="19.05cm" svg:x="0cm" svg:y="0cm">
        <draw:image xlink:href="Pictures/image10.png" xlink:type="simple" xlink:show="embed" xlink:actuate="onLoad">
          <text:p/>
        </draw:image>
        <svg:desc>title-page</svg:desc>
      </draw:frame>
      <draw:frame draw:name="Title 1" presentation:style-name="Mpr21" draw:text-style-name="MP1" draw:layer="backgroundobjects" svg:width="22.86cm" svg:height="3.175cm" svg:x="1.376cm" svg:y="7.197cm" presentation:class="title">
        <draw:text-box>
          <text:p text:style-name="MP4"><text:span text:style-name="MT2">Click to edit Master title style</text:span></text:p>
        </draw:text-box>
      </draw:frame>
      <draw:frame draw:name="Content Placeholder 2" presentation:style-name="Mpr22" draw:text-style-name="MP1" draw:layer="backgroundobjects" svg:width="11.218cm" svg:height="4.022cm" svg:x="1.376cm" svg:y="10.795cm" presentation:class="title">
        <draw:text-box>
          <text:p text:style-name="MP5"><text:span text:style-name="MT3">Click to edit Master text styles</text:span><text:span text:style-name="MT3"><text:line-break/></text:span><text:span text:style-name="MT7">Second level</text:span><text:span text:style-name="MT7"><text:line-break/></text:span><text:span text:style-name="MT8">Third level</text:span><text:span text:style-name="MT8"><text:line-break/></text:span><text:span text:style-name="MT11">Fourth level</text:span><text:span text:style-name="MT11"><text:line-break/></text:span><text:span text:style-name="MT11">Fifth level</text:span></text:p>
        </draw:text-box>
      </draw:frame>
      <draw:frame draw:name="Content Placeholder 3" presentation:style-name="Mpr22" draw:text-style-name="MP1" draw:layer="backgroundobjects" svg:width="11.218cm" svg:height="4.022cm" svg:x="13.017cm" svg:y="10.795cm" presentation:class="title">
        <draw:text-box>
          <text:p text:style-name="MP5"><text:span text:style-name="MT3">Click to edit Master text styles</text:span><text:span text:style-name="MT3"><text:line-break/></text:span><text:span text:style-name="MT7">Second level</text:span><text:span text:style-name="MT7"><text:line-break/></text:span><text:span text:style-name="MT8">Third level</text:span><text:span text:style-name="MT8"><text:line-break/></text:span><text:span text:style-name="MT11">Fourth level</text:span><text:span text:style-name="MT11"><text:line-break/></text:span><text:span text:style-name="MT11">Fifth level</text:span></text:p>
        </draw:text-box>
      </draw:frame>
      <presentation:notes style:page-layout-name="PM0">
        <draw:frame draw:name="Header Placeholder 1" presentation:style-name="Mpr23" draw:text-style-name="MP1" draw:layer="backgroundobjects" svg:width="8.255cm" svg:height="1.27cm" svg:x="0cm" svg:y="0cm" presentation:class="header">
          <draw:text-box>
            <text:p/>
          </draw:text-box>
        </draw:frame>
        <draw:frame draw:name="Date Placeholder 2" presentation:style-name="Mpr23" draw:text-style-name="MP1" draw:layer="backgroundobjects" svg:width="8.255cm" svg:height="1.27cm" svg:x="10.791cm" svg:y="0cm" presentation:class="date-time">
          <draw:text-box>
            <text:p text:style-name="MP6"><text:span text:style-name="MT4"><text:date style:data-style-name="D1" text:date-value="2015-06-03">6/3/15</text:date></text:span></text:p>
          </draw:text-box>
        </draw:frame>
        <draw:page-thumbnail draw:name="Slide Image Placeholder 3" presentation:style-name="Master1-Layout4-twoObj-Two-Content-title" draw:layer="backgroundobjects" svg:width="12.7cm" svg:height="9.525cm" svg:x="3.175cm" svg:y="1.905cm" presentation:class="page"/>
        <draw:frame draw:name="Notes Placeholder 4" presentation:style-name="Mpr24" draw:text-style-name="MP1" draw:layer="backgroundobjects" svg:width="15.24cm" svg:height="11.43cm" svg:x="1.905cm" svg:y="12.065cm" presentation:class="notes">
          <draw:text-box>
            <text:p text:style-name="MP7"><text:span text:style-name="MT5">Click to edit Master text styles</text:span></text:p>
            <text:list text:style-name="ML5">
              <text:list-item>
                <text:list>
                  <text:list-item>
                    <text:p text:style-name="MP8"><text:span text:style-name="MT5">Second level</text:span></text:p>
                    <text:list>
                      <text:list-item>
                        <text:p text:style-name="MP9"><text:span text:style-name="MT5">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Footer Placeholder 5" presentation:style-name="Mpr25" draw:text-style-name="MP1" draw:layer="backgroundobjects" svg:width="8.255cm" svg:height="1.27cm" svg:x="0cm" svg:y="24.126cm" presentation:class="footer">
          <draw:text-box>
            <text:p/>
          </draw:text-box>
        </draw:frame>
        <draw:frame draw:name="Slide Number Placeholder 6" presentation:style-name="Mpr25" draw:text-style-name="MP1" draw:layer="backgroundobjects" svg:width="8.255cm" svg:height="1.27cm" svg:x="10.791cm" svg:y="24.126cm" presentation:class="page-number">
          <draw:text-box>
            <text:p text:style-name="MP6"><text:span text:style-name="MT4"><text:page-number>&lt;number&gt;</text:page-number></text:span></text:p>
          </draw:text-box>
        </draw:frame>
      </presentation:notes>
    </style:master-page>
    <style:master-page style:name="Master1-Layout5-twoTxTwoObj-Comparison" style:page-layout-name="PM1" draw:style-name="Mdp1">
      <draw:frame draw:name="Picture 17" draw:style-name="Mgr3" draw:text-style-name="MP3" draw:layer="Master1-bg" svg:width="25.4cm" svg:height="19.05cm" svg:x="0cm" svg:y="0cm">
        <draw:image xlink:href="Pictures/image10.png" xlink:type="simple" xlink:show="embed" xlink:actuate="onLoad">
          <text:p/>
        </draw:image>
        <svg:desc>title-page</svg:desc>
      </draw:frame>
      <draw:frame draw:name="Title 1" presentation:style-name="Mpr26" draw:text-style-name="MP1" draw:layer="backgroundobjects" svg:width="22.86cm" svg:height="3.175cm" svg:x="1.27cm" svg:y="0.763cm" presentation:class="title">
        <draw:text-box>
          <text:p text:style-name="MP4"><text:span text:style-name="MT2">Click to edit Master title style</text:span></text:p>
        </draw:text-box>
      </draw:frame>
      <draw:frame draw:name="Text Placeholder 2" presentation:style-name="Mpr27" draw:text-style-name="MP1" draw:layer="backgroundobjects" svg:width="11.223cm" svg:height="1.777cm" svg:x="1.27cm" svg:y="4.264cm" presentation:class="outline">
        <draw:text-box>
          <text:list text:style-name="ML3">
            <text:list-item>
              <text:p text:style-name="MP15"><text:span text:style-name="MT12">Click to edit Master text styles</text:span></text:p>
            </text:list-item>
          </text:list>
        </draw:text-box>
      </draw:frame>
      <draw:frame draw:name="Content Placeholder 3" presentation:style-name="Mpr28" draw:text-style-name="MP1" draw:layer="backgroundobjects" svg:width="11.223cm" svg:height="10.976cm" svg:x="1.27cm" svg:y="6.041cm" presentation:class="title">
        <draw:text-box>
          <text:p text:style-name="MP16"><text:span text:style-name="MT12">Click to edit Master text styles</text:span><text:span text:style-name="MT12"><text:line-break/></text:span><text:span text:style-name="MT8">Second level</text:span><text:span text:style-name="MT8"><text:line-break/></text:span><text:span text:style-name="MT11">Third level</text:span><text:span text:style-name="MT11"><text:line-break/></text:span><text:span text:style-name="MT13">Fourth level</text:span><text:span text:style-name="MT13"><text:line-break/></text:span><text:span text:style-name="MT13">Fifth level</text:span></text:p>
        </draw:text-box>
      </draw:frame>
      <draw:frame draw:name="Text Placeholder 4" presentation:style-name="Mpr27" draw:text-style-name="MP1" draw:layer="backgroundobjects" svg:width="11.227cm" svg:height="1.777cm" svg:x="12.903cm" svg:y="4.264cm" presentation:class="outline">
        <draw:text-box>
          <text:list text:style-name="ML5">
            <text:list-item>
              <text:p text:style-name="MP15"><text:span text:style-name="MT12">Click to edit Master text styles</text:span></text:p>
            </text:list-item>
          </text:list>
        </draw:text-box>
      </draw:frame>
      <draw:frame draw:name="Content Placeholder 5" presentation:style-name="Mpr28" draw:text-style-name="MP1" draw:layer="backgroundobjects" svg:width="11.227cm" svg:height="10.976cm" svg:x="12.903cm" svg:y="6.041cm" presentation:class="title">
        <draw:text-box>
          <text:p text:style-name="MP16"><text:span text:style-name="MT12">Click to edit Master text styles</text:span><text:span text:style-name="MT12"><text:line-break/></text:span><text:span text:style-name="MT8">Second level</text:span><text:span text:style-name="MT8"><text:line-break/></text:span><text:span text:style-name="MT11">Third level</text:span><text:span text:style-name="MT11"><text:line-break/></text:span><text:span text:style-name="MT13">Fourth level</text:span><text:span text:style-name="MT13"><text:line-break/></text:span><text:span text:style-name="MT13">Fifth level</text:span></text:p>
        </draw:text-box>
      </draw:frame>
      <presentation:notes style:page-layout-name="PM0">
        <draw:frame draw:name="Header Placeholder 1" presentation:style-name="Mpr29" draw:text-style-name="MP1" draw:layer="backgroundobjects" svg:width="8.255cm" svg:height="1.27cm" svg:x="0cm" svg:y="0cm" presentation:class="header">
          <draw:text-box>
            <text:p/>
          </draw:text-box>
        </draw:frame>
        <draw:frame draw:name="Date Placeholder 2" presentation:style-name="Mpr29" draw:text-style-name="MP1" draw:layer="backgroundobjects" svg:width="8.255cm" svg:height="1.27cm" svg:x="10.791cm" svg:y="0cm" presentation:class="date-time">
          <draw:text-box>
            <text:p text:style-name="MP6"><text:span text:style-name="MT4"><text:date style:data-style-name="D1" text:date-value="2015-06-03">6/3/15</text:date></text:span></text:p>
          </draw:text-box>
        </draw:frame>
        <draw:page-thumbnail draw:name="Slide Image Placeholder 3" presentation:style-name="Master1-Layout5-twoTxTwoObj-Comparison-title" draw:layer="backgroundobjects" svg:width="12.7cm" svg:height="9.525cm" svg:x="3.175cm" svg:y="1.905cm" presentation:class="page"/>
        <draw:frame draw:name="Notes Placeholder 4" presentation:style-name="Mpr30" draw:text-style-name="MP1" draw:layer="backgroundobjects" svg:width="15.24cm" svg:height="11.43cm" svg:x="1.905cm" svg:y="12.065cm" presentation:class="notes">
          <draw:text-box>
            <text:p text:style-name="MP7"><text:span text:style-name="MT5">Click to edit Master text styles</text:span></text:p>
            <text:list text:style-name="ML5">
              <text:list-item>
                <text:list>
                  <text:list-item>
                    <text:p text:style-name="MP8"><text:span text:style-name="MT5">Second level</text:span></text:p>
                    <text:list>
                      <text:list-item>
                        <text:p text:style-name="MP9"><text:span text:style-name="MT5">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Footer Placeholder 5" presentation:style-name="Mpr31" draw:text-style-name="MP1" draw:layer="backgroundobjects" svg:width="8.255cm" svg:height="1.27cm" svg:x="0cm" svg:y="24.126cm" presentation:class="footer">
          <draw:text-box>
            <text:p/>
          </draw:text-box>
        </draw:frame>
        <draw:frame draw:name="Slide Number Placeholder 6" presentation:style-name="Mpr31" draw:text-style-name="MP1" draw:layer="backgroundobjects" svg:width="8.255cm" svg:height="1.27cm" svg:x="10.791cm" svg:y="24.126cm" presentation:class="page-number">
          <draw:text-box>
            <text:p text:style-name="MP6"><text:span text:style-name="MT4"><text:page-number>&lt;number&gt;</text:page-number></text:span></text:p>
          </draw:text-box>
        </draw:frame>
      </presentation:notes>
    </style:master-page>
    <style:master-page style:name="Master1-Layout6-titleOnly-Title-Only" style:page-layout-name="PM1" draw:style-name="Mdp1">
      <draw:frame draw:name="Picture 17" draw:style-name="Mgr3" draw:text-style-name="MP3" draw:layer="Master1-bg" svg:width="25.4cm" svg:height="19.05cm" svg:x="0cm" svg:y="0cm">
        <draw:image xlink:href="Pictures/image10.png" xlink:type="simple" xlink:show="embed" xlink:actuate="onLoad">
          <text:p/>
        </draw:image>
        <svg:desc>title-page</svg:desc>
      </draw:frame>
      <draw:frame draw:name="Title 1" presentation:style-name="Mpr32" draw:text-style-name="MP1" draw:layer="backgroundobjects" svg:width="22.86cm" svg:height="3.175cm" svg:x="1.376cm" svg:y="7.197cm" presentation:class="title">
        <draw:text-box>
          <text:p text:style-name="MP4"><text:span text:style-name="MT2">Click to edit Master title style</text:span></text:p>
        </draw:text-box>
      </draw:frame>
      <presentation:notes style:page-layout-name="PM0">
        <draw:frame draw:name="Header Placeholder 1" presentation:style-name="Mpr33" draw:text-style-name="MP1" draw:layer="backgroundobjects" svg:width="8.255cm" svg:height="1.27cm" svg:x="0cm" svg:y="0cm" presentation:class="header">
          <draw:text-box>
            <text:p/>
          </draw:text-box>
        </draw:frame>
        <draw:frame draw:name="Date Placeholder 2" presentation:style-name="Mpr33" draw:text-style-name="MP1" draw:layer="backgroundobjects" svg:width="8.255cm" svg:height="1.27cm" svg:x="10.791cm" svg:y="0cm" presentation:class="date-time">
          <draw:text-box>
            <text:p text:style-name="MP6"><text:span text:style-name="MT4"><text:date style:data-style-name="D1" text:date-value="2015-06-03">6/3/15</text:date></text:span></text:p>
          </draw:text-box>
        </draw:frame>
        <draw:page-thumbnail draw:name="Slide Image Placeholder 3" presentation:style-name="Master1-Layout6-titleOnly-Title-Only-title" draw:layer="backgroundobjects" svg:width="12.7cm" svg:height="9.525cm" svg:x="3.175cm" svg:y="1.905cm" presentation:class="page"/>
        <draw:frame draw:name="Notes Placeholder 4" presentation:style-name="Mpr34" draw:text-style-name="MP1" draw:layer="backgroundobjects" svg:width="15.24cm" svg:height="11.43cm" svg:x="1.905cm" svg:y="12.065cm" presentation:class="notes">
          <draw:text-box>
            <text:p text:style-name="MP7"><text:span text:style-name="MT5">Click to edit Master text styles</text:span></text:p>
            <text:list text:style-name="ML5">
              <text:list-item>
                <text:list>
                  <text:list-item>
                    <text:p text:style-name="MP8"><text:span text:style-name="MT5">Second level</text:span></text:p>
                    <text:list>
                      <text:list-item>
                        <text:p text:style-name="MP9"><text:span text:style-name="MT5">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Footer Placeholder 5" presentation:style-name="Mpr35" draw:text-style-name="MP1" draw:layer="backgroundobjects" svg:width="8.255cm" svg:height="1.27cm" svg:x="0cm" svg:y="24.126cm" presentation:class="footer">
          <draw:text-box>
            <text:p/>
          </draw:text-box>
        </draw:frame>
        <draw:frame draw:name="Slide Number Placeholder 6" presentation:style-name="Mpr35" draw:text-style-name="MP1" draw:layer="backgroundobjects" svg:width="8.255cm" svg:height="1.27cm" svg:x="10.791cm" svg:y="24.126cm" presentation:class="page-number">
          <draw:text-box>
            <text:p text:style-name="MP6"><text:span text:style-name="MT4"><text:page-number>&lt;number&gt;</text:page-number></text:span></text:p>
          </draw:text-box>
        </draw:frame>
      </presentation:notes>
    </style:master-page>
    <style:master-page style:name="Master1-Layout7-blank-Blank" style:page-layout-name="PM1" draw:style-name="Mdp1">
      <draw:frame draw:name="Picture 17" draw:style-name="Mgr3" draw:text-style-name="MP3" draw:layer="Master1-bg" svg:width="25.4cm" svg:height="19.05cm" svg:x="0cm" svg:y="0cm">
        <draw:image xlink:href="Pictures/image10.png" xlink:type="simple" xlink:show="embed" xlink:actuate="onLoad">
          <text:p/>
        </draw:image>
        <svg:desc>title-page</svg:desc>
      </draw:frame>
      <presentation:notes style:page-layout-name="PM0">
        <draw:frame draw:name="Header Placeholder 1" presentation:style-name="Mpr36" draw:text-style-name="MP1" draw:layer="backgroundobjects" svg:width="8.255cm" svg:height="1.27cm" svg:x="0cm" svg:y="0cm" presentation:class="header">
          <draw:text-box>
            <text:p/>
          </draw:text-box>
        </draw:frame>
        <draw:frame draw:name="Date Placeholder 2" presentation:style-name="Mpr36" draw:text-style-name="MP1" draw:layer="backgroundobjects" svg:width="8.255cm" svg:height="1.27cm" svg:x="10.791cm" svg:y="0cm" presentation:class="date-time">
          <draw:text-box>
            <text:p text:style-name="MP6"><text:span text:style-name="MT4"><text:date style:data-style-name="D1" text:date-value="2015-06-03">6/3/15</text:date></text:span></text:p>
          </draw:text-box>
        </draw:frame>
        <draw:page-thumbnail draw:name="Slide Image Placeholder 3" presentation:style-name="Master1-Layout7-blank-Blank-title" draw:layer="backgroundobjects" svg:width="12.7cm" svg:height="9.525cm" svg:x="3.175cm" svg:y="1.905cm" presentation:class="page"/>
        <draw:frame draw:name="Notes Placeholder 4" presentation:style-name="Mpr37" draw:text-style-name="MP1" draw:layer="backgroundobjects" svg:width="15.24cm" svg:height="11.43cm" svg:x="1.905cm" svg:y="12.065cm" presentation:class="notes">
          <draw:text-box>
            <text:p text:style-name="MP7"><text:span text:style-name="MT5">Click to edit Master text styles</text:span></text:p>
            <text:list text:style-name="ML5">
              <text:list-item>
                <text:list>
                  <text:list-item>
                    <text:p text:style-name="MP8"><text:span text:style-name="MT5">Second level</text:span></text:p>
                    <text:list>
                      <text:list-item>
                        <text:p text:style-name="MP9"><text:span text:style-name="MT5">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Footer Placeholder 5" presentation:style-name="Mpr38" draw:text-style-name="MP1" draw:layer="backgroundobjects" svg:width="8.255cm" svg:height="1.27cm" svg:x="0cm" svg:y="24.126cm" presentation:class="footer">
          <draw:text-box>
            <text:p/>
          </draw:text-box>
        </draw:frame>
        <draw:frame draw:name="Slide Number Placeholder 6" presentation:style-name="Mpr38" draw:text-style-name="MP1" draw:layer="backgroundobjects" svg:width="8.255cm" svg:height="1.27cm" svg:x="10.791cm" svg:y="24.126cm" presentation:class="page-number">
          <draw:text-box>
            <text:p text:style-name="MP6"><text:span text:style-name="MT4"><text:page-number>&lt;number&gt;</text:page-number></text:span></text:p>
          </draw:text-box>
        </draw:frame>
      </presentation:notes>
    </style:master-page>
    <style:master-page style:name="Master1-Layout8-objTx-Content-with-Caption" style:page-layout-name="PM1" draw:style-name="Mdp1">
      <draw:frame draw:name="Picture 17" draw:style-name="Mgr3" draw:text-style-name="MP3" draw:layer="Master1-bg" svg:width="25.4cm" svg:height="19.05cm" svg:x="0cm" svg:y="0cm">
        <draw:image xlink:href="Pictures/image10.png" xlink:type="simple" xlink:show="embed" xlink:actuate="onLoad">
          <text:p/>
        </draw:image>
        <svg:desc>title-page</svg:desc>
      </draw:frame>
      <draw:frame draw:name="Title 1" presentation:style-name="Mpr39" draw:text-style-name="MP1" draw:layer="backgroundobjects" svg:width="8.356cm" svg:height="3.228cm" svg:x="1.27cm" svg:y="0.758cm" presentation:class="title">
        <draw:text-box>
          <text:p text:style-name="MP13"><text:span text:style-name="MT14">Click to edit Master title style</text:span></text:p>
        </draw:text-box>
      </draw:frame>
      <draw:frame draw:name="Content Placeholder 2" presentation:style-name="Mpr40" draw:text-style-name="MP1" draw:layer="backgroundobjects" svg:width="14.199cm" svg:height="16.259cm" svg:x="9.931cm" svg:y="0.758cm" presentation:class="title">
        <draw:text-box>
          <text:p text:style-name="MP17"><text:span text:style-name="MT15">Click to edit Master text styles</text:span><text:span text:style-name="MT15"><text:line-break/></text:span><text:span text:style-name="MT6">Second level</text:span><text:span text:style-name="MT6"><text:line-break/></text:span><text:span text:style-name="MT7">Third level</text:span><text:span text:style-name="MT7"><text:line-break/></text:span><text:span text:style-name="MT8">Fourth level</text:span><text:span text:style-name="MT8"><text:line-break/></text:span><text:span text:style-name="MT8">Fifth level</text:span></text:p>
        </draw:text-box>
      </draw:frame>
      <draw:frame draw:name="Text Placeholder 3" presentation:style-name="Mpr41" draw:text-style-name="MP1" draw:layer="backgroundobjects" svg:width="8.356cm" svg:height="13.031cm" svg:x="1.27cm" svg:y="3.986cm" presentation:class="outline">
        <draw:text-box>
          <text:list text:style-name="ML3">
            <text:list-item>
              <text:p text:style-name="MP18"><text:span text:style-name="MT16">Click to edit Master text styles</text:span></text:p>
            </text:list-item>
          </text:list>
        </draw:text-box>
      </draw:frame>
      <presentation:notes style:page-layout-name="PM0">
        <draw:frame draw:name="Header Placeholder 1" presentation:style-name="Mpr42" draw:text-style-name="MP1" draw:layer="backgroundobjects" svg:width="8.255cm" svg:height="1.27cm" svg:x="0cm" svg:y="0cm" presentation:class="header">
          <draw:text-box>
            <text:p/>
          </draw:text-box>
        </draw:frame>
        <draw:frame draw:name="Date Placeholder 2" presentation:style-name="Mpr42" draw:text-style-name="MP1" draw:layer="backgroundobjects" svg:width="8.255cm" svg:height="1.27cm" svg:x="10.791cm" svg:y="0cm" presentation:class="date-time">
          <draw:text-box>
            <text:p text:style-name="MP6"><text:span text:style-name="MT4"><text:date style:data-style-name="D1" text:date-value="2015-06-03">6/3/15</text:date></text:span></text:p>
          </draw:text-box>
        </draw:frame>
        <draw:page-thumbnail draw:name="Slide Image Placeholder 3" presentation:style-name="Master1-Layout8-objTx-Content-with-Caption-title" draw:layer="backgroundobjects" svg:width="12.7cm" svg:height="9.525cm" svg:x="3.175cm" svg:y="1.905cm" presentation:class="page"/>
        <draw:frame draw:name="Notes Placeholder 4" presentation:style-name="Mpr43" draw:text-style-name="MP1" draw:layer="backgroundobjects" svg:width="15.24cm" svg:height="11.43cm" svg:x="1.905cm" svg:y="12.065cm" presentation:class="notes">
          <draw:text-box>
            <text:p text:style-name="MP7"><text:span text:style-name="MT5">Click to edit Master text styles</text:span></text:p>
            <text:list text:style-name="ML5">
              <text:list-item>
                <text:list>
                  <text:list-item>
                    <text:p text:style-name="MP8"><text:span text:style-name="MT5">Second level</text:span></text:p>
                    <text:list>
                      <text:list-item>
                        <text:p text:style-name="MP9"><text:span text:style-name="MT5">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Footer Placeholder 5" presentation:style-name="Mpr44" draw:text-style-name="MP1" draw:layer="backgroundobjects" svg:width="8.255cm" svg:height="1.27cm" svg:x="0cm" svg:y="24.126cm" presentation:class="footer">
          <draw:text-box>
            <text:p/>
          </draw:text-box>
        </draw:frame>
        <draw:frame draw:name="Slide Number Placeholder 6" presentation:style-name="Mpr44" draw:text-style-name="MP1" draw:layer="backgroundobjects" svg:width="8.255cm" svg:height="1.27cm" svg:x="10.791cm" svg:y="24.126cm" presentation:class="page-number">
          <draw:text-box>
            <text:p text:style-name="MP6"><text:span text:style-name="MT4"><text:page-number>&lt;number&gt;</text:page-number></text:span></text:p>
          </draw:text-box>
        </draw:frame>
      </presentation:notes>
    </style:master-page>
    <style:master-page style:name="Master1-Layout9-picTx-Picture-with-Caption" style:page-layout-name="PM1" draw:style-name="Mdp1">
      <draw:frame draw:name="Picture 17" draw:style-name="Mgr3" draw:text-style-name="MP3" draw:layer="Master1-bg" svg:width="25.4cm" svg:height="19.05cm" svg:x="0cm" svg:y="0cm">
        <draw:image xlink:href="Pictures/image10.png" xlink:type="simple" xlink:show="embed" xlink:actuate="onLoad">
          <text:p/>
        </draw:image>
        <svg:desc>title-page</svg:desc>
      </draw:frame>
      <draw:frame draw:name="Title 1" presentation:style-name="Mpr45" draw:text-style-name="MP1" draw:layer="backgroundobjects" svg:width="15.24cm" svg:height="1.574cm" svg:x="4.979cm" svg:y="13.335cm" presentation:class="title">
        <draw:text-box>
          <text:p text:style-name="MP13"><text:span text:style-name="MT14">Click to edit Master title style</text:span></text:p>
        </draw:text-box>
      </draw:frame>
      <draw:frame draw:name="Picture Placeholder 2" presentation:style-name="Mpr46" draw:text-style-name="MP1" draw:layer="backgroundobjects" svg:width="15.24cm" svg:height="11.43cm" svg:x="4.979cm" svg:y="1.702cm" presentation:class="title">
        <draw:text-box>
          <text:p/>
        </draw:text-box>
      </draw:frame>
      <draw:frame draw:name="Text Placeholder 3" presentation:style-name="Mpr47" draw:text-style-name="MP1" draw:layer="backgroundobjects" svg:width="15.24cm" svg:height="2.236cm" svg:x="4.979cm" svg:y="14.909cm" presentation:class="outline">
        <draw:text-box>
          <text:list text:style-name="ML3">
            <text:list-item>
              <text:p text:style-name="MP18"><text:span text:style-name="MT16">Click to edit Master text styles</text:span></text:p>
            </text:list-item>
          </text:list>
        </draw:text-box>
      </draw:frame>
      <presentation:notes style:page-layout-name="PM0">
        <draw:frame draw:name="Header Placeholder 1" presentation:style-name="Mpr48" draw:text-style-name="MP1" draw:layer="backgroundobjects" svg:width="8.255cm" svg:height="1.27cm" svg:x="0cm" svg:y="0cm" presentation:class="header">
          <draw:text-box>
            <text:p/>
          </draw:text-box>
        </draw:frame>
        <draw:frame draw:name="Date Placeholder 2" presentation:style-name="Mpr48" draw:text-style-name="MP1" draw:layer="backgroundobjects" svg:width="8.255cm" svg:height="1.27cm" svg:x="10.791cm" svg:y="0cm" presentation:class="date-time">
          <draw:text-box>
            <text:p text:style-name="MP6"><text:span text:style-name="MT4"><text:date style:data-style-name="D1" text:date-value="2015-06-03">6/3/15</text:date></text:span></text:p>
          </draw:text-box>
        </draw:frame>
        <draw:page-thumbnail draw:name="Slide Image Placeholder 3" presentation:style-name="Master1-Layout9-picTx-Picture-with-Caption-title" draw:layer="backgroundobjects" svg:width="12.7cm" svg:height="9.525cm" svg:x="3.175cm" svg:y="1.905cm" presentation:class="page"/>
        <draw:frame draw:name="Notes Placeholder 4" presentation:style-name="Mpr49" draw:text-style-name="MP1" draw:layer="backgroundobjects" svg:width="15.24cm" svg:height="11.43cm" svg:x="1.905cm" svg:y="12.065cm" presentation:class="notes">
          <draw:text-box>
            <text:p text:style-name="MP7"><text:span text:style-name="MT5">Click to edit Master text styles</text:span></text:p>
            <text:list text:style-name="ML5">
              <text:list-item>
                <text:list>
                  <text:list-item>
                    <text:p text:style-name="MP8"><text:span text:style-name="MT5">Second level</text:span></text:p>
                    <text:list>
                      <text:list-item>
                        <text:p text:style-name="MP9"><text:span text:style-name="MT5">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Footer Placeholder 5" presentation:style-name="Mpr50" draw:text-style-name="MP1" draw:layer="backgroundobjects" svg:width="8.255cm" svg:height="1.27cm" svg:x="0cm" svg:y="24.126cm" presentation:class="footer">
          <draw:text-box>
            <text:p/>
          </draw:text-box>
        </draw:frame>
        <draw:frame draw:name="Slide Number Placeholder 6" presentation:style-name="Mpr50" draw:text-style-name="MP1" draw:layer="backgroundobjects" svg:width="8.255cm" svg:height="1.27cm" svg:x="10.791cm" svg:y="24.126cm" presentation:class="page-number">
          <draw:text-box>
            <text:p text:style-name="MP6"><text:span text:style-name="MT4"><text:page-number>&lt;number&gt;</text:page-number></text:span></text:p>
          </draw:text-box>
        </draw:frame>
      </presentation:notes>
    </style:master-page>
    <style:master-page style:name="Master1-Layout10-vertTx-Title-and-Vertical-Text" style:page-layout-name="PM1" draw:style-name="Mdp1">
      <draw:frame draw:name="Picture 17" draw:style-name="Mgr3" draw:text-style-name="MP3" draw:layer="Master1-bg" svg:width="25.4cm" svg:height="19.05cm" svg:x="0cm" svg:y="0cm">
        <draw:image xlink:href="Pictures/image10.png" xlink:type="simple" xlink:show="embed" xlink:actuate="onLoad">
          <text:p/>
        </draw:image>
        <svg:desc>title-page</svg:desc>
      </draw:frame>
      <draw:frame draw:name="Title 1" presentation:style-name="Mpr51" draw:text-style-name="MP1" draw:layer="backgroundobjects" svg:width="22.86cm" svg:height="3.175cm" svg:x="1.376cm" svg:y="7.197cm" presentation:class="title">
        <draw:text-box>
          <text:p text:style-name="MP4"><text:span text:style-name="MT2">Click to edit Master title style</text:span></text:p>
        </draw:text-box>
      </draw:frame>
      <draw:frame draw:name="Vertical Text Placeholder 2" presentation:style-name="Mpr52" draw:text-style-name="MP23" draw:layer="backgroundobjects" svg:width="22.86cm" svg:height="4.022cm" svg:x="1.376cm" svg:y="10.795cm" presentation:class="outline">
        <draw:text-box>
          <text:list text:style-name="ML3">
            <text:list-item>
              <text:p text:style-name="MP5"><text:span text:style-name="MT3">Click to edit Master text styles</text:span></text:p>
              <text:list>
                <text:list-item>
                  <text:p text:style-name="MP19"><text:span text:style-name="MT6">Second level</text:span></text:p>
                  <text:list>
                    <text:list-item>
                      <text:p text:style-name="MP20"><text:span text:style-name="MT7">Third level</text:span></text:p>
                      <text:list>
                        <text:list-item>
                          <text:p text:style-name="MP21"><text:span text:style-name="MT8">Fourth level</text:span></text:p>
                          <text:list>
                            <text:list-item>
                              <text:p text:style-name="MP22"><text:span text:style-name="MT8">Fifth level</text:span></text:p>
                            </text:list-item>
                          </text:list>
                        </text:list-item>
                      </text:list>
                    </text:list-item>
                  </text:list>
                </text:list-item>
              </text:list>
            </text:list-item>
          </text:list>
        </draw:text-box>
      </draw:frame>
      <presentation:notes style:page-layout-name="PM0">
        <draw:frame draw:name="Header Placeholder 1" presentation:style-name="Mpr53" draw:text-style-name="MP1" draw:layer="backgroundobjects" svg:width="8.255cm" svg:height="1.27cm" svg:x="0cm" svg:y="0cm" presentation:class="header">
          <draw:text-box>
            <text:p/>
          </draw:text-box>
        </draw:frame>
        <draw:frame draw:name="Date Placeholder 2" presentation:style-name="Mpr53" draw:text-style-name="MP1" draw:layer="backgroundobjects" svg:width="8.255cm" svg:height="1.27cm" svg:x="10.791cm" svg:y="0cm" presentation:class="date-time">
          <draw:text-box>
            <text:p text:style-name="MP6"><text:span text:style-name="MT4"><text:date style:data-style-name="D1" text:date-value="2015-06-03">6/3/15</text:date></text:span></text:p>
          </draw:text-box>
        </draw:frame>
        <draw:page-thumbnail draw:name="Slide Image Placeholder 3" presentation:style-name="Master1-Layout10-vertTx-Title-and-Vertical-Text-title" draw:layer="backgroundobjects" svg:width="12.7cm" svg:height="9.525cm" svg:x="3.175cm" svg:y="1.905cm" presentation:class="page"/>
        <draw:frame draw:name="Notes Placeholder 4" presentation:style-name="Mpr54" draw:text-style-name="MP1" draw:layer="backgroundobjects" svg:width="15.24cm" svg:height="11.43cm" svg:x="1.905cm" svg:y="12.065cm" presentation:class="notes">
          <draw:text-box>
            <text:p text:style-name="MP7"><text:span text:style-name="MT5">Click to edit Master text styles</text:span></text:p>
            <text:list text:style-name="ML5">
              <text:list-item>
                <text:list>
                  <text:list-item>
                    <text:p text:style-name="MP8"><text:span text:style-name="MT5">Second level</text:span></text:p>
                    <text:list>
                      <text:list-item>
                        <text:p text:style-name="MP9"><text:span text:style-name="MT5">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Footer Placeholder 5" presentation:style-name="Mpr55" draw:text-style-name="MP1" draw:layer="backgroundobjects" svg:width="8.255cm" svg:height="1.27cm" svg:x="0cm" svg:y="24.126cm" presentation:class="footer">
          <draw:text-box>
            <text:p/>
          </draw:text-box>
        </draw:frame>
        <draw:frame draw:name="Slide Number Placeholder 6" presentation:style-name="Mpr55" draw:text-style-name="MP1" draw:layer="backgroundobjects" svg:width="8.255cm" svg:height="1.27cm" svg:x="10.791cm" svg:y="24.126cm" presentation:class="page-number">
          <draw:text-box>
            <text:p text:style-name="MP6"><text:span text:style-name="MT4"><text:page-number>&lt;number&gt;</text:page-number></text:span></text:p>
          </draw:text-box>
        </draw:frame>
      </presentation:notes>
    </style:master-page>
    <style:master-page style:name="Master1-Layout11-vertTitleAndTx-Vertical-Title-and-Text" style:page-layout-name="PM1" draw:style-name="Mdp1">
      <draw:frame draw:name="Picture 17" draw:style-name="Mgr3" draw:text-style-name="MP3" draw:layer="Master1-bg" svg:width="25.4cm" svg:height="19.05cm" svg:x="0cm" svg:y="0cm">
        <draw:image xlink:href="Pictures/image10.png" xlink:type="simple" xlink:show="embed" xlink:actuate="onLoad">
          <text:p/>
        </draw:image>
        <svg:desc>title-page</svg:desc>
      </draw:frame>
      <draw:frame draw:name="Vertical Title 1" presentation:style-name="Mpr56" draw:text-style-name="MP23" draw:layer="backgroundobjects" svg:width="5.715cm" svg:height="7.62cm" svg:x="18.521cm" svg:y="7.197cm" presentation:class="title">
        <draw:text-box>
          <text:p text:style-name="MP4"><text:span text:style-name="MT2">Click to edit Master title style</text:span></text:p>
        </draw:text-box>
      </draw:frame>
      <draw:frame draw:name="Vertical Text Placeholder 2" presentation:style-name="Mpr57" draw:text-style-name="MP23" draw:layer="backgroundobjects" svg:width="16.722cm" svg:height="7.62cm" svg:x="1.376cm" svg:y="7.197cm" presentation:class="outline">
        <draw:text-box>
          <text:list text:style-name="ML3">
            <text:list-item>
              <text:p text:style-name="MP5"><text:span text:style-name="MT3">Click to edit Master text styles</text:span></text:p>
              <text:list>
                <text:list-item>
                  <text:p text:style-name="MP19"><text:span text:style-name="MT6">Second level</text:span></text:p>
                  <text:list>
                    <text:list-item>
                      <text:p text:style-name="MP20"><text:span text:style-name="MT7">Third level</text:span></text:p>
                      <text:list>
                        <text:list-item>
                          <text:p text:style-name="MP21"><text:span text:style-name="MT8">Fourth level</text:span></text:p>
                          <text:list>
                            <text:list-item>
                              <text:p text:style-name="MP22"><text:span text:style-name="MT8">Fifth level</text:span></text:p>
                            </text:list-item>
                          </text:list>
                        </text:list-item>
                      </text:list>
                    </text:list-item>
                  </text:list>
                </text:list-item>
              </text:list>
            </text:list-item>
          </text:list>
        </draw:text-box>
      </draw:frame>
      <presentation:notes style:page-layout-name="PM0">
        <draw:frame draw:name="Header Placeholder 1" presentation:style-name="Mpr58" draw:text-style-name="MP1" draw:layer="backgroundobjects" svg:width="8.255cm" svg:height="1.27cm" svg:x="0cm" svg:y="0cm" presentation:class="header">
          <draw:text-box>
            <text:p/>
          </draw:text-box>
        </draw:frame>
        <draw:frame draw:name="Date Placeholder 2" presentation:style-name="Mpr58" draw:text-style-name="MP1" draw:layer="backgroundobjects" svg:width="8.255cm" svg:height="1.27cm" svg:x="10.791cm" svg:y="0cm" presentation:class="date-time">
          <draw:text-box>
            <text:p text:style-name="MP6"><text:span text:style-name="MT4"><text:date style:data-style-name="D1" text:date-value="2015-06-03">6/3/15</text:date></text:span></text:p>
          </draw:text-box>
        </draw:frame>
        <draw:page-thumbnail draw:name="Slide Image Placeholder 3" presentation:style-name="Master1-Layout11-vertTitleAndTx-Vertical-Title-and-Text-title" draw:layer="backgroundobjects" svg:width="12.7cm" svg:height="9.525cm" svg:x="3.175cm" svg:y="1.905cm" presentation:class="page"/>
        <draw:frame draw:name="Notes Placeholder 4" presentation:style-name="Mpr59" draw:text-style-name="MP1" draw:layer="backgroundobjects" svg:width="15.24cm" svg:height="11.43cm" svg:x="1.905cm" svg:y="12.065cm" presentation:class="notes">
          <draw:text-box>
            <text:p text:style-name="MP7"><text:span text:style-name="MT5">Click to edit Master text styles</text:span></text:p>
            <text:list text:style-name="ML5">
              <text:list-item>
                <text:list>
                  <text:list-item>
                    <text:p text:style-name="MP8"><text:span text:style-name="MT5">Second level</text:span></text:p>
                    <text:list>
                      <text:list-item>
                        <text:p text:style-name="MP9"><text:span text:style-name="MT5">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Footer Placeholder 5" presentation:style-name="Mpr60" draw:text-style-name="MP1" draw:layer="backgroundobjects" svg:width="8.255cm" svg:height="1.27cm" svg:x="0cm" svg:y="24.126cm" presentation:class="footer">
          <draw:text-box>
            <text:p/>
          </draw:text-box>
        </draw:frame>
        <draw:frame draw:name="Slide Number Placeholder 6" presentation:style-name="Mpr60" draw:text-style-name="MP1" draw:layer="backgroundobjects" svg:width="8.255cm" svg:height="1.27cm" svg:x="10.791cm" svg:y="24.126cm" presentation:class="page-number">
          <draw:text-box>
            <text:p text:style-name="MP6"><text:span text:style-name="MT4"><text:page-number>&lt;number&gt;</text:page-number></text:span></text:p>
          </draw:text-box>
        </draw:frame>
      </presentation:notes>
    </style:master-page>
    <style:master-page style:name="Master2-Custom-Design" style:page-layout-name="PM1" draw:style-name="Mdp1">
      <draw:frame draw:name="Picture 20" draw:style-name="Mgr3" draw:text-style-name="MP3" draw:layer="backgroundobjects" svg:width="25.4cm" svg:height="3.321cm" svg:x="0cm" svg:y="15.729cm">
        <draw:image xlink:href="Pictures/image11.png" xlink:type="simple" xlink:show="embed" xlink:actuate="onLoad">
          <text:p/>
        </draw:image>
        <svg:desc>footer</svg:desc>
      </draw:frame>
      <draw:frame draw:name="Picture 19" draw:style-name="Mgr3" draw:text-style-name="MP3" draw:layer="backgroundobjects" svg:width="25.4cm" svg:height="4.361cm" svg:x="0cm" svg:y="0cm">
        <draw:image xlink:href="Pictures/image12.png" xlink:type="simple" xlink:show="embed" xlink:actuate="onLoad">
          <text:p/>
        </draw:image>
        <svg:desc>header</svg:desc>
      </draw:frame>
      <draw:frame draw:name="Rectangle 2" presentation:style-name="Mpr61" draw:text-style-name="MP1" draw:layer="backgroundobjects" svg:width="22.86cm" svg:height="2.752cm" svg:x="1.27cm" svg:y="0.423cm" presentation:class="title">
        <draw:text-box>
          <text:p text:style-name="MP4"><text:span text:style-name="MT17">Click to edit Master title style</text:span></text:p>
        </draw:text-box>
      </draw:frame>
      <draw:frame draw:name="Rectangle 9" presentation:style-name="Mpr62" draw:text-style-name="MP1" draw:layer="backgroundobjects" svg:width="22.86cm" svg:height="11.218cm" svg:x="1.27cm" svg:y="4.233cm" presentation:class="outline">
        <draw:text-box>
          <text:list text:style-name="ML3">
            <text:list-item>
              <text:p text:style-name="MP24"><text:span text:style-name="MT18">Click to edit Master text styles</text:span></text:p>
            </text:list-item>
          </text:list>
        </draw:text-box>
      </draw:frame>
      <draw:frame draw:name="Text Box 12" draw:style-name="Mgr4" draw:text-style-name="MP1" draw:layer="backgroundobjects" svg:width="2.117cm" svg:height="0.807cm" svg:x="22.013cm" svg:y="15.703cm">
        <draw:text-box>
          <text:p text:style-name="MP25"><text:span text:style-name="MT19"><text:page-number>&lt;number&gt;</text:page-number></text:span></text:p>
        </draw:text-box>
      </draw:frame>
      <presentation:notes style:page-layout-name="PM0">
        <draw:frame draw:name="Header Placeholder 1" presentation:style-name="Mpr63" draw:text-style-name="MP1" draw:layer="backgroundobjects" svg:width="8.255cm" svg:height="1.27cm" svg:x="0cm" svg:y="0cm" presentation:class="header">
          <draw:text-box>
            <text:p/>
          </draw:text-box>
        </draw:frame>
        <draw:frame draw:name="Date Placeholder 2" presentation:style-name="Mpr63" draw:text-style-name="MP1" draw:layer="backgroundobjects" svg:width="8.255cm" svg:height="1.27cm" svg:x="10.791cm" svg:y="0cm" presentation:class="date-time">
          <draw:text-box>
            <text:p text:style-name="MP6"><text:span text:style-name="MT4"><text:date style:data-style-name="D1" text:date-value="2015-06-03">6/3/15</text:date></text:span></text:p>
          </draw:text-box>
        </draw:frame>
        <draw:page-thumbnail draw:name="Slide Image Placeholder 3" presentation:style-name="Master2-Custom-Design-title" draw:layer="backgroundobjects" svg:width="12.7cm" svg:height="9.525cm" svg:x="3.175cm" svg:y="1.905cm" presentation:class="page"/>
        <draw:frame draw:name="Notes Placeholder 4" presentation:style-name="Mpr64" draw:text-style-name="MP1" draw:layer="backgroundobjects" svg:width="15.24cm" svg:height="11.43cm" svg:x="1.905cm" svg:y="12.065cm" presentation:class="notes">
          <draw:text-box>
            <text:p text:style-name="MP7"><text:span text:style-name="MT5">Click to edit Master text styles</text:span></text:p>
            <text:list text:style-name="ML5">
              <text:list-item>
                <text:list>
                  <text:list-item>
                    <text:p text:style-name="MP8"><text:span text:style-name="MT5">Second level</text:span></text:p>
                    <text:list>
                      <text:list-item>
                        <text:p text:style-name="MP9"><text:span text:style-name="MT5">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Footer Placeholder 5" presentation:style-name="Mpr65" draw:text-style-name="MP1" draw:layer="backgroundobjects" svg:width="8.255cm" svg:height="1.27cm" svg:x="0cm" svg:y="24.126cm" presentation:class="footer">
          <draw:text-box>
            <text:p/>
          </draw:text-box>
        </draw:frame>
        <draw:frame draw:name="Slide Number Placeholder 6" presentation:style-name="Mpr65" draw:text-style-name="MP1" draw:layer="backgroundobjects" svg:width="8.255cm" svg:height="1.27cm" svg:x="10.791cm" svg:y="24.126cm" presentation:class="page-number">
          <draw:text-box>
            <text:p text:style-name="MP6"><text:span text:style-name="MT4"><text:page-number>&lt;number&gt;</text:page-number></text:span></text:p>
          </draw:text-box>
        </draw:frame>
      </presentation:notes>
    </style:master-page>
    <style:master-page style:name="Master2-Layout1-title-Title-Slide" style:page-layout-name="PM1" draw:style-name="Mdp1">
      <draw:frame draw:name="Picture 20" draw:style-name="Mgr3" draw:text-style-name="MP3" draw:layer="Master2-bg" svg:width="25.4cm" svg:height="3.321cm" svg:x="0cm" svg:y="15.729cm">
        <draw:image xlink:href="Pictures/image11.png" xlink:type="simple" xlink:show="embed" xlink:actuate="onLoad">
          <text:p/>
        </draw:image>
        <svg:desc>footer</svg:desc>
      </draw:frame>
      <draw:frame draw:name="Picture 19" draw:style-name="Mgr3" draw:text-style-name="MP3" draw:layer="Master2-bg" svg:width="25.4cm" svg:height="4.361cm" svg:x="0cm" svg:y="0cm">
        <draw:image xlink:href="Pictures/image12.png" xlink:type="simple" xlink:show="embed" xlink:actuate="onLoad">
          <text:p/>
        </draw:image>
        <svg:desc>header</svg:desc>
      </draw:frame>
      <draw:frame draw:name="Text Box 12" draw:style-name="Mgr4" draw:text-style-name="MP1" draw:layer="Master2-bg" svg:width="2.117cm" svg:height="0.807cm" svg:x="22.013cm" svg:y="15.703cm">
        <draw:text-box>
          <text:p text:style-name="MP25"><text:span text:style-name="MT19"><text:page-number>&lt;number&gt;</text:page-number></text:span></text:p>
        </draw:text-box>
      </draw:frame>
      <draw:frame draw:name="Title 1" presentation:style-name="Mpr66" draw:text-style-name="MP1" draw:layer="backgroundobjects" svg:width="21.59cm" svg:height="4.083cm" svg:x="1.905cm" svg:y="5.918cm" presentation:class="title">
        <draw:text-box>
          <text:p text:style-name="MP4"><text:span text:style-name="MT17">Click to edit Master title style</text:span></text:p>
        </draw:text-box>
      </draw:frame>
      <draw:frame draw:name="Subtitle 2" presentation:style-name="Mpr67" draw:text-style-name="MP1" draw:layer="backgroundobjects" svg:width="17.78cm" svg:height="4.868cm" svg:x="3.81cm" svg:y="10.795cm" presentation:class="subtitle">
        <draw:text-box>
          <text:p text:style-name="MP12"><text:span text:style-name="MT18">Click to edit Master subtitle style</text:span></text:p>
        </draw:text-box>
      </draw:frame>
      <draw:frame presentation:style-name="Master2-Layout1-title-Title-Slide-outline1" draw:layer="backgroundobjects" svg:width="22.859cm" svg:height="11.048cm" svg:x="1.27cm" svg:y="4.457cm" presentation:class="outline" presentation:placeholder="true">
        <draw:text-box/>
      </draw:frame>
      <presentation:notes style:page-layout-name="PM0">
        <draw:frame draw:name="Header Placeholder 1" presentation:style-name="Mpr68" draw:text-style-name="MP1" draw:layer="backgroundobjects" svg:width="8.255cm" svg:height="1.27cm" svg:x="0cm" svg:y="0cm" presentation:class="header">
          <draw:text-box>
            <text:p/>
          </draw:text-box>
        </draw:frame>
        <draw:frame draw:name="Date Placeholder 2" presentation:style-name="Mpr68" draw:text-style-name="MP1" draw:layer="backgroundobjects" svg:width="8.255cm" svg:height="1.27cm" svg:x="10.791cm" svg:y="0cm" presentation:class="date-time">
          <draw:text-box>
            <text:p text:style-name="MP6"><text:span text:style-name="MT4"><text:date style:data-style-name="D1" text:date-value="2015-06-03">6/3/15</text:date></text:span></text:p>
          </draw:text-box>
        </draw:frame>
        <draw:page-thumbnail draw:name="Slide Image Placeholder 3" presentation:style-name="Master2-Layout1-title-Title-Slide-title" draw:layer="backgroundobjects" svg:width="12.7cm" svg:height="9.525cm" svg:x="3.175cm" svg:y="1.905cm" presentation:class="page"/>
        <draw:frame draw:name="Notes Placeholder 4" presentation:style-name="Mpr69" draw:text-style-name="MP1" draw:layer="backgroundobjects" svg:width="15.24cm" svg:height="11.43cm" svg:x="1.905cm" svg:y="12.065cm" presentation:class="notes">
          <draw:text-box>
            <text:p text:style-name="MP7"><text:span text:style-name="MT5">Click to edit Master text styles</text:span></text:p>
            <text:list text:style-name="ML5">
              <text:list-item>
                <text:list>
                  <text:list-item>
                    <text:p text:style-name="MP8"><text:span text:style-name="MT5">Second level</text:span></text:p>
                    <text:list>
                      <text:list-item>
                        <text:p text:style-name="MP9"><text:span text:style-name="MT5">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Footer Placeholder 5" presentation:style-name="Mpr70" draw:text-style-name="MP1" draw:layer="backgroundobjects" svg:width="8.255cm" svg:height="1.27cm" svg:x="0cm" svg:y="24.126cm" presentation:class="footer">
          <draw:text-box>
            <text:p/>
          </draw:text-box>
        </draw:frame>
        <draw:frame draw:name="Slide Number Placeholder 6" presentation:style-name="Mpr70" draw:text-style-name="MP1" draw:layer="backgroundobjects" svg:width="8.255cm" svg:height="1.27cm" svg:x="10.791cm" svg:y="24.126cm" presentation:class="page-number">
          <draw:text-box>
            <text:p text:style-name="MP6"><text:span text:style-name="MT4"><text:page-number>&lt;number&gt;</text:page-number></text:span></text:p>
          </draw:text-box>
        </draw:frame>
      </presentation:notes>
    </style:master-page>
    <style:master-page style:name="Master2-Layout2-obj-Title-and-Content" style:page-layout-name="PM1" draw:style-name="Mdp1">
      <draw:frame draw:name="Picture 20" draw:style-name="Mgr3" draw:text-style-name="MP3" draw:layer="Master2-bg" svg:width="25.4cm" svg:height="3.321cm" svg:x="0cm" svg:y="15.729cm">
        <draw:image xlink:href="Pictures/image11.png" xlink:type="simple" xlink:show="embed" xlink:actuate="onLoad">
          <text:p/>
        </draw:image>
        <svg:desc>footer</svg:desc>
      </draw:frame>
      <draw:frame draw:name="Picture 19" draw:style-name="Mgr3" draw:text-style-name="MP3" draw:layer="Master2-bg" svg:width="25.4cm" svg:height="4.361cm" svg:x="0cm" svg:y="0cm">
        <draw:image xlink:href="Pictures/image12.png" xlink:type="simple" xlink:show="embed" xlink:actuate="onLoad">
          <text:p/>
        </draw:image>
        <svg:desc>header</svg:desc>
      </draw:frame>
      <draw:frame draw:name="Text Box 12" draw:style-name="Mgr4" draw:text-style-name="MP1" draw:layer="Master2-bg" svg:width="2.117cm" svg:height="0.807cm" svg:x="22.013cm" svg:y="15.703cm">
        <draw:text-box>
          <text:p text:style-name="MP25"><text:span text:style-name="MT19"><text:page-number>&lt;number&gt;</text:page-number></text:span></text:p>
        </draw:text-box>
      </draw:frame>
      <draw:frame draw:name="Title 1" presentation:style-name="Mpr71" draw:text-style-name="MP1" draw:layer="backgroundobjects" svg:width="22.86cm" svg:height="2.752cm" svg:x="1.27cm" svg:y="0.423cm" presentation:class="title">
        <draw:text-box>
          <text:p text:style-name="MP4"><text:span text:style-name="MT17">Click to edit Master title style</text:span></text:p>
        </draw:text-box>
      </draw:frame>
      <draw:frame draw:name="Content Placeholder 2" presentation:style-name="Mpr72" draw:text-style-name="MP1" draw:layer="backgroundobjects" svg:width="22.86cm" svg:height="11.218cm" svg:x="1.27cm" svg:y="4.233cm" presentation:class="title">
        <draw:text-box>
          <text:p text:style-name="MP24"><text:span text:style-name="MT18">Click to edit Master text styles</text:span><text:span text:style-name="MT18"><text:line-break/></text:span><text:span text:style-name="MT6">Second level</text:span><text:span text:style-name="MT6"><text:line-break/></text:span><text:span text:style-name="MT7">Third level</text:span><text:span text:style-name="MT7"><text:line-break/></text:span><text:span text:style-name="MT8">Fourth level</text:span><text:span text:style-name="MT8"><text:line-break/></text:span><text:span text:style-name="MT8">Fifth level</text:span></text:p>
        </draw:text-box>
      </draw:frame>
      <draw:frame presentation:style-name="Master2-Layout2-obj-Title-and-Content-outline1" draw:layer="backgroundobjects" svg:width="22.859cm" svg:height="11.048cm" svg:x="1.27cm" svg:y="4.457cm" presentation:class="outline" presentation:placeholder="true">
        <draw:text-box/>
      </draw:frame>
      <presentation:notes style:page-layout-name="PM0">
        <draw:frame draw:name="Header Placeholder 1" presentation:style-name="Mpr73" draw:text-style-name="MP1" draw:layer="backgroundobjects" svg:width="8.255cm" svg:height="1.27cm" svg:x="0cm" svg:y="0cm" presentation:class="header">
          <draw:text-box>
            <text:p/>
          </draw:text-box>
        </draw:frame>
        <draw:frame draw:name="Date Placeholder 2" presentation:style-name="Mpr73" draw:text-style-name="MP1" draw:layer="backgroundobjects" svg:width="8.255cm" svg:height="1.27cm" svg:x="10.791cm" svg:y="0cm" presentation:class="date-time">
          <draw:text-box>
            <text:p text:style-name="MP6"><text:span text:style-name="MT4"><text:date style:data-style-name="D1" text:date-value="2015-06-03">6/3/15</text:date></text:span></text:p>
          </draw:text-box>
        </draw:frame>
        <draw:page-thumbnail draw:name="Slide Image Placeholder 3" presentation:style-name="Master2-Layout2-obj-Title-and-Content-title" draw:layer="backgroundobjects" svg:width="12.7cm" svg:height="9.525cm" svg:x="3.175cm" svg:y="1.905cm" presentation:class="page"/>
        <draw:frame draw:name="Notes Placeholder 4" presentation:style-name="Mpr74" draw:text-style-name="MP1" draw:layer="backgroundobjects" svg:width="15.24cm" svg:height="11.43cm" svg:x="1.905cm" svg:y="12.065cm" presentation:class="notes">
          <draw:text-box>
            <text:p text:style-name="MP7"><text:span text:style-name="MT5">Click to edit Master text styles</text:span></text:p>
            <text:list text:style-name="ML5">
              <text:list-item>
                <text:list>
                  <text:list-item>
                    <text:p text:style-name="MP8"><text:span text:style-name="MT5">Second level</text:span></text:p>
                    <text:list>
                      <text:list-item>
                        <text:p text:style-name="MP9"><text:span text:style-name="MT5">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Footer Placeholder 5" presentation:style-name="Mpr75" draw:text-style-name="MP1" draw:layer="backgroundobjects" svg:width="8.255cm" svg:height="1.27cm" svg:x="0cm" svg:y="24.126cm" presentation:class="footer">
          <draw:text-box>
            <text:p/>
          </draw:text-box>
        </draw:frame>
        <draw:frame draw:name="Slide Number Placeholder 6" presentation:style-name="Mpr75" draw:text-style-name="MP1" draw:layer="backgroundobjects" svg:width="8.255cm" svg:height="1.27cm" svg:x="10.791cm" svg:y="24.126cm" presentation:class="page-number">
          <draw:text-box>
            <text:p text:style-name="MP6"><text:span text:style-name="MT4"><text:page-number>&lt;number&gt;</text:page-number></text:span></text:p>
          </draw:text-box>
        </draw:frame>
      </presentation:notes>
    </style:master-page>
    <style:master-page style:name="Master2-Layout3-secHead-Section-Header" style:page-layout-name="PM1" draw:style-name="Mdp1">
      <draw:frame draw:name="Picture 20" draw:style-name="Mgr3" draw:text-style-name="MP3" draw:layer="Master2-bg" svg:width="25.4cm" svg:height="3.321cm" svg:x="0cm" svg:y="15.729cm">
        <draw:image xlink:href="Pictures/image11.png" xlink:type="simple" xlink:show="embed" xlink:actuate="onLoad">
          <text:p/>
        </draw:image>
        <svg:desc>footer</svg:desc>
      </draw:frame>
      <draw:frame draw:name="Picture 19" draw:style-name="Mgr3" draw:text-style-name="MP3" draw:layer="Master2-bg" svg:width="25.4cm" svg:height="4.361cm" svg:x="0cm" svg:y="0cm">
        <draw:image xlink:href="Pictures/image12.png" xlink:type="simple" xlink:show="embed" xlink:actuate="onLoad">
          <text:p/>
        </draw:image>
        <svg:desc>header</svg:desc>
      </draw:frame>
      <draw:frame draw:name="Text Box 12" draw:style-name="Mgr4" draw:text-style-name="MP1" draw:layer="Master2-bg" svg:width="2.117cm" svg:height="0.807cm" svg:x="22.013cm" svg:y="15.703cm">
        <draw:text-box>
          <text:p text:style-name="MP25"><text:span text:style-name="MT19"><text:page-number>&lt;number&gt;</text:page-number></text:span></text:p>
        </draw:text-box>
      </draw:frame>
      <draw:frame draw:name="Title 1" presentation:style-name="Mpr76" draw:text-style-name="MP1" draw:layer="backgroundobjects" svg:width="21.59cm" svg:height="3.784cm" svg:x="2.006cm" svg:y="12.241cm" presentation:class="title">
        <draw:text-box>
          <text:p text:style-name="MP13"><text:span text:style-name="MT20">Click to edit Master title style</text:span></text:p>
        </draw:text-box>
      </draw:frame>
      <draw:frame draw:name="Text Placeholder 2" presentation:style-name="Mpr77" draw:text-style-name="MP1" draw:layer="backgroundobjects" svg:width="21.59cm" svg:height="4.167cm" svg:x="2.006cm" svg:y="8.074cm" presentation:class="outline">
        <draw:text-box>
          <text:list text:style-name="ML3">
            <text:list-item>
              <text:p text:style-name="MP26"><text:span text:style-name="MT21">Click to edit Master text styles</text:span></text:p>
            </text:list-item>
          </text:list>
        </draw:text-box>
      </draw:frame>
      <presentation:notes style:page-layout-name="PM0">
        <draw:frame draw:name="Header Placeholder 1" presentation:style-name="Mpr78" draw:text-style-name="MP1" draw:layer="backgroundobjects" svg:width="8.255cm" svg:height="1.27cm" svg:x="0cm" svg:y="0cm" presentation:class="header">
          <draw:text-box>
            <text:p/>
          </draw:text-box>
        </draw:frame>
        <draw:frame draw:name="Date Placeholder 2" presentation:style-name="Mpr78" draw:text-style-name="MP1" draw:layer="backgroundobjects" svg:width="8.255cm" svg:height="1.27cm" svg:x="10.791cm" svg:y="0cm" presentation:class="date-time">
          <draw:text-box>
            <text:p text:style-name="MP6"><text:span text:style-name="MT4"><text:date style:data-style-name="D1" text:date-value="2015-06-03">6/3/15</text:date></text:span></text:p>
          </draw:text-box>
        </draw:frame>
        <draw:page-thumbnail draw:name="Slide Image Placeholder 3" presentation:style-name="Master2-Layout3-secHead-Section-Header-title" draw:layer="backgroundobjects" svg:width="12.7cm" svg:height="9.525cm" svg:x="3.175cm" svg:y="1.905cm" presentation:class="page"/>
        <draw:frame draw:name="Notes Placeholder 4" presentation:style-name="Mpr79" draw:text-style-name="MP1" draw:layer="backgroundobjects" svg:width="15.24cm" svg:height="11.43cm" svg:x="1.905cm" svg:y="12.065cm" presentation:class="notes">
          <draw:text-box>
            <text:p text:style-name="MP7"><text:span text:style-name="MT5">Click to edit Master text styles</text:span></text:p>
            <text:list text:style-name="ML5">
              <text:list-item>
                <text:list>
                  <text:list-item>
                    <text:p text:style-name="MP8"><text:span text:style-name="MT5">Second level</text:span></text:p>
                    <text:list>
                      <text:list-item>
                        <text:p text:style-name="MP9"><text:span text:style-name="MT5">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Footer Placeholder 5" presentation:style-name="Mpr80" draw:text-style-name="MP1" draw:layer="backgroundobjects" svg:width="8.255cm" svg:height="1.27cm" svg:x="0cm" svg:y="24.126cm" presentation:class="footer">
          <draw:text-box>
            <text:p/>
          </draw:text-box>
        </draw:frame>
        <draw:frame draw:name="Slide Number Placeholder 6" presentation:style-name="Mpr80" draw:text-style-name="MP1" draw:layer="backgroundobjects" svg:width="8.255cm" svg:height="1.27cm" svg:x="10.791cm" svg:y="24.126cm" presentation:class="page-number">
          <draw:text-box>
            <text:p text:style-name="MP6"><text:span text:style-name="MT4"><text:page-number>&lt;number&gt;</text:page-number></text:span></text:p>
          </draw:text-box>
        </draw:frame>
      </presentation:notes>
    </style:master-page>
    <style:master-page style:name="Master2-Layout4-twoObj-Two-Content" style:page-layout-name="PM1" draw:style-name="Mdp1">
      <draw:frame draw:name="Picture 20" draw:style-name="Mgr3" draw:text-style-name="MP3" draw:layer="Master2-bg" svg:width="25.4cm" svg:height="3.321cm" svg:x="0cm" svg:y="15.729cm">
        <draw:image xlink:href="Pictures/image11.png" xlink:type="simple" xlink:show="embed" xlink:actuate="onLoad">
          <text:p/>
        </draw:image>
        <svg:desc>footer</svg:desc>
      </draw:frame>
      <draw:frame draw:name="Picture 19" draw:style-name="Mgr3" draw:text-style-name="MP3" draw:layer="Master2-bg" svg:width="25.4cm" svg:height="4.361cm" svg:x="0cm" svg:y="0cm">
        <draw:image xlink:href="Pictures/image12.png" xlink:type="simple" xlink:show="embed" xlink:actuate="onLoad">
          <text:p/>
        </draw:image>
        <svg:desc>header</svg:desc>
      </draw:frame>
      <draw:frame draw:name="Text Box 12" draw:style-name="Mgr4" draw:text-style-name="MP1" draw:layer="Master2-bg" svg:width="2.117cm" svg:height="0.807cm" svg:x="22.013cm" svg:y="15.703cm">
        <draw:text-box>
          <text:p text:style-name="MP25"><text:span text:style-name="MT19"><text:page-number>&lt;number&gt;</text:page-number></text:span></text:p>
        </draw:text-box>
      </draw:frame>
      <draw:frame draw:name="Title 1" presentation:style-name="Mpr81" draw:text-style-name="MP1" draw:layer="backgroundobjects" svg:width="22.86cm" svg:height="2.752cm" svg:x="1.27cm" svg:y="0.423cm" presentation:class="title">
        <draw:text-box>
          <text:p text:style-name="MP4"><text:span text:style-name="MT17">Click to edit Master title style</text:span></text:p>
        </draw:text-box>
      </draw:frame>
      <draw:frame draw:name="Content Placeholder 2" presentation:style-name="Mpr82" draw:text-style-name="MP1" draw:layer="backgroundobjects" svg:width="11.218cm" svg:height="11.218cm" svg:x="1.27cm" svg:y="4.233cm" presentation:class="title">
        <draw:text-box>
          <text:p text:style-name="MP24"><text:span text:style-name="MT18">Click to edit Master text styles</text:span><text:span text:style-name="MT18"><text:line-break/></text:span><text:span text:style-name="MT7">Second level</text:span><text:span text:style-name="MT7"><text:line-break/></text:span><text:span text:style-name="MT8">Third level</text:span><text:span text:style-name="MT8"><text:line-break/></text:span><text:span text:style-name="MT11">Fourth level</text:span><text:span text:style-name="MT11"><text:line-break/></text:span><text:span text:style-name="MT11">Fifth level</text:span></text:p>
        </draw:text-box>
      </draw:frame>
      <draw:frame draw:name="Content Placeholder 3" presentation:style-name="Mpr82" draw:text-style-name="MP1" draw:layer="backgroundobjects" svg:width="11.218cm" svg:height="11.218cm" svg:x="12.912cm" svg:y="4.233cm" presentation:class="title">
        <draw:text-box>
          <text:p text:style-name="MP24"><text:span text:style-name="MT18">Click to edit Master text styles</text:span><text:span text:style-name="MT18"><text:line-break/></text:span><text:span text:style-name="MT7">Second level</text:span><text:span text:style-name="MT7"><text:line-break/></text:span><text:span text:style-name="MT8">Third level</text:span><text:span text:style-name="MT8"><text:line-break/></text:span><text:span text:style-name="MT11">Fourth level</text:span><text:span text:style-name="MT11"><text:line-break/></text:span><text:span text:style-name="MT11">Fifth level</text:span></text:p>
        </draw:text-box>
      </draw:frame>
      <presentation:notes style:page-layout-name="PM0">
        <draw:frame draw:name="Header Placeholder 1" presentation:style-name="Mpr83" draw:text-style-name="MP1" draw:layer="backgroundobjects" svg:width="8.255cm" svg:height="1.27cm" svg:x="0cm" svg:y="0cm" presentation:class="header">
          <draw:text-box>
            <text:p/>
          </draw:text-box>
        </draw:frame>
        <draw:frame draw:name="Date Placeholder 2" presentation:style-name="Mpr83" draw:text-style-name="MP1" draw:layer="backgroundobjects" svg:width="8.255cm" svg:height="1.27cm" svg:x="10.791cm" svg:y="0cm" presentation:class="date-time">
          <draw:text-box>
            <text:p text:style-name="MP6"><text:span text:style-name="MT4"><text:date style:data-style-name="D1" text:date-value="2015-06-03">6/3/15</text:date></text:span></text:p>
          </draw:text-box>
        </draw:frame>
        <draw:page-thumbnail draw:name="Slide Image Placeholder 3" presentation:style-name="Master2-Layout4-twoObj-Two-Content-title" draw:layer="backgroundobjects" svg:width="12.7cm" svg:height="9.525cm" svg:x="3.175cm" svg:y="1.905cm" presentation:class="page"/>
        <draw:frame draw:name="Notes Placeholder 4" presentation:style-name="Mpr84" draw:text-style-name="MP1" draw:layer="backgroundobjects" svg:width="15.24cm" svg:height="11.43cm" svg:x="1.905cm" svg:y="12.065cm" presentation:class="notes">
          <draw:text-box>
            <text:p text:style-name="MP7"><text:span text:style-name="MT5">Click to edit Master text styles</text:span></text:p>
            <text:list text:style-name="ML5">
              <text:list-item>
                <text:list>
                  <text:list-item>
                    <text:p text:style-name="MP8"><text:span text:style-name="MT5">Second level</text:span></text:p>
                    <text:list>
                      <text:list-item>
                        <text:p text:style-name="MP9"><text:span text:style-name="MT5">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Footer Placeholder 5" presentation:style-name="Mpr85" draw:text-style-name="MP1" draw:layer="backgroundobjects" svg:width="8.255cm" svg:height="1.27cm" svg:x="0cm" svg:y="24.126cm" presentation:class="footer">
          <draw:text-box>
            <text:p/>
          </draw:text-box>
        </draw:frame>
        <draw:frame draw:name="Slide Number Placeholder 6" presentation:style-name="Mpr85" draw:text-style-name="MP1" draw:layer="backgroundobjects" svg:width="8.255cm" svg:height="1.27cm" svg:x="10.791cm" svg:y="24.126cm" presentation:class="page-number">
          <draw:text-box>
            <text:p text:style-name="MP6"><text:span text:style-name="MT4"><text:page-number>&lt;number&gt;</text:page-number></text:span></text:p>
          </draw:text-box>
        </draw:frame>
      </presentation:notes>
    </style:master-page>
    <style:master-page style:name="Master2-Layout5-twoTxTwoObj-Comparison" style:page-layout-name="PM1" draw:style-name="Mdp1">
      <draw:frame draw:name="Picture 20" draw:style-name="Mgr3" draw:text-style-name="MP3" draw:layer="Master2-bg" svg:width="25.4cm" svg:height="3.321cm" svg:x="0cm" svg:y="15.729cm">
        <draw:image xlink:href="Pictures/image11.png" xlink:type="simple" xlink:show="embed" xlink:actuate="onLoad">
          <text:p/>
        </draw:image>
        <svg:desc>footer</svg:desc>
      </draw:frame>
      <draw:frame draw:name="Picture 19" draw:style-name="Mgr3" draw:text-style-name="MP3" draw:layer="Master2-bg" svg:width="25.4cm" svg:height="4.361cm" svg:x="0cm" svg:y="0cm">
        <draw:image xlink:href="Pictures/image12.png" xlink:type="simple" xlink:show="embed" xlink:actuate="onLoad">
          <text:p/>
        </draw:image>
        <svg:desc>header</svg:desc>
      </draw:frame>
      <draw:frame draw:name="Text Box 12" draw:style-name="Mgr4" draw:text-style-name="MP1" draw:layer="Master2-bg" svg:width="2.117cm" svg:height="0.807cm" svg:x="22.013cm" svg:y="15.703cm">
        <draw:text-box>
          <text:p text:style-name="MP25"><text:span text:style-name="MT19"><text:page-number>&lt;number&gt;</text:page-number></text:span></text:p>
        </draw:text-box>
      </draw:frame>
      <draw:frame draw:name="Title 1" presentation:style-name="Mpr86" draw:text-style-name="MP1" draw:layer="backgroundobjects" svg:width="22.86cm" svg:height="3.175cm" svg:x="1.27cm" svg:y="0.763cm" presentation:class="title">
        <draw:text-box>
          <text:p text:style-name="MP4"><text:span text:style-name="MT17">Click to edit Master title style</text:span></text:p>
        </draw:text-box>
      </draw:frame>
      <draw:frame draw:name="Text Placeholder 2" presentation:style-name="Mpr87" draw:text-style-name="MP1" draw:layer="backgroundobjects" svg:width="11.223cm" svg:height="1.777cm" svg:x="1.27cm" svg:y="4.264cm" presentation:class="outline">
        <draw:text-box>
          <text:list text:style-name="ML3">
            <text:list-item>
              <text:p text:style-name="MP27"><text:span text:style-name="MT22">Click to edit Master text styles</text:span></text:p>
            </text:list-item>
          </text:list>
        </draw:text-box>
      </draw:frame>
      <draw:frame draw:name="Content Placeholder 3" presentation:style-name="Mpr88" draw:text-style-name="MP1" draw:layer="backgroundobjects" svg:width="11.223cm" svg:height="10.976cm" svg:x="1.27cm" svg:y="6.041cm" presentation:class="title">
        <draw:text-box>
          <text:p text:style-name="MP28"><text:span text:style-name="MT23">Click to edit Master text styles</text:span><text:span text:style-name="MT23"><text:line-break/></text:span><text:span text:style-name="MT8">Second level</text:span><text:span text:style-name="MT8"><text:line-break/></text:span><text:span text:style-name="MT11">Third level</text:span><text:span text:style-name="MT11"><text:line-break/></text:span><text:span text:style-name="MT13">Fourth level</text:span><text:span text:style-name="MT13"><text:line-break/></text:span><text:span text:style-name="MT13">Fifth level</text:span></text:p>
        </draw:text-box>
      </draw:frame>
      <draw:frame draw:name="Text Placeholder 4" presentation:style-name="Mpr87" draw:text-style-name="MP1" draw:layer="backgroundobjects" svg:width="11.227cm" svg:height="1.777cm" svg:x="12.903cm" svg:y="4.264cm" presentation:class="outline">
        <draw:text-box>
          <text:list text:style-name="ML5">
            <text:list-item>
              <text:p text:style-name="MP27"><text:span text:style-name="MT22">Click to edit Master text styles</text:span></text:p>
            </text:list-item>
          </text:list>
        </draw:text-box>
      </draw:frame>
      <draw:frame draw:name="Content Placeholder 5" presentation:style-name="Mpr88" draw:text-style-name="MP1" draw:layer="backgroundobjects" svg:width="11.227cm" svg:height="10.976cm" svg:x="12.903cm" svg:y="6.041cm" presentation:class="title">
        <draw:text-box>
          <text:p text:style-name="MP28"><text:span text:style-name="MT23">Click to edit Master text styles</text:span><text:span text:style-name="MT23"><text:line-break/></text:span><text:span text:style-name="MT8">Second level</text:span><text:span text:style-name="MT8"><text:line-break/></text:span><text:span text:style-name="MT11">Third level</text:span><text:span text:style-name="MT11"><text:line-break/></text:span><text:span text:style-name="MT13">Fourth level</text:span><text:span text:style-name="MT13"><text:line-break/></text:span><text:span text:style-name="MT13">Fifth level</text:span></text:p>
        </draw:text-box>
      </draw:frame>
      <presentation:notes style:page-layout-name="PM0">
        <draw:frame draw:name="Header Placeholder 1" presentation:style-name="Mpr89" draw:text-style-name="MP1" draw:layer="backgroundobjects" svg:width="8.255cm" svg:height="1.27cm" svg:x="0cm" svg:y="0cm" presentation:class="header">
          <draw:text-box>
            <text:p/>
          </draw:text-box>
        </draw:frame>
        <draw:frame draw:name="Date Placeholder 2" presentation:style-name="Mpr89" draw:text-style-name="MP1" draw:layer="backgroundobjects" svg:width="8.255cm" svg:height="1.27cm" svg:x="10.791cm" svg:y="0cm" presentation:class="date-time">
          <draw:text-box>
            <text:p text:style-name="MP6"><text:span text:style-name="MT4"><text:date style:data-style-name="D1" text:date-value="2015-06-03">6/3/15</text:date></text:span></text:p>
          </draw:text-box>
        </draw:frame>
        <draw:page-thumbnail draw:name="Slide Image Placeholder 3" presentation:style-name="Master2-Layout5-twoTxTwoObj-Comparison-title" draw:layer="backgroundobjects" svg:width="12.7cm" svg:height="9.525cm" svg:x="3.175cm" svg:y="1.905cm" presentation:class="page"/>
        <draw:frame draw:name="Notes Placeholder 4" presentation:style-name="Mpr90" draw:text-style-name="MP1" draw:layer="backgroundobjects" svg:width="15.24cm" svg:height="11.43cm" svg:x="1.905cm" svg:y="12.065cm" presentation:class="notes">
          <draw:text-box>
            <text:p text:style-name="MP7"><text:span text:style-name="MT5">Click to edit Master text styles</text:span></text:p>
            <text:list text:style-name="ML5">
              <text:list-item>
                <text:list>
                  <text:list-item>
                    <text:p text:style-name="MP8"><text:span text:style-name="MT5">Second level</text:span></text:p>
                    <text:list>
                      <text:list-item>
                        <text:p text:style-name="MP9"><text:span text:style-name="MT5">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Footer Placeholder 5" presentation:style-name="Mpr91" draw:text-style-name="MP1" draw:layer="backgroundobjects" svg:width="8.255cm" svg:height="1.27cm" svg:x="0cm" svg:y="24.126cm" presentation:class="footer">
          <draw:text-box>
            <text:p/>
          </draw:text-box>
        </draw:frame>
        <draw:frame draw:name="Slide Number Placeholder 6" presentation:style-name="Mpr91" draw:text-style-name="MP1" draw:layer="backgroundobjects" svg:width="8.255cm" svg:height="1.27cm" svg:x="10.791cm" svg:y="24.126cm" presentation:class="page-number">
          <draw:text-box>
            <text:p text:style-name="MP6"><text:span text:style-name="MT4"><text:page-number>&lt;number&gt;</text:page-number></text:span></text:p>
          </draw:text-box>
        </draw:frame>
      </presentation:notes>
    </style:master-page>
    <style:master-page style:name="Master2-Layout6-titleOnly-Title-Only" style:page-layout-name="PM1" draw:style-name="Mdp1">
      <draw:frame draw:name="Picture 20" draw:style-name="Mgr3" draw:text-style-name="MP3" draw:layer="Master2-bg" svg:width="25.4cm" svg:height="3.321cm" svg:x="0cm" svg:y="15.729cm">
        <draw:image xlink:href="Pictures/image11.png" xlink:type="simple" xlink:show="embed" xlink:actuate="onLoad">
          <text:p/>
        </draw:image>
        <svg:desc>footer</svg:desc>
      </draw:frame>
      <draw:frame draw:name="Picture 19" draw:style-name="Mgr3" draw:text-style-name="MP3" draw:layer="Master2-bg" svg:width="25.4cm" svg:height="4.361cm" svg:x="0cm" svg:y="0cm">
        <draw:image xlink:href="Pictures/image12.png" xlink:type="simple" xlink:show="embed" xlink:actuate="onLoad">
          <text:p/>
        </draw:image>
        <svg:desc>header</svg:desc>
      </draw:frame>
      <draw:frame draw:name="Text Box 12" draw:style-name="Mgr4" draw:text-style-name="MP1" draw:layer="Master2-bg" svg:width="2.117cm" svg:height="0.807cm" svg:x="22.013cm" svg:y="15.703cm">
        <draw:text-box>
          <text:p text:style-name="MP25"><text:span text:style-name="MT19"><text:page-number>&lt;number&gt;</text:page-number></text:span></text:p>
        </draw:text-box>
      </draw:frame>
      <draw:frame draw:name="Title 1" presentation:style-name="Mpr92" draw:text-style-name="MP1" draw:layer="backgroundobjects" svg:width="22.86cm" svg:height="2.752cm" svg:x="1.27cm" svg:y="0.423cm" presentation:class="title">
        <draw:text-box>
          <text:p text:style-name="MP4"><text:span text:style-name="MT17">Click to edit Master title style</text:span></text:p>
        </draw:text-box>
      </draw:frame>
      <presentation:notes style:page-layout-name="PM0">
        <draw:frame draw:name="Header Placeholder 1" presentation:style-name="Mpr93" draw:text-style-name="MP1" draw:layer="backgroundobjects" svg:width="8.255cm" svg:height="1.27cm" svg:x="0cm" svg:y="0cm" presentation:class="header">
          <draw:text-box>
            <text:p/>
          </draw:text-box>
        </draw:frame>
        <draw:frame draw:name="Date Placeholder 2" presentation:style-name="Mpr93" draw:text-style-name="MP1" draw:layer="backgroundobjects" svg:width="8.255cm" svg:height="1.27cm" svg:x="10.791cm" svg:y="0cm" presentation:class="date-time">
          <draw:text-box>
            <text:p text:style-name="MP6"><text:span text:style-name="MT4"><text:date style:data-style-name="D1" text:date-value="2015-06-03">6/3/15</text:date></text:span></text:p>
          </draw:text-box>
        </draw:frame>
        <draw:page-thumbnail draw:name="Slide Image Placeholder 3" presentation:style-name="Master2-Layout6-titleOnly-Title-Only-title" draw:layer="backgroundobjects" svg:width="12.7cm" svg:height="9.525cm" svg:x="3.175cm" svg:y="1.905cm" presentation:class="page"/>
        <draw:frame draw:name="Notes Placeholder 4" presentation:style-name="Mpr94" draw:text-style-name="MP1" draw:layer="backgroundobjects" svg:width="15.24cm" svg:height="11.43cm" svg:x="1.905cm" svg:y="12.065cm" presentation:class="notes">
          <draw:text-box>
            <text:p text:style-name="MP7"><text:span text:style-name="MT5">Click to edit Master text styles</text:span></text:p>
            <text:list text:style-name="ML5">
              <text:list-item>
                <text:list>
                  <text:list-item>
                    <text:p text:style-name="MP8"><text:span text:style-name="MT5">Second level</text:span></text:p>
                    <text:list>
                      <text:list-item>
                        <text:p text:style-name="MP9"><text:span text:style-name="MT5">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Footer Placeholder 5" presentation:style-name="Mpr95" draw:text-style-name="MP1" draw:layer="backgroundobjects" svg:width="8.255cm" svg:height="1.27cm" svg:x="0cm" svg:y="24.126cm" presentation:class="footer">
          <draw:text-box>
            <text:p/>
          </draw:text-box>
        </draw:frame>
        <draw:frame draw:name="Slide Number Placeholder 6" presentation:style-name="Mpr95" draw:text-style-name="MP1" draw:layer="backgroundobjects" svg:width="8.255cm" svg:height="1.27cm" svg:x="10.791cm" svg:y="24.126cm" presentation:class="page-number">
          <draw:text-box>
            <text:p text:style-name="MP6"><text:span text:style-name="MT4"><text:page-number>&lt;number&gt;</text:page-number></text:span></text:p>
          </draw:text-box>
        </draw:frame>
      </presentation:notes>
    </style:master-page>
    <style:master-page style:name="Master2-Layout7-blank-Blank" style:page-layout-name="PM1" draw:style-name="Mdp1">
      <draw:frame draw:name="Picture 20" draw:style-name="Mgr3" draw:text-style-name="MP3" draw:layer="Master2-bg" svg:width="25.4cm" svg:height="3.321cm" svg:x="0cm" svg:y="15.729cm">
        <draw:image xlink:href="Pictures/image11.png" xlink:type="simple" xlink:show="embed" xlink:actuate="onLoad">
          <text:p/>
        </draw:image>
        <svg:desc>footer</svg:desc>
      </draw:frame>
      <draw:frame draw:name="Picture 19" draw:style-name="Mgr3" draw:text-style-name="MP3" draw:layer="Master2-bg" svg:width="25.4cm" svg:height="4.361cm" svg:x="0cm" svg:y="0cm">
        <draw:image xlink:href="Pictures/image12.png" xlink:type="simple" xlink:show="embed" xlink:actuate="onLoad">
          <text:p/>
        </draw:image>
        <svg:desc>header</svg:desc>
      </draw:frame>
      <draw:frame draw:name="Text Box 12" draw:style-name="Mgr4" draw:text-style-name="MP1" draw:layer="Master2-bg" svg:width="2.117cm" svg:height="0.807cm" svg:x="22.013cm" svg:y="15.703cm">
        <draw:text-box>
          <text:p text:style-name="MP25"><text:span text:style-name="MT19"><text:page-number>&lt;number&gt;</text:page-number></text:span></text:p>
        </draw:text-box>
      </draw:frame>
      <draw:frame presentation:style-name="Master2-Layout7-blank-Blank-title" draw:layer="backgroundobjects" svg:width="22.859cm" svg:height="3.18cm" svg:x="1.27cm" svg:y="0.76cm" presentation:class="title" presentation:placeholder="true">
        <draw:text-box/>
      </draw:frame>
      <draw:frame presentation:style-name="Master2-Layout7-blank-Blank-outline1" draw:layer="backgroundobjects" svg:width="22.859cm" svg:height="11.048cm" svg:x="1.27cm" svg:y="4.457cm" presentation:class="outline" presentation:placeholder="true">
        <draw:text-box/>
      </draw:frame>
      <presentation:notes style:page-layout-name="PM0">
        <draw:frame draw:name="Header Placeholder 1" presentation:style-name="Mpr96" draw:text-style-name="MP1" draw:layer="backgroundobjects" svg:width="8.255cm" svg:height="1.27cm" svg:x="0cm" svg:y="0cm" presentation:class="header">
          <draw:text-box>
            <text:p/>
          </draw:text-box>
        </draw:frame>
        <draw:frame draw:name="Date Placeholder 2" presentation:style-name="Mpr96" draw:text-style-name="MP1" draw:layer="backgroundobjects" svg:width="8.255cm" svg:height="1.27cm" svg:x="10.791cm" svg:y="0cm" presentation:class="date-time">
          <draw:text-box>
            <text:p text:style-name="MP6"><text:span text:style-name="MT4"><text:date style:data-style-name="D1" text:date-value="2015-06-03">6/3/15</text:date></text:span></text:p>
          </draw:text-box>
        </draw:frame>
        <draw:page-thumbnail draw:name="Slide Image Placeholder 3" presentation:style-name="Master2-Layout7-blank-Blank-title" draw:layer="backgroundobjects" svg:width="12.7cm" svg:height="9.525cm" svg:x="3.175cm" svg:y="1.905cm" presentation:class="page"/>
        <draw:frame draw:name="Notes Placeholder 4" presentation:style-name="Mpr97" draw:text-style-name="MP1" draw:layer="backgroundobjects" svg:width="15.24cm" svg:height="11.43cm" svg:x="1.905cm" svg:y="12.065cm" presentation:class="notes">
          <draw:text-box>
            <text:p text:style-name="MP7"><text:span text:style-name="MT5">Click to edit Master text styles</text:span></text:p>
            <text:list text:style-name="ML5">
              <text:list-item>
                <text:list>
                  <text:list-item>
                    <text:p text:style-name="MP8"><text:span text:style-name="MT5">Second level</text:span></text:p>
                    <text:list>
                      <text:list-item>
                        <text:p text:style-name="MP9"><text:span text:style-name="MT5">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Footer Placeholder 5" presentation:style-name="Mpr98" draw:text-style-name="MP1" draw:layer="backgroundobjects" svg:width="8.255cm" svg:height="1.27cm" svg:x="0cm" svg:y="24.126cm" presentation:class="footer">
          <draw:text-box>
            <text:p/>
          </draw:text-box>
        </draw:frame>
        <draw:frame draw:name="Slide Number Placeholder 6" presentation:style-name="Mpr98" draw:text-style-name="MP1" draw:layer="backgroundobjects" svg:width="8.255cm" svg:height="1.27cm" svg:x="10.791cm" svg:y="24.126cm" presentation:class="page-number">
          <draw:text-box>
            <text:p text:style-name="MP6"><text:span text:style-name="MT4"><text:page-number>&lt;number&gt;</text:page-number></text:span></text:p>
          </draw:text-box>
        </draw:frame>
      </presentation:notes>
    </style:master-page>
    <style:master-page style:name="Master2-Layout8-objTx-Content-with-Caption" style:page-layout-name="PM1" draw:style-name="Mdp1">
      <draw:frame draw:name="Picture 20" draw:style-name="Mgr3" draw:text-style-name="MP3" draw:layer="Master2-bg" svg:width="25.4cm" svg:height="3.321cm" svg:x="0cm" svg:y="15.729cm">
        <draw:image xlink:href="Pictures/image11.png" xlink:type="simple" xlink:show="embed" xlink:actuate="onLoad">
          <text:p/>
        </draw:image>
        <svg:desc>footer</svg:desc>
      </draw:frame>
      <draw:frame draw:name="Picture 19" draw:style-name="Mgr3" draw:text-style-name="MP3" draw:layer="Master2-bg" svg:width="25.4cm" svg:height="4.361cm" svg:x="0cm" svg:y="0cm">
        <draw:image xlink:href="Pictures/image12.png" xlink:type="simple" xlink:show="embed" xlink:actuate="onLoad">
          <text:p/>
        </draw:image>
        <svg:desc>header</svg:desc>
      </draw:frame>
      <draw:frame draw:name="Text Box 12" draw:style-name="Mgr4" draw:text-style-name="MP1" draw:layer="Master2-bg" svg:width="2.117cm" svg:height="0.807cm" svg:x="22.013cm" svg:y="15.703cm">
        <draw:text-box>
          <text:p text:style-name="MP25"><text:span text:style-name="MT19"><text:page-number>&lt;number&gt;</text:page-number></text:span></text:p>
        </draw:text-box>
      </draw:frame>
      <draw:frame draw:name="Title 1" presentation:style-name="Mpr99" draw:text-style-name="MP1" draw:layer="backgroundobjects" svg:width="8.356cm" svg:height="3.228cm" svg:x="1.27cm" svg:y="0.758cm" presentation:class="title">
        <draw:text-box>
          <text:p text:style-name="MP13"><text:span text:style-name="MT24">Click to edit Master title style</text:span></text:p>
        </draw:text-box>
      </draw:frame>
      <draw:frame draw:name="Content Placeholder 2" presentation:style-name="Mpr100" draw:text-style-name="MP1" draw:layer="backgroundobjects" svg:width="14.199cm" svg:height="16.259cm" svg:x="9.931cm" svg:y="0.758cm" presentation:class="title">
        <draw:text-box>
          <text:p text:style-name="MP29"><text:span text:style-name="MT25">Click to edit Master text styles</text:span><text:span text:style-name="MT25"><text:line-break/></text:span><text:span text:style-name="MT6">Second level</text:span><text:span text:style-name="MT6"><text:line-break/></text:span><text:span text:style-name="MT7">Third level</text:span><text:span text:style-name="MT7"><text:line-break/></text:span><text:span text:style-name="MT8">Fourth level</text:span><text:span text:style-name="MT8"><text:line-break/></text:span><text:span text:style-name="MT8">Fifth level</text:span></text:p>
        </draw:text-box>
      </draw:frame>
      <draw:frame draw:name="Text Placeholder 3" presentation:style-name="Mpr101" draw:text-style-name="MP1" draw:layer="backgroundobjects" svg:width="8.356cm" svg:height="13.031cm" svg:x="1.27cm" svg:y="3.986cm" presentation:class="outline">
        <draw:text-box>
          <text:list text:style-name="ML3">
            <text:list-item>
              <text:p text:style-name="MP30"><text:span text:style-name="MT26">Click to edit Master text styles</text:span></text:p>
            </text:list-item>
          </text:list>
        </draw:text-box>
      </draw:frame>
      <presentation:notes style:page-layout-name="PM0">
        <draw:frame draw:name="Header Placeholder 1" presentation:style-name="Mpr102" draw:text-style-name="MP1" draw:layer="backgroundobjects" svg:width="8.255cm" svg:height="1.27cm" svg:x="0cm" svg:y="0cm" presentation:class="header">
          <draw:text-box>
            <text:p/>
          </draw:text-box>
        </draw:frame>
        <draw:frame draw:name="Date Placeholder 2" presentation:style-name="Mpr102" draw:text-style-name="MP1" draw:layer="backgroundobjects" svg:width="8.255cm" svg:height="1.27cm" svg:x="10.791cm" svg:y="0cm" presentation:class="date-time">
          <draw:text-box>
            <text:p text:style-name="MP6"><text:span text:style-name="MT4"><text:date style:data-style-name="D1" text:date-value="2015-06-03">6/3/15</text:date></text:span></text:p>
          </draw:text-box>
        </draw:frame>
        <draw:page-thumbnail draw:name="Slide Image Placeholder 3" presentation:style-name="Master2-Layout8-objTx-Content-with-Caption-title" draw:layer="backgroundobjects" svg:width="12.7cm" svg:height="9.525cm" svg:x="3.175cm" svg:y="1.905cm" presentation:class="page"/>
        <draw:frame draw:name="Notes Placeholder 4" presentation:style-name="Mpr103" draw:text-style-name="MP1" draw:layer="backgroundobjects" svg:width="15.24cm" svg:height="11.43cm" svg:x="1.905cm" svg:y="12.065cm" presentation:class="notes">
          <draw:text-box>
            <text:p text:style-name="MP7"><text:span text:style-name="MT5">Click to edit Master text styles</text:span></text:p>
            <text:list text:style-name="ML5">
              <text:list-item>
                <text:list>
                  <text:list-item>
                    <text:p text:style-name="MP8"><text:span text:style-name="MT5">Second level</text:span></text:p>
                    <text:list>
                      <text:list-item>
                        <text:p text:style-name="MP9"><text:span text:style-name="MT5">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Footer Placeholder 5" presentation:style-name="Mpr104" draw:text-style-name="MP1" draw:layer="backgroundobjects" svg:width="8.255cm" svg:height="1.27cm" svg:x="0cm" svg:y="24.126cm" presentation:class="footer">
          <draw:text-box>
            <text:p/>
          </draw:text-box>
        </draw:frame>
        <draw:frame draw:name="Slide Number Placeholder 6" presentation:style-name="Mpr104" draw:text-style-name="MP1" draw:layer="backgroundobjects" svg:width="8.255cm" svg:height="1.27cm" svg:x="10.791cm" svg:y="24.126cm" presentation:class="page-number">
          <draw:text-box>
            <text:p text:style-name="MP6"><text:span text:style-name="MT4"><text:page-number>&lt;number&gt;</text:page-number></text:span></text:p>
          </draw:text-box>
        </draw:frame>
      </presentation:notes>
    </style:master-page>
    <style:master-page style:name="Master2-Layout9-picTx-Picture-with-Caption" style:page-layout-name="PM1" draw:style-name="Mdp1">
      <draw:frame draw:name="Picture 20" draw:style-name="Mgr3" draw:text-style-name="MP3" draw:layer="Master2-bg" svg:width="25.4cm" svg:height="3.321cm" svg:x="0cm" svg:y="15.729cm">
        <draw:image xlink:href="Pictures/image11.png" xlink:type="simple" xlink:show="embed" xlink:actuate="onLoad">
          <text:p/>
        </draw:image>
        <svg:desc>footer</svg:desc>
      </draw:frame>
      <draw:frame draw:name="Picture 19" draw:style-name="Mgr3" draw:text-style-name="MP3" draw:layer="Master2-bg" svg:width="25.4cm" svg:height="4.361cm" svg:x="0cm" svg:y="0cm">
        <draw:image xlink:href="Pictures/image12.png" xlink:type="simple" xlink:show="embed" xlink:actuate="onLoad">
          <text:p/>
        </draw:image>
        <svg:desc>header</svg:desc>
      </draw:frame>
      <draw:frame draw:name="Text Box 12" draw:style-name="Mgr4" draw:text-style-name="MP1" draw:layer="Master2-bg" svg:width="2.117cm" svg:height="0.807cm" svg:x="22.013cm" svg:y="15.703cm">
        <draw:text-box>
          <text:p text:style-name="MP25"><text:span text:style-name="MT19"><text:page-number>&lt;number&gt;</text:page-number></text:span></text:p>
        </draw:text-box>
      </draw:frame>
      <draw:frame draw:name="Title 1" presentation:style-name="Mpr105" draw:text-style-name="MP1" draw:layer="backgroundobjects" svg:width="15.24cm" svg:height="1.574cm" svg:x="4.979cm" svg:y="13.335cm" presentation:class="title">
        <draw:text-box>
          <text:p text:style-name="MP13"><text:span text:style-name="MT24">Click to edit Master title style</text:span></text:p>
        </draw:text-box>
      </draw:frame>
      <draw:frame draw:name="Picture Placeholder 2" presentation:style-name="Mpr106" draw:text-style-name="MP1" draw:layer="backgroundobjects" svg:width="15.24cm" svg:height="11.43cm" svg:x="4.979cm" svg:y="1.702cm" presentation:class="title">
        <draw:text-box>
          <text:p/>
        </draw:text-box>
      </draw:frame>
      <draw:frame draw:name="Text Placeholder 3" presentation:style-name="Mpr107" draw:text-style-name="MP1" draw:layer="backgroundobjects" svg:width="15.24cm" svg:height="2.236cm" svg:x="4.979cm" svg:y="14.909cm" presentation:class="outline">
        <draw:text-box>
          <text:list text:style-name="ML3">
            <text:list-item>
              <text:p text:style-name="MP30"><text:span text:style-name="MT26">Click to edit Master text styles</text:span></text:p>
            </text:list-item>
          </text:list>
        </draw:text-box>
      </draw:frame>
      <presentation:notes style:page-layout-name="PM0">
        <draw:frame draw:name="Header Placeholder 1" presentation:style-name="Mpr108" draw:text-style-name="MP1" draw:layer="backgroundobjects" svg:width="8.255cm" svg:height="1.27cm" svg:x="0cm" svg:y="0cm" presentation:class="header">
          <draw:text-box>
            <text:p/>
          </draw:text-box>
        </draw:frame>
        <draw:frame draw:name="Date Placeholder 2" presentation:style-name="Mpr108" draw:text-style-name="MP1" draw:layer="backgroundobjects" svg:width="8.255cm" svg:height="1.27cm" svg:x="10.791cm" svg:y="0cm" presentation:class="date-time">
          <draw:text-box>
            <text:p text:style-name="MP6"><text:span text:style-name="MT4"><text:date style:data-style-name="D1" text:date-value="2015-06-03">6/3/15</text:date></text:span></text:p>
          </draw:text-box>
        </draw:frame>
        <draw:page-thumbnail draw:name="Slide Image Placeholder 3" presentation:style-name="Master2-Layout9-picTx-Picture-with-Caption-title" draw:layer="backgroundobjects" svg:width="12.7cm" svg:height="9.525cm" svg:x="3.175cm" svg:y="1.905cm" presentation:class="page"/>
        <draw:frame draw:name="Notes Placeholder 4" presentation:style-name="Mpr109" draw:text-style-name="MP1" draw:layer="backgroundobjects" svg:width="15.24cm" svg:height="11.43cm" svg:x="1.905cm" svg:y="12.065cm" presentation:class="notes">
          <draw:text-box>
            <text:p text:style-name="MP7"><text:span text:style-name="MT5">Click to edit Master text styles</text:span></text:p>
            <text:list text:style-name="ML5">
              <text:list-item>
                <text:list>
                  <text:list-item>
                    <text:p text:style-name="MP8"><text:span text:style-name="MT5">Second level</text:span></text:p>
                    <text:list>
                      <text:list-item>
                        <text:p text:style-name="MP9"><text:span text:style-name="MT5">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Footer Placeholder 5" presentation:style-name="Mpr110" draw:text-style-name="MP1" draw:layer="backgroundobjects" svg:width="8.255cm" svg:height="1.27cm" svg:x="0cm" svg:y="24.126cm" presentation:class="footer">
          <draw:text-box>
            <text:p/>
          </draw:text-box>
        </draw:frame>
        <draw:frame draw:name="Slide Number Placeholder 6" presentation:style-name="Mpr110" draw:text-style-name="MP1" draw:layer="backgroundobjects" svg:width="8.255cm" svg:height="1.27cm" svg:x="10.791cm" svg:y="24.126cm" presentation:class="page-number">
          <draw:text-box>
            <text:p text:style-name="MP6"><text:span text:style-name="MT4"><text:page-number>&lt;number&gt;</text:page-number></text:span></text:p>
          </draw:text-box>
        </draw:frame>
      </presentation:notes>
    </style:master-page>
    <style:master-page style:name="Master2-Layout10-vertTx-Title-and-Vertical-Text" style:page-layout-name="PM1" draw:style-name="Mdp1">
      <draw:frame draw:name="Picture 20" draw:style-name="Mgr3" draw:text-style-name="MP3" draw:layer="Master2-bg" svg:width="25.4cm" svg:height="3.321cm" svg:x="0cm" svg:y="15.729cm">
        <draw:image xlink:href="Pictures/image11.png" xlink:type="simple" xlink:show="embed" xlink:actuate="onLoad">
          <text:p/>
        </draw:image>
        <svg:desc>footer</svg:desc>
      </draw:frame>
      <draw:frame draw:name="Picture 19" draw:style-name="Mgr3" draw:text-style-name="MP3" draw:layer="Master2-bg" svg:width="25.4cm" svg:height="4.361cm" svg:x="0cm" svg:y="0cm">
        <draw:image xlink:href="Pictures/image12.png" xlink:type="simple" xlink:show="embed" xlink:actuate="onLoad">
          <text:p/>
        </draw:image>
        <svg:desc>header</svg:desc>
      </draw:frame>
      <draw:frame draw:name="Text Box 12" draw:style-name="Mgr4" draw:text-style-name="MP1" draw:layer="Master2-bg" svg:width="2.117cm" svg:height="0.807cm" svg:x="22.013cm" svg:y="15.703cm">
        <draw:text-box>
          <text:p text:style-name="MP25"><text:span text:style-name="MT19"><text:page-number>&lt;number&gt;</text:page-number></text:span></text:p>
        </draw:text-box>
      </draw:frame>
      <draw:frame draw:name="Title 1" presentation:style-name="Mpr111" draw:text-style-name="MP1" draw:layer="backgroundobjects" svg:width="22.86cm" svg:height="2.752cm" svg:x="1.27cm" svg:y="0.423cm" presentation:class="title">
        <draw:text-box>
          <text:p text:style-name="MP4"><text:span text:style-name="MT17">Click to edit Master title style</text:span></text:p>
        </draw:text-box>
      </draw:frame>
      <draw:frame draw:name="Vertical Text Placeholder 2" presentation:style-name="Mpr112" draw:text-style-name="MP23" draw:layer="backgroundobjects" svg:width="22.86cm" svg:height="11.218cm" svg:x="1.27cm" svg:y="4.233cm" presentation:class="outline">
        <draw:text-box>
          <text:list text:style-name="ML3">
            <text:list-item>
              <text:p text:style-name="MP24"><text:span text:style-name="MT18">Click to edit Master text styles</text:span></text:p>
              <text:list>
                <text:list-item>
                  <text:p text:style-name="MP19"><text:span text:style-name="MT6">Second level</text:span></text:p>
                  <text:list>
                    <text:list-item>
                      <text:p text:style-name="MP20"><text:span text:style-name="MT7">Third level</text:span></text:p>
                      <text:list>
                        <text:list-item>
                          <text:p text:style-name="MP21"><text:span text:style-name="MT8">Fourth level</text:span></text:p>
                          <text:list>
                            <text:list-item>
                              <text:p text:style-name="MP22"><text:span text:style-name="MT8">Fifth level</text:span></text:p>
                            </text:list-item>
                          </text:list>
                        </text:list-item>
                      </text:list>
                    </text:list-item>
                  </text:list>
                </text:list-item>
              </text:list>
            </text:list-item>
          </text:list>
        </draw:text-box>
      </draw:frame>
      <presentation:notes style:page-layout-name="PM0">
        <draw:frame draw:name="Header Placeholder 1" presentation:style-name="Mpr113" draw:text-style-name="MP1" draw:layer="backgroundobjects" svg:width="8.255cm" svg:height="1.27cm" svg:x="0cm" svg:y="0cm" presentation:class="header">
          <draw:text-box>
            <text:p/>
          </draw:text-box>
        </draw:frame>
        <draw:frame draw:name="Date Placeholder 2" presentation:style-name="Mpr113" draw:text-style-name="MP1" draw:layer="backgroundobjects" svg:width="8.255cm" svg:height="1.27cm" svg:x="10.791cm" svg:y="0cm" presentation:class="date-time">
          <draw:text-box>
            <text:p text:style-name="MP6"><text:span text:style-name="MT4"><text:date style:data-style-name="D1" text:date-value="2015-06-03">6/3/15</text:date></text:span></text:p>
          </draw:text-box>
        </draw:frame>
        <draw:page-thumbnail draw:name="Slide Image Placeholder 3" presentation:style-name="Master2-Layout10-vertTx-Title-and-Vertical-Text-title" draw:layer="backgroundobjects" svg:width="12.7cm" svg:height="9.525cm" svg:x="3.175cm" svg:y="1.905cm" presentation:class="page"/>
        <draw:frame draw:name="Notes Placeholder 4" presentation:style-name="Mpr114" draw:text-style-name="MP1" draw:layer="backgroundobjects" svg:width="15.24cm" svg:height="11.43cm" svg:x="1.905cm" svg:y="12.065cm" presentation:class="notes">
          <draw:text-box>
            <text:p text:style-name="MP7"><text:span text:style-name="MT5">Click to edit Master text styles</text:span></text:p>
            <text:list text:style-name="ML5">
              <text:list-item>
                <text:list>
                  <text:list-item>
                    <text:p text:style-name="MP8"><text:span text:style-name="MT5">Second level</text:span></text:p>
                    <text:list>
                      <text:list-item>
                        <text:p text:style-name="MP9"><text:span text:style-name="MT5">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Footer Placeholder 5" presentation:style-name="Mpr115" draw:text-style-name="MP1" draw:layer="backgroundobjects" svg:width="8.255cm" svg:height="1.27cm" svg:x="0cm" svg:y="24.126cm" presentation:class="footer">
          <draw:text-box>
            <text:p/>
          </draw:text-box>
        </draw:frame>
        <draw:frame draw:name="Slide Number Placeholder 6" presentation:style-name="Mpr115" draw:text-style-name="MP1" draw:layer="backgroundobjects" svg:width="8.255cm" svg:height="1.27cm" svg:x="10.791cm" svg:y="24.126cm" presentation:class="page-number">
          <draw:text-box>
            <text:p text:style-name="MP6"><text:span text:style-name="MT4"><text:page-number>&lt;number&gt;</text:page-number></text:span></text:p>
          </draw:text-box>
        </draw:frame>
      </presentation:notes>
    </style:master-page>
    <style:master-page style:name="Master2-Layout11-vertTitleAndTx-Vertical-Title-and-Text" style:page-layout-name="PM1" draw:style-name="Mdp1">
      <draw:frame draw:name="Picture 20" draw:style-name="Mgr3" draw:text-style-name="MP3" draw:layer="Master2-bg" svg:width="25.4cm" svg:height="3.321cm" svg:x="0cm" svg:y="15.729cm">
        <draw:image xlink:href="Pictures/image11.png" xlink:type="simple" xlink:show="embed" xlink:actuate="onLoad">
          <text:p/>
        </draw:image>
        <svg:desc>footer</svg:desc>
      </draw:frame>
      <draw:frame draw:name="Picture 19" draw:style-name="Mgr3" draw:text-style-name="MP3" draw:layer="Master2-bg" svg:width="25.4cm" svg:height="4.361cm" svg:x="0cm" svg:y="0cm">
        <draw:image xlink:href="Pictures/image12.png" xlink:type="simple" xlink:show="embed" xlink:actuate="onLoad">
          <text:p/>
        </draw:image>
        <svg:desc>header</svg:desc>
      </draw:frame>
      <draw:frame draw:name="Text Box 12" draw:style-name="Mgr4" draw:text-style-name="MP1" draw:layer="Master2-bg" svg:width="2.117cm" svg:height="0.807cm" svg:x="22.013cm" svg:y="15.703cm">
        <draw:text-box>
          <text:p text:style-name="MP25"><text:span text:style-name="MT19"><text:page-number>&lt;number&gt;</text:page-number></text:span></text:p>
        </draw:text-box>
      </draw:frame>
      <draw:frame draw:name="Vertical Title 1" presentation:style-name="Mpr116" draw:text-style-name="MP23" draw:layer="backgroundobjects" svg:width="5.715cm" svg:height="15.028cm" svg:x="18.415cm" svg:y="0.423cm" presentation:class="title">
        <draw:text-box>
          <text:p text:style-name="MP4"><text:span text:style-name="MT17">Click to edit Master title style</text:span></text:p>
        </draw:text-box>
      </draw:frame>
      <draw:frame draw:name="Vertical Text Placeholder 2" presentation:style-name="Mpr117" draw:text-style-name="MP23" draw:layer="backgroundobjects" svg:width="16.722cm" svg:height="15.028cm" svg:x="1.27cm" svg:y="0.423cm" presentation:class="outline">
        <draw:text-box>
          <text:list text:style-name="ML3">
            <text:list-item>
              <text:p text:style-name="MP24"><text:span text:style-name="MT18">Click to edit Master text styles</text:span></text:p>
              <text:list>
                <text:list-item>
                  <text:p text:style-name="MP19"><text:span text:style-name="MT6">Second level</text:span></text:p>
                  <text:list>
                    <text:list-item>
                      <text:p text:style-name="MP20"><text:span text:style-name="MT7">Third level</text:span></text:p>
                      <text:list>
                        <text:list-item>
                          <text:p text:style-name="MP21"><text:span text:style-name="MT8">Fourth level</text:span></text:p>
                          <text:list>
                            <text:list-item>
                              <text:p text:style-name="MP22"><text:span text:style-name="MT8">Fifth level</text:span></text:p>
                            </text:list-item>
                          </text:list>
                        </text:list-item>
                      </text:list>
                    </text:list-item>
                  </text:list>
                </text:list-item>
              </text:list>
            </text:list-item>
          </text:list>
        </draw:text-box>
      </draw:frame>
      <presentation:notes style:page-layout-name="PM0">
        <draw:frame draw:name="Header Placeholder 1" presentation:style-name="Mpr118" draw:text-style-name="MP1" draw:layer="backgroundobjects" svg:width="8.255cm" svg:height="1.27cm" svg:x="0cm" svg:y="0cm" presentation:class="header">
          <draw:text-box>
            <text:p/>
          </draw:text-box>
        </draw:frame>
        <draw:frame draw:name="Date Placeholder 2" presentation:style-name="Mpr118" draw:text-style-name="MP1" draw:layer="backgroundobjects" svg:width="8.255cm" svg:height="1.27cm" svg:x="10.791cm" svg:y="0cm" presentation:class="date-time">
          <draw:text-box>
            <text:p text:style-name="MP6"><text:span text:style-name="MT4"><text:date style:data-style-name="D1" text:date-value="2015-06-03">6/3/15</text:date></text:span></text:p>
          </draw:text-box>
        </draw:frame>
        <draw:page-thumbnail draw:name="Slide Image Placeholder 3" presentation:style-name="Master2-Layout11-vertTitleAndTx-Vertical-Title-and-Text-title" draw:layer="backgroundobjects" svg:width="12.7cm" svg:height="9.525cm" svg:x="3.175cm" svg:y="1.905cm" presentation:class="page"/>
        <draw:frame draw:name="Notes Placeholder 4" presentation:style-name="Mpr119" draw:text-style-name="MP1" draw:layer="backgroundobjects" svg:width="15.24cm" svg:height="11.43cm" svg:x="1.905cm" svg:y="12.065cm" presentation:class="notes">
          <draw:text-box>
            <text:p text:style-name="MP7"><text:span text:style-name="MT5">Click to edit Master text styles</text:span></text:p>
            <text:list text:style-name="ML5">
              <text:list-item>
                <text:list>
                  <text:list-item>
                    <text:p text:style-name="MP8"><text:span text:style-name="MT5">Second level</text:span></text:p>
                    <text:list>
                      <text:list-item>
                        <text:p text:style-name="MP9"><text:span text:style-name="MT5">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Footer Placeholder 5" presentation:style-name="Mpr120" draw:text-style-name="MP1" draw:layer="backgroundobjects" svg:width="8.255cm" svg:height="1.27cm" svg:x="0cm" svg:y="24.126cm" presentation:class="footer">
          <draw:text-box>
            <text:p/>
          </draw:text-box>
        </draw:frame>
        <draw:frame draw:name="Slide Number Placeholder 6" presentation:style-name="Mpr120" draw:text-style-name="MP1" draw:layer="backgroundobjects" svg:width="8.255cm" svg:height="1.27cm" svg:x="10.791cm" svg:y="24.126cm" presentation:class="page-number">
          <draw:text-box>
            <text:p text:style-name="MP6"><text:span text:style-name="MT4"><text:page-number>&lt;number&gt;</text:page-number></text:span></text:p>
          </draw:text-box>
        </draw:frame>
      </presentation:notes>
    </style:master-page>
    <style:master-page style:name="Master2-Layout12-tbl-Title-and-Table" style:page-layout-name="PM1" draw:style-name="Mdp1">
      <draw:frame draw:name="Picture 20" draw:style-name="Mgr3" draw:text-style-name="MP3" draw:layer="Master2-bg" svg:width="25.4cm" svg:height="3.321cm" svg:x="0cm" svg:y="15.729cm">
        <draw:image xlink:href="Pictures/image11.png" xlink:type="simple" xlink:show="embed" xlink:actuate="onLoad">
          <text:p/>
        </draw:image>
        <svg:desc>footer</svg:desc>
      </draw:frame>
      <draw:frame draw:name="Picture 19" draw:style-name="Mgr3" draw:text-style-name="MP3" draw:layer="Master2-bg" svg:width="25.4cm" svg:height="4.361cm" svg:x="0cm" svg:y="0cm">
        <draw:image xlink:href="Pictures/image12.png" xlink:type="simple" xlink:show="embed" xlink:actuate="onLoad">
          <text:p/>
        </draw:image>
        <svg:desc>header</svg:desc>
      </draw:frame>
      <draw:frame draw:name="Text Box 12" draw:style-name="Mgr4" draw:text-style-name="MP1" draw:layer="Master2-bg" svg:width="2.117cm" svg:height="0.807cm" svg:x="22.013cm" svg:y="15.703cm">
        <draw:text-box>
          <text:p text:style-name="MP25"><text:span text:style-name="MT19"><text:page-number>&lt;number&gt;</text:page-number></text:span></text:p>
        </draw:text-box>
      </draw:frame>
      <draw:frame draw:name="Title 1" presentation:style-name="Mpr121" draw:text-style-name="MP1" draw:layer="backgroundobjects" svg:width="24.13cm" svg:height="3.559cm" svg:x="0.635cm" svg:y="0.251cm" presentation:class="title">
        <draw:text-box>
          <text:p text:style-name="MP4"><text:span text:style-name="MT17">Click to edit Master title style</text:span></text:p>
        </draw:text-box>
      </draw:frame>
      <draw:frame draw:name="Table Placeholder 2" presentation:style-name="Mpr122" draw:text-style-name="MP1" draw:layer="backgroundobjects" svg:width="24.13cm" svg:height="11.725cm" svg:x="0.635cm" svg:y="4.361cm" presentation:class="title">
        <draw:text-box>
          <text:p/>
        </draw:text-box>
      </draw:frame>
      <draw:frame presentation:style-name="Master2-Layout12-tbl-Title-and-Table-outline1" draw:layer="backgroundobjects" svg:width="22.859cm" svg:height="11.048cm" svg:x="1.27cm" svg:y="4.457cm" presentation:class="outline" presentation:placeholder="true">
        <draw:text-box/>
      </draw:frame>
      <presentation:notes style:page-layout-name="PM0">
        <draw:frame draw:name="Header Placeholder 1" presentation:style-name="Mpr123" draw:text-style-name="MP1" draw:layer="backgroundobjects" svg:width="8.255cm" svg:height="1.27cm" svg:x="0cm" svg:y="0cm" presentation:class="header">
          <draw:text-box>
            <text:p/>
          </draw:text-box>
        </draw:frame>
        <draw:frame draw:name="Date Placeholder 2" presentation:style-name="Mpr123" draw:text-style-name="MP1" draw:layer="backgroundobjects" svg:width="8.255cm" svg:height="1.27cm" svg:x="10.791cm" svg:y="0cm" presentation:class="date-time">
          <draw:text-box>
            <text:p text:style-name="MP6"><text:span text:style-name="MT4"><text:date style:data-style-name="D1" text:date-value="2015-06-03">6/3/15</text:date></text:span></text:p>
          </draw:text-box>
        </draw:frame>
        <draw:page-thumbnail draw:name="Slide Image Placeholder 3" presentation:style-name="Master2-Layout12-tbl-Title-and-Table-title" draw:layer="backgroundobjects" svg:width="12.7cm" svg:height="9.525cm" svg:x="3.175cm" svg:y="1.905cm" presentation:class="page"/>
        <draw:frame draw:name="Notes Placeholder 4" presentation:style-name="Mpr124" draw:text-style-name="MP1" draw:layer="backgroundobjects" svg:width="15.24cm" svg:height="11.43cm" svg:x="1.905cm" svg:y="12.065cm" presentation:class="notes">
          <draw:text-box>
            <text:p text:style-name="MP7"><text:span text:style-name="MT5">Click to edit Master text styles</text:span></text:p>
            <text:list text:style-name="ML5">
              <text:list-item>
                <text:list>
                  <text:list-item>
                    <text:p text:style-name="MP8"><text:span text:style-name="MT5">Second level</text:span></text:p>
                    <text:list>
                      <text:list-item>
                        <text:p text:style-name="MP9"><text:span text:style-name="MT5">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Footer Placeholder 5" presentation:style-name="Mpr125" draw:text-style-name="MP1" draw:layer="backgroundobjects" svg:width="8.255cm" svg:height="1.27cm" svg:x="0cm" svg:y="24.126cm" presentation:class="footer">
          <draw:text-box>
            <text:p/>
          </draw:text-box>
        </draw:frame>
        <draw:frame draw:name="Slide Number Placeholder 6" presentation:style-name="Mpr125" draw:text-style-name="MP1" draw:layer="backgroundobjects" svg:width="8.255cm" svg:height="1.27cm" svg:x="10.791cm" svg:y="24.126cm" presentation:class="page-number">
          <draw:text-box>
            <text:p text:style-name="MP6"><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3.2$Windows_x86 LibreOffice_project/88805f81e9fe61362df02b9941de8e38a9b5fd16</meta:generator>
    <dc:title>Slide 1</dc:title>
    <meta:initial-creator>FMHI USER</meta:initial-creator>
    <meta:creation-date>2006-02-20T17:22:54Z</meta:creation-date>
    <dc:date>2015-06-03T14:34:09.903000000</dc:date>
    <meta:editing-cycles>41</meta:editing-cycles>
    <meta:editing-duration>PT12H13M36S</meta:editing-duration>
    <meta:document-statistic meta:object-count="401"/>
  </office:meta>
</office:document-meta>
</file>